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4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5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6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7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8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9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10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11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12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13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14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15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16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17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18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19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20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21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22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23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24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25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26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27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28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29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0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1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left="0.4923in">
        <style:tab-stops/>
      </style:paragraph-properties>
    </style:style>
    <style:style style:name="P53" style:parent-style-name="Standard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T54" style:parent-style-name="Fuentedepárrafopredeter." style:family="text">
      <style:text-properties fo:language="es" fo:country="ES"/>
    </style:style>
    <style:style style:name="P55" style:parent-style-name="Standard" style:family="paragraph">
      <style:text-properties fo:language="es" fo:country="ES"/>
    </style:style>
    <style:style style:name="P56" style:parent-style-name="Standard" style:family="paragraph">
      <style:text-properties fo:language="es" fo:country="ES"/>
    </style:style>
    <style:style style:name="P57" style:parent-style-name="Standard" style:family="paragraph">
      <style:text-properties fo:language="es" fo:country="ES"/>
    </style:style>
    <style:style style:name="P58" style:parent-style-name="Standard" style:family="paragraph">
      <style:text-properties fo:language="es" fo:country="ES"/>
    </style:style>
    <style:style style:name="P59" style:parent-style-name="Standard" style:family="paragraph">
      <style:text-properties fo:language="es" fo:country="ES"/>
    </style:style>
    <style:style style:name="P60" style:parent-style-name="Standard" style:family="paragraph">
      <style:text-properties fo:language="es" fo:country="ES"/>
    </style:style>
    <style:style style:name="P61" style:parent-style-name="Standard" style:family="paragraph">
      <style:text-properties fo:language="es" fo:country="ES"/>
    </style:style>
    <style:style style:name="P62" style:parent-style-name="Standard" style:family="paragraph">
      <style:text-properties fo:language="es" fo:country="ES"/>
    </style:style>
    <style:style style:name="P63" style:parent-style-name="Standard" style:family="paragraph">
      <style:text-properties fo:language="es" fo:country="ES"/>
    </style:style>
    <style:style style:name="P64" style:parent-style-name="Standard" style:family="paragraph">
      <style:text-properties fo:language="es" fo:country="ES"/>
    </style:style>
    <style:style style:name="P65" style:parent-style-name="Standard" style:family="paragraph">
      <style:text-properties fo:language="es" fo:country="ES"/>
    </style:style>
    <style:style style:name="P66" style:parent-style-name="Standard" style:family="paragraph">
      <style:text-properties fo:language="es" fo:country="ES"/>
    </style:style>
    <style:style style:name="P67" style:parent-style-name="Standard" style:family="paragraph">
      <style:text-properties fo:language="es" fo:country="ES"/>
    </style:style>
    <style:style style:name="P68" style:parent-style-name="Standard" style:family="paragraph">
      <style:text-properties fo:language="es" fo:country="ES"/>
    </style:style>
    <style:style style:name="P69" style:parent-style-name="Standard" style:family="paragraph">
      <style:text-properties fo:language="es" fo:country="ES"/>
    </style:style>
    <style:style style:name="T70" style:parent-style-name="Fuentedepárrafopredeter." style:family="text">
      <style:text-properties fo:language="es" fo:country="ES"/>
    </style:style>
    <style:style style:name="T71" style:parent-style-name="Fuentedepárrafopredeter." style:family="text">
      <style:text-properties fo:language="es" fo:country="ES"/>
    </style:style>
    <style:style style:name="P72" style:parent-style-name="Standard" style:family="paragraph">
      <style:text-properties fo:language="es" fo:country="ES"/>
    </style:style>
    <style:style style:name="P73" style:parent-style-name="Standard" style:family="paragraph">
      <style:text-properties fo:language="es" fo:country="ES"/>
    </style:style>
    <style:style style:name="P74" style:parent-style-name="Standard" style:family="paragraph">
      <style:text-properties fo:language="es" fo:country="ES"/>
    </style:style>
    <style:style style:name="P75" style:parent-style-name="Standard" style:family="paragraph">
      <style:text-properties fo:language="es" fo:country="ES"/>
    </style:style>
    <style:style style:name="P76" style:parent-style-name="Standard" style:family="paragraph">
      <style:text-properties fo:language="es" fo:country="ES"/>
    </style:style>
    <style:style style:name="P77" style:parent-style-name="Standard" style:family="paragraph">
      <style:text-properties fo:language="es" fo:country="ES"/>
    </style:style>
    <style:style style:name="P78" style:parent-style-name="Standard" style:family="paragraph">
      <style:text-properties fo:language="es" fo:country="ES"/>
    </style:style>
    <style:style style:name="P79" style:parent-style-name="Standard" style:family="paragraph">
      <style:text-properties fo:language="es" fo:country="ES"/>
    </style:style>
    <style:style style:name="P80" style:parent-style-name="Standard" style:family="paragraph">
      <style:text-properties fo:language="es" fo:country="ES"/>
    </style:style>
    <style:style style:name="T81" style:parent-style-name="Fuentedepárrafopredeter." style:family="text">
      <style:text-properties fo:language="es" fo:country="ES"/>
    </style:style>
    <style:style style:name="T82" style:parent-style-name="Fuentedepárrafopredeter." style:family="text">
      <style:text-properties fo:language="es" fo:country="ES"/>
    </style:style>
    <style:style style:name="P83" style:parent-style-name="Standard" style:family="paragraph">
      <style:text-properties fo:language="es" fo:country="ES"/>
    </style:style>
    <style:style style:name="P84" style:parent-style-name="Standard" style:family="paragraph">
      <style:text-properties fo:language="es" fo:country="ES"/>
    </style:style>
    <style:style style:name="P85" style:parent-style-name="Standard" style:family="paragraph">
      <style:text-properties fo:language="es" fo:country="ES"/>
    </style:style>
    <style:style style:name="P86" style:parent-style-name="Standard" style:family="paragraph">
      <style:text-properties fo:language="es" fo:country="ES"/>
    </style:style>
    <style:style style:name="P87" style:parent-style-name="Standard" style:family="paragraph">
      <style:text-properties fo:language="es" fo:country="ES"/>
    </style:style>
    <style:style style:name="P88" style:parent-style-name="Standard" style:family="paragraph">
      <style:text-properties fo:language="es" fo:country="ES"/>
    </style:style>
    <style:style style:name="P89" style:parent-style-name="Standard" style:family="paragraph">
      <style:text-properties fo:language="es" fo:country="ES"/>
    </style:style>
    <style:style style:name="P90" style:parent-style-name="Standard" style:family="paragraph">
      <style:text-properties fo:language="es" fo:country="ES"/>
    </style:style>
    <style:style style:name="T91" style:parent-style-name="Fuentedepárrafopredeter." style:family="text">
      <style:text-properties fo:language="es" fo:country="ES"/>
    </style:style>
    <style:style style:name="T92" style:parent-style-name="Fuentedepárrafopredeter." style:family="text">
      <style:text-properties fo:language="es" fo:country="ES"/>
    </style:style>
    <style:style style:name="P93" style:parent-style-name="Standard" style:family="paragraph">
      <style:text-properties fo:language="es" fo:country="ES"/>
    </style:style>
    <style:style style:name="P94" style:parent-style-name="Standard" style:family="paragraph">
      <style:text-properties fo:language="es" fo:country="ES"/>
    </style:style>
    <style:style style:name="P95" style:parent-style-name="Standard" style:family="paragraph">
      <style:text-properties fo:language="es" fo:country="ES"/>
    </style:style>
    <style:style style:name="T96" style:parent-style-name="Fuentedepárrafopredeter." style:family="text">
      <style:text-properties fo:language="es" fo:country="ES"/>
    </style:style>
    <style:style style:name="T97" style:parent-style-name="Fuentedepárrafopredeter." style:family="text">
      <style:text-properties fo:language="es" fo:country="ES"/>
    </style:style>
    <style:style style:name="T98" style:parent-style-name="Fuentedepárrafopredeter." style:family="text">
      <style:text-properties fo:language="es" fo:country="ES"/>
    </style:style>
    <style:style style:name="T99" style:parent-style-name="Fuentedepárrafopredeter." style:family="text">
      <style:text-properties fo:language="es" fo:country="ES"/>
    </style:style>
    <style:style style:name="P100" style:parent-style-name="Standard" style:family="paragraph">
      <style:text-properties fo:font-weight="bold" style:font-weight-asian="bold" fo:font-size="22pt" style:font-size-asian="22pt" style:font-size-complex="22pt"/>
    </style:style>
    <style:style style:name="P101" style:parent-style-name="Normal" style:family="paragraph">
      <style:paragraph-properties fo:widows="2" fo:orphans="2" fo:border="0.0104in solid #C9C9C9" fo:padding="0.0555in" style:shadow="none" style:vertical-align="auto" style:line-height-at-least="0.1604in" fo:margin-left="0.1041in" fo:background-color="#F8F8F8">
        <style:tab-stops>
          <style:tab-stop style:type="left" style:position="0.5319in"/>
          <style:tab-stop style:type="left" style:position="1.168in"/>
          <style:tab-stop style:type="left" style:position="1.8041in"/>
          <style:tab-stop style:type="left" style:position="2.4402in"/>
          <style:tab-stop style:type="left" style:position="3.0763in"/>
          <style:tab-stop style:type="left" style:position="3.7125in"/>
          <style:tab-stop style:type="left" style:position="4.3486in"/>
          <style:tab-stop style:type="left" style:position="4.9847in"/>
          <style:tab-stop style:type="left" style:position="5.6208in"/>
          <style:tab-stop style:type="left" style:position="6.2569in"/>
          <style:tab-stop style:type="left" style:position="6.893in"/>
          <style:tab-stop style:type="left" style:position="7.5291in"/>
          <style:tab-stop style:type="left" style:position="8.1652in"/>
          <style:tab-stop style:type="left" style:position="8.8013in"/>
          <style:tab-stop style:type="left" style:position="9.4375in"/>
          <style:tab-stop style:type="left" style:position="10.0736in"/>
        </style:tab-stops>
      </style:paragraph-properties>
      <style:text-properties fo:hyphenate="true"/>
    </style:style>
    <style:style style:name="T102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03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04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05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06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0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08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0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10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11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12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13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1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15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16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17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1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1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20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2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22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23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2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25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26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2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28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29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30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3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3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33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3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35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36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3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38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39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4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4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42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43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44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45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46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4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4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49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50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5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52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53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54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55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56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5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58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59" style:parent-style-name="Fuentedepárrafopredeter." style:family="text">
      <style:text-properties style:font-name="Courier New" style:font-name-asian="Times New Roman" style:font-name-complex="Courier New" fo:color="#660066" style:letter-kerning="false" fo:font-size="8.5pt" style:font-size-asian="8.5pt" style:font-size-complex="8.5pt" style:language-asian="es" style:country-asian="ES" style:language-complex="ar" style:country-complex="SA"/>
    </style:style>
    <style:style style:name="T160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61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6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63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64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65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66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6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68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6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7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7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172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17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7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7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76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7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7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79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8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8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82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8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8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8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86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8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8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89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9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9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92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9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9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9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96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9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9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199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20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20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202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20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20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20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206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20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P208" style:parent-style-name="Standard" style:family="paragraph">
      <style:text-properties fo:font-weight="bold" style:font-weight-asian="bold" fo:font-size="22pt" style:font-size-asian="22pt" style:font-size-complex="22pt" fo:language="es" fo:country="ES"/>
    </style:style>
    <style:style style:name="P209" style:parent-style-name="Standard" style:family="paragraph">
      <style:text-properties fo:font-weight="bold" style:font-weight-asian="bold" fo:font-size="22pt" style:font-size-asian="22pt" style:font-size-complex="22pt" fo:language="es" fo:country="ES"/>
    </style:style>
    <style:style style:name="P210" style:parent-style-name="Standard" style:family="paragraph">
      <style:text-properties fo:language="es" fo:country="ES"/>
    </style:style>
    <style:style style:name="P211" style:parent-style-name="Standard" style:family="paragraph">
      <style:text-properties fo:language="es" fo:country="ES"/>
    </style:style>
    <style:style style:name="P212" style:parent-style-name="HTMLconformatoprevio" style:family="paragraph">
      <style:paragraph-properties style:vertical-align="baseline" style:line-height-at-least="0.1854in" fo:background-color="#EEEEEE"/>
    </style:style>
    <style:style style:name="T21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14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15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16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217" style:parent-style-name="HTMLconformatoprevio" style:family="paragraph">
      <style:paragraph-properties style:vertical-align="baseline" style:line-height-at-least="0.1854in" fo:background-color="#EEEEEE"/>
    </style:style>
    <style:style style:name="T218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19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20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22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2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23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224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25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26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27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22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29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30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23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3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33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34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23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36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37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23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39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40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41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242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4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44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24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46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247" style:parent-style-name="HTMLconformatoprevio" style:family="paragraph">
      <style:paragraph-properties style:vertical-align="baseline" style:line-height-at-least="0.1854in" fo:background-color="#EEEEEE"/>
    </style:style>
    <style:style style:name="T248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49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250" style:parent-style-name="HTMLconformatoprevio" style:family="paragraph">
      <style:paragraph-properties style:vertical-align="baseline" style:line-height-at-least="0.1854in" fo:background-color="#EEEEEE"/>
      <style:text-properties fo:language="en" fo:country="US"/>
    </style:style>
    <style:style style:name="P251" style:parent-style-name="HTMLconformatoprevio" style:family="paragraph">
      <style:paragraph-properties style:vertical-align="baseline" style:line-height-at-least="0.1854in" fo:background-color="#EEEEEE"/>
    </style:style>
    <style:style style:name="T25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53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254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5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56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57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58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59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260" style:parent-style-name="HTMLconformatoprevio" style:family="paragraph">
      <style:paragraph-properties style:vertical-align="baseline" style:line-height-at-least="0.1854in" fo:background-color="#EEEEEE"/>
    </style:style>
    <style:style style:name="T261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62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26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64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65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66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67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68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269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70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7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7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73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74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7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76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77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78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79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280" style:parent-style-name="HTMLconformatoprevio" style:family="paragraph">
      <style:paragraph-properties style:vertical-align="baseline" style:line-height-at-least="0.1854in" fo:background-color="#EEEEEE"/>
    </style:style>
    <style:style style:name="T281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82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28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84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85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86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87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8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89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90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91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92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9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94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95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296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97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9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299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00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P301" style:parent-style-name="HTMLconformatoprevio" style:family="paragraph">
      <style:paragraph-properties style:vertical-align="baseline" style:line-height-at-least="0.1854in" fo:background-color="#EEEEEE"/>
    </style:style>
    <style:style style:name="T30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03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04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0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06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07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08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09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10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1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1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13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14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31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16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17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318" style:parent-style-name="HTMLconformatoprevio" style:family="paragraph">
      <style:paragraph-properties style:vertical-align="baseline" style:line-height-at-least="0.1854in" fo:background-color="#EEEEEE"/>
    </style:style>
    <style:style style:name="T319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20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321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22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23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324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25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26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27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2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29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330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31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32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3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34" style:parent-style-name="str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33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336" style:parent-style-name="HTMLconformatoprevio" style:family="paragraph">
      <style:paragraph-properties style:vertical-align="baseline" style:line-height-at-least="0.1854in" fo:background-color="#EEEEEE"/>
    </style:style>
    <style:style style:name="T337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3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339" style:parent-style-name="HTMLconformatoprevio" style:family="paragraph">
      <style:paragraph-properties style:vertical-align="baseline" style:line-height-at-least="0.1854in" fo:background-color="#EEEEEE"/>
    </style:style>
    <style:style style:name="T340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4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342" style:parent-style-name="HTMLconformatoprevio" style:family="paragraph">
      <style:paragraph-properties style:vertical-align="baseline" style:line-height-at-least="0.1854in" fo:background-color="#EEEEEE"/>
    </style:style>
    <style:style style:name="T34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44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345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46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47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34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49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50" style:parent-style-name="str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35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352" style:parent-style-name="HTMLconformatoprevio" style:family="paragraph">
      <style:paragraph-properties style:vertical-align="baseline" style:line-height-at-least="0.1854in" fo:background-color="#EEEEEE"/>
    </style:style>
    <style:style style:name="T35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54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355" style:parent-style-name="HTMLconformatoprevio" style:family="paragraph">
      <style:paragraph-properties style:vertical-align="baseline" style:line-height-at-least="0.1854in" fo:background-color="#EEEEEE"/>
      <style:text-properties fo:language="en" fo:country="US"/>
    </style:style>
    <style:style style:name="P356" style:parent-style-name="HTMLconformatoprevio" style:family="paragraph">
      <style:paragraph-properties style:vertical-align="baseline" style:line-height-at-least="0.1854in" fo:background-color="#EEEEEE"/>
      <style:text-properties fo:language="en" fo:country="US"/>
    </style:style>
    <style:style style:name="P357" style:parent-style-name="HTMLconformatoprevio" style:family="paragraph">
      <style:paragraph-properties style:vertical-align="baseline" style:line-height-at-least="0.1854in" fo:background-color="#EEEEEE"/>
    </style:style>
    <style:style style:name="T358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59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360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6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6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63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64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6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366" style:parent-style-name="HTMLconformatoprevio" style:family="paragraph">
      <style:paragraph-properties style:vertical-align="baseline" style:line-height-at-least="0.1854in" fo:background-color="#EEEEEE"/>
    </style:style>
    <style:style style:name="T367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68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369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70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71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72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7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74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75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76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77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7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379" style:parent-style-name="HTMLconformatoprevio" style:family="paragraph">
      <style:paragraph-properties style:vertical-align="baseline" style:line-height-at-least="0.1854in" fo:background-color="#EEEEEE"/>
    </style:style>
    <style:style style:name="T380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81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38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83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84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8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86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387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88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89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390" style:parent-style-name="HTMLconformatoprevio" style:family="paragraph">
      <style:paragraph-properties style:vertical-align="baseline" style:line-height-at-least="0.1854in" fo:background-color="#EEEEEE"/>
    </style:style>
    <style:style style:name="T391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92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39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94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95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96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397" style:parent-style-name="HTMLconformatoprevio" style:family="paragraph">
      <style:paragraph-properties style:vertical-align="baseline" style:line-height-at-least="0.1854in" fo:background-color="#EEEEEE"/>
    </style:style>
    <style:style style:name="T398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399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00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01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40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03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404" style:parent-style-name="HTMLconformatoprevio" style:family="paragraph">
      <style:paragraph-properties style:vertical-align="baseline" style:line-height-at-least="0.1854in" fo:background-color="#EEEEEE"/>
    </style:style>
    <style:style style:name="T405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06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407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0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409" style:parent-style-name="HTMLconformatoprevio" style:family="paragraph">
      <style:paragraph-properties style:vertical-align="baseline" style:line-height-at-least="0.1854in" fo:background-color="#EEEEEE"/>
    </style:style>
    <style:style style:name="T410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1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412" style:parent-style-name="HTMLconformatoprevio" style:family="paragraph">
      <style:paragraph-properties style:vertical-align="baseline" style:line-height-at-least="0.1854in" fo:background-color="#EEEEEE"/>
    </style:style>
    <style:style style:name="T41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14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415" style:parent-style-name="HTMLconformatoprevio" style:family="paragraph">
      <style:paragraph-properties style:vertical-align="baseline" style:line-height-at-least="0.1854in" fo:background-color="#EEEEEE"/>
      <style:text-properties fo:language="en" fo:country="US"/>
    </style:style>
    <style:style style:name="P416" style:parent-style-name="HTMLconformatoprevio" style:family="paragraph">
      <style:paragraph-properties style:vertical-align="baseline" style:line-height-at-least="0.1854in" fo:background-color="#EEEEEE"/>
      <style:text-properties fo:language="en" fo:country="US"/>
    </style:style>
    <style:style style:name="P417" style:parent-style-name="HTMLconformatoprevio" style:family="paragraph">
      <style:paragraph-properties style:vertical-align="baseline" style:line-height-at-least="0.1854in" fo:background-color="#EEEEEE"/>
    </style:style>
    <style:style style:name="T418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19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20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42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2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23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24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425" style:parent-style-name="HTMLconformatoprevio" style:family="paragraph">
      <style:paragraph-properties style:vertical-align="baseline" style:line-height-at-least="0.1854in" fo:background-color="#EEEEEE"/>
    </style:style>
    <style:style style:name="T426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27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28" style:parent-style-name="str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429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30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3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432" style:parent-style-name="HTMLconformatoprevio" style:family="paragraph">
      <style:paragraph-properties style:vertical-align="baseline" style:line-height-at-least="0.1854in" fo:background-color="#EEEEEE"/>
    </style:style>
    <style:style style:name="T43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34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43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36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37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43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439" style:parent-style-name="HTMLconformatoprevio" style:family="paragraph">
      <style:paragraph-properties style:vertical-align="baseline" style:line-height-at-least="0.1854in" fo:background-color="#EEEEEE"/>
    </style:style>
    <style:style style:name="T440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4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4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43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444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45" style:parent-style-name="typ" style:family="text">
      <style:text-properties style:font-name="Consolas" style:font-name-complex="Consolas" fo:color="#2B91AF" fo:font-size="10.5pt" style:font-size-asian="10.5pt" style:font-size-complex="10.5pt" fo:language="en" fo:country="US"/>
    </style:style>
    <style:style style:name="T446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47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44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49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50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45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5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53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454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55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456" style:parent-style-name="HTMLconformatoprevio" style:family="paragraph">
      <style:paragraph-properties style:vertical-align="baseline" style:line-height-at-least="0.1854in" fo:background-color="#EEEEEE"/>
    </style:style>
    <style:style style:name="T457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5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59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60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461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62" style:parent-style-name="typ" style:family="text">
      <style:text-properties style:font-name="Consolas" style:font-name-complex="Consolas" fo:color="#2B91AF" fo:font-size="10.5pt" style:font-size-asian="10.5pt" style:font-size-complex="10.5pt" fo:language="en" fo:country="US"/>
    </style:style>
    <style:style style:name="T463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64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46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66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67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46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69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70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471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7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473" style:parent-style-name="HTMLconformatoprevio" style:family="paragraph">
      <style:paragraph-properties style:vertical-align="baseline" style:line-height-at-least="0.1854in" fo:background-color="#EEEEEE"/>
    </style:style>
    <style:style style:name="T474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7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76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77" style:parent-style-name="lit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47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79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480" style:parent-style-name="HTMLconformatoprevio" style:family="paragraph">
      <style:paragraph-properties style:vertical-align="baseline" style:line-height-at-least="0.1854in" fo:background-color="#EEEEEE"/>
    </style:style>
    <style:style style:name="T481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82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8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84" style:parent-style-name="kwd" style:family="text">
      <style:text-properties style:font-name="Consolas" style:font-name-complex="Consolas" fo:color="#00008B" fo:font-size="10.5pt" style:font-size-asian="10.5pt" style:font-size-complex="10.5pt" fo:language="en" fo:country="US"/>
    </style:style>
    <style:style style:name="T485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486" style:parent-style-name="HTMLconformatoprevio" style:family="paragraph">
      <style:paragraph-properties style:vertical-align="baseline" style:line-height-at-least="0.1854in" fo:background-color="#EEEEEE"/>
    </style:style>
    <style:style style:name="T487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88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89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90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91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92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93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94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495" style:parent-style-name="HTMLconformatoprevio" style:family="paragraph">
      <style:paragraph-properties style:vertical-align="baseline" style:line-height-at-least="0.1854in" fo:background-color="#EEEEEE"/>
    </style:style>
    <style:style style:name="T496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97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98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499" style:parent-style-name="str" style:family="text">
      <style:text-properties style:font-name="Consolas" style:font-name-complex="Consolas" fo:color="#800000" fo:font-size="10.5pt" style:font-size-asian="10.5pt" style:font-size-complex="10.5pt" fo:language="en" fo:country="US"/>
    </style:style>
    <style:style style:name="T500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501" style:parent-style-name="HTMLconformatoprevio" style:family="paragraph">
      <style:paragraph-properties style:vertical-align="baseline" style:line-height-at-least="0.1854in" fo:background-color="#EEEEEE"/>
    </style:style>
    <style:style style:name="T502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503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504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P505" style:parent-style-name="HTMLconformatoprevio" style:family="paragraph">
      <style:paragraph-properties style:vertical-align="baseline" style:line-height-at-least="0.1854in" fo:background-color="#EEEEEE"/>
    </style:style>
    <style:style style:name="T506" style:parent-style-name="pl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507" style:parent-style-name="pun" style:family="text">
      <style:text-properties style:font-name="Consolas" style:font-name-complex="Consolas" fo:color="#000000" fo:font-size="10.5pt" style:font-size-asian="10.5pt" style:font-size-complex="10.5pt" fo:language="en" fo:country="US"/>
    </style:style>
    <style:style style:name="T508" style:parent-style-name="Fuentedepárrafopredeter." style:family="text">
      <style:text-properties fo:language="es" fo:country="ES"/>
    </style:style>
    <style:style style:name="T509" style:parent-style-name="Fuentedepárrafopredeter." style:family="text">
      <style:text-properties fo:language="es" fo:country="ES"/>
    </style:style>
    <style:style style:name="P510" style:parent-style-name="Normal" style:family="paragraph">
      <style:paragraph-properties fo:widows="2" fo:orphans="2" fo:border="0.0104in solid #C9C9C9" fo:padding="0.0555in" style:shadow="none" style:vertical-align="auto" style:line-height-at-least="0.1604in" fo:margin-left="0.1041in" fo:background-color="#F8F8F8">
        <style:tab-stops>
          <style:tab-stop style:type="left" style:position="0.5319in"/>
          <style:tab-stop style:type="left" style:position="1.168in"/>
          <style:tab-stop style:type="left" style:position="1.8041in"/>
          <style:tab-stop style:type="left" style:position="2.4402in"/>
          <style:tab-stop style:type="left" style:position="3.0763in"/>
          <style:tab-stop style:type="left" style:position="3.7125in"/>
          <style:tab-stop style:type="left" style:position="4.3486in"/>
          <style:tab-stop style:type="left" style:position="4.9847in"/>
          <style:tab-stop style:type="left" style:position="5.6208in"/>
          <style:tab-stop style:type="left" style:position="6.2569in"/>
          <style:tab-stop style:type="left" style:position="6.893in"/>
          <style:tab-stop style:type="left" style:position="7.5291in"/>
          <style:tab-stop style:type="left" style:position="8.1652in"/>
          <style:tab-stop style:type="left" style:position="8.8013in"/>
          <style:tab-stop style:type="left" style:position="9.4375in"/>
          <style:tab-stop style:type="left" style:position="10.0736in"/>
        </style:tab-stops>
      </style:paragraph-properties>
      <style:text-properties fo:hyphenate="true"/>
    </style:style>
    <style:style style:name="T51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12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13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14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15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16" style:parent-style-name="Fuentedepárrafopredeter." style:family="text">
      <style:text-properties style:font-name="Courier New" style:font-name-asian="Times New Roman" style:font-name-complex="Courier New" fo:color="#660066" style:letter-kerning="false" fo:font-size="8.5pt" style:font-size-asian="8.5pt" style:font-size-complex="8.5pt" style:language-asian="es" style:country-asian="ES" style:language-complex="ar" style:country-complex="SA"/>
    </style:style>
    <style:style style:name="T51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18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1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2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2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22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23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24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25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26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2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28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29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30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31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32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33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34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35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36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3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38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39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40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4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42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43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44" style:parent-style-name="Fuentedepárrafopredeter." style:family="text">
      <style:text-properties style:font-name="Courier New" style:font-name-asian="Times New Roman" style:font-name-complex="Courier New" fo:color="#660066" style:letter-kerning="false" fo:font-size="8.5pt" style:font-size-asian="8.5pt" style:font-size-complex="8.5pt" style:language-asian="es" style:country-asian="ES" style:language-complex="ar" style:country-complex="SA"/>
    </style:style>
    <style:style style:name="T545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46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4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48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4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50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5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52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5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5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5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56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5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5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59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6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6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6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63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64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6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66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6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6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69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7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7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72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7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7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7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76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7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7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79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8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8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82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8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8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8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86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8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8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89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9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59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92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93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94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95" style:parent-style-name="Fuentedepárrafopredeter." style:family="text">
      <style:text-properties style:font-name="Courier New" style:font-name-asian="Times New Roman" style:font-name-complex="Courier New" fo:color="#006666" style:letter-kerning="false" fo:font-size="8.5pt" style:font-size-asian="8.5pt" style:font-size-complex="8.5pt" style:language-asian="es" style:country-asian="ES" style:language-complex="ar" style:country-complex="SA"/>
    </style:style>
    <style:style style:name="T596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597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98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59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00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0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02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03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04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05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06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07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08" style:parent-style-name="Fuentedepárrafopredeter." style:family="text">
      <style:text-properties style:font-name="Courier New" style:font-name-asian="Times New Roman" style:font-name-complex="Courier New" fo:color="#000088" style:letter-kerning="false" fo:font-size="8.5pt" style:font-size-asian="8.5pt" style:font-size-complex="8.5pt" style:language-asian="es" style:country-asian="ES" style:language-complex="ar" style:country-complex="SA"/>
    </style:style>
    <style:style style:name="T60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10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1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12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13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14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15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16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1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1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19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2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2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2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23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24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25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26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2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28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29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3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3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3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33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34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35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36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3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3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3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4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4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42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43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44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45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46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4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4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4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5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5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52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53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54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55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56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5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5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5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60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6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62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6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6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6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66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67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68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69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70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7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7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7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7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7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76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77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78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79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80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8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8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8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8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8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86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87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88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89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90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9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9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9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9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9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96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69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698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69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00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0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02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03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04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05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06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0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08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0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10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11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1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1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14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15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16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17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18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1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20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21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2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2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24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25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26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2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28" style:parent-style-name="Fuentedepárrafopredeter." style:family="text">
      <style:text-properties style:font-name="Courier New" style:font-name-asian="Times New Roman" style:font-name-complex="Courier New" fo:color="#000088" style:letter-kerning="false" fo:font-size="8.5pt" style:font-size-asian="8.5pt" style:font-size-complex="8.5pt" style:language-asian="es" style:country-asian="ES" style:language-complex="ar" style:country-complex="SA"/>
    </style:style>
    <style:style style:name="T729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30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31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3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3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34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3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36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37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38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39" style:parent-style-name="Fuentedepárrafopredeter." style:family="text">
      <style:text-properties style:font-name="Courier New" style:font-name-asian="Times New Roman" style:font-name-complex="Courier New" fo:color="#006666" style:letter-kerning="false" fo:font-size="8.5pt" style:font-size-asian="8.5pt" style:font-size-complex="8.5pt" style:language-asian="es" style:country-asian="ES" style:language-complex="ar" style:country-complex="SA"/>
    </style:style>
    <style:style style:name="T740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41" style:parent-style-name="Fuentedepárrafopredeter." style:family="text">
      <style:text-properties style:font-name="Courier New" style:font-name-asian="Times New Roman" style:font-name-complex="Courier New" fo:color="#006666" style:letter-kerning="false" fo:font-size="8.5pt" style:font-size-asian="8.5pt" style:font-size-complex="8.5pt" style:language-asian="es" style:country-asian="ES" style:language-complex="ar" style:country-complex="SA"/>
    </style:style>
    <style:style style:name="T74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43" style:parent-style-name="Fuentedepárrafopredeter." style:family="text">
      <style:text-properties style:font-name="Courier New" style:font-name-asian="Times New Roman" style:font-name-complex="Courier New" fo:color="#006666" style:letter-kerning="false" fo:font-size="8.5pt" style:font-size-asian="8.5pt" style:font-size-complex="8.5pt" style:language-asian="es" style:country-asian="ES" style:language-complex="ar" style:country-complex="SA"/>
    </style:style>
    <style:style style:name="T744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45" style:parent-style-name="Fuentedepárrafopredeter." style:family="text">
      <style:text-properties style:font-name="Courier New" style:font-name-asian="Times New Roman" style:font-name-complex="Courier New" fo:color="#006666" style:letter-kerning="false" fo:font-size="8.5pt" style:font-size-asian="8.5pt" style:font-size-complex="8.5pt" style:language-asian="es" style:country-asian="ES" style:language-complex="ar" style:country-complex="SA"/>
    </style:style>
    <style:style style:name="T746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47" style:parent-style-name="Fuentedepárrafopredeter." style:family="text">
      <style:text-properties style:font-name="Courier New" style:font-name-asian="Times New Roman" style:font-name-complex="Courier New" fo:color="#006666" style:letter-kerning="false" fo:font-size="8.5pt" style:font-size-asian="8.5pt" style:font-size-complex="8.5pt" style:language-asian="es" style:country-asian="ES" style:language-complex="ar" style:country-complex="SA"/>
    </style:style>
    <style:style style:name="T748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49" style:parent-style-name="Fuentedepárrafopredeter." style:family="text">
      <style:text-properties style:font-name="Courier New" style:font-name-asian="Times New Roman" style:font-name-complex="Courier New" fo:color="#006666" style:letter-kerning="false" fo:font-size="8.5pt" style:font-size-asian="8.5pt" style:font-size-complex="8.5pt" style:language-asian="es" style:country-asian="ES" style:language-complex="ar" style:country-complex="SA"/>
    </style:style>
    <style:style style:name="T750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51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52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53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54" style:parent-style-name="Fuentedepárrafopredeter." style:family="text">
      <style:text-properties style:font-name="Courier New" style:font-name-asian="Times New Roman" style:font-name-complex="Courier New" fo:color="#660066" style:letter-kerning="false" fo:font-size="8.5pt" style:font-size-asian="8.5pt" style:font-size-complex="8.5pt" style:language-asian="es" style:country-asian="ES" style:language-complex="ar" style:country-complex="SA"/>
    </style:style>
    <style:style style:name="T755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56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57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58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59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60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61" style:parent-style-name="Fuentedepárrafopredeter." style:family="text">
      <style:text-properties style:font-name="Courier New" style:font-name-asian="Times New Roman" style:font-name-complex="Courier New" fo:color="#660066" style:letter-kerning="false" fo:font-size="8.5pt" style:font-size-asian="8.5pt" style:font-size-complex="8.5pt" style:language-asian="es" style:country-asian="ES" style:language-complex="ar" style:country-complex="SA"/>
    </style:style>
    <style:style style:name="T762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63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64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65" style:parent-style-name="Fuentedepárrafopredeter." style:family="text">
      <style:text-properties style:font-name="Courier New" style:font-name-asian="Times New Roman" style:font-name-complex="Courier New" fo:color="#008800" style:letter-kerning="false" fo:font-size="8.5pt" style:font-size-asian="8.5pt" style:font-size-complex="8.5pt" style:language-asian="es" style:country-asian="ES" style:language-complex="ar" style:country-complex="SA"/>
    </style:style>
    <style:style style:name="T766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67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68" style:parent-style-name="Fuentedepárrafopredeter." style:family="text">
      <style:text-properties style:font-name="Courier New" style:font-name-asian="Times New Roman" style:font-name-complex="Courier New" fo:color="#000088" style:letter-kerning="false" fo:font-size="8.5pt" style:font-size-asian="8.5pt" style:font-size-complex="8.5pt" style:language-asian="es" style:country-asian="ES" style:language-complex="ar" style:country-complex="SA"/>
    </style:style>
    <style:style style:name="T769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70" style:parent-style-name="Fuentedepárrafopredeter." style:family="text">
      <style:text-properties style:font-name="Courier New" style:font-name-asian="Times New Roman" style:font-name-complex="Courier New" fo:color="#000000" style:letter-kerning="false" fo:font-size="8.5pt" style:font-size-asian="8.5pt" style:font-size-complex="8.5pt" style:language-asian="es" style:country-asian="ES" style:language-complex="ar" style:country-complex="SA"/>
    </style:style>
    <style:style style:name="T771" style:parent-style-name="Fuentedepárrafopredeter." style:family="text">
      <style:text-properties style:font-name="Courier New" style:font-name-asian="Times New Roman" style:font-name-complex="Courier New" fo:color="#666600" style:letter-kerning="false" fo:font-size="8.5pt" style:font-size-asian="8.5pt" style:font-size-complex="8.5pt" style:language-asian="es" style:country-asian="ES" style:language-complex="ar" style:country-complex="SA"/>
    </style:style>
    <style:style style:name="T772" style:parent-style-name="Fuentedepárrafopredeter." style:family="text">
      <style:text-properties fo:language="es" fo:country="ES"/>
    </style:style>
    <style:style style:name="T773" style:parent-style-name="Fuentedepárrafopredeter." style:family="text">
      <style:text-properties fo:language="es" fo:country="ES"/>
    </style:style>
    <style:style style:name="T774" style:parent-style-name="Fuentedepárrafopredeter." style:family="text">
      <style:text-properties fo:language="es" fo:country="ES"/>
    </style:style>
    <style:style style:name="T775" style:parent-style-name="Fuentedepárrafopredeter." style:family="text">
      <style:text-properties fo:language="es" fo:country="ES"/>
    </style:style>
    <style:style style:name="T776" style:parent-style-name="Fuentedepárrafopredeter." style:family="text">
      <style:text-properties fo:language="es" fo:country="ES"/>
    </style:style>
    <style:style style:name="T777" style:parent-style-name="Fuentedepárrafopredeter." style:family="text">
      <style:text-properties fo:language="es" fo:country="ES"/>
    </style:style>
    <style:style style:name="T778" style:parent-style-name="Fuentedepárrafopredeter." style:family="text">
      <style:text-properties fo:language="es" fo:country="ES"/>
    </style:style>
    <style:style style:name="P779" style:parent-style-name="Standard" style:family="paragraph">
      <style:text-properties fo:language="es" fo:country="ES"/>
    </style:style>
    <style:style style:name="P780" style:parent-style-name="Standard" style:family="paragraph">
      <style:text-properties fo:language="es" fo:country="ES"/>
    </style:style>
    <style:style style:name="T781" style:parent-style-name="Hipervínculo" style:family="text">
      <style:text-properties fo:language="es" fo:country="ES"/>
    </style:style>
    <style:style style:name="P782" style:parent-style-name="Standard" style:family="paragraph">
      <style:text-properties fo:language="es" fo:country="ES"/>
    </style:style>
    <style:style style:name="P783" style:parent-style-name="Standard" style:family="paragraph">
      <style:text-properties fo:language="es" fo:country="ES"/>
    </style:style>
    <style:style style:name="T784" style:parent-style-name="Fuentedepárrafopredeter." style:family="text">
      <style:text-properties fo:language="es" fo:country="ES"/>
    </style:style>
    <style:style style:name="P785" style:parent-style-name="Standard" style:family="paragraph">
      <style:text-properties fo:language="es" fo:country="ES"/>
    </style:style>
    <style:style style:name="P786" style:parent-style-name="Standard" style:family="paragraph">
      <style:text-properties fo:language="es" fo:country="ES"/>
    </style:style>
    <style:style style:name="P787" style:parent-style-name="Standard" style:family="paragraph">
      <style:text-properties fo:language="es" fo:country="ES"/>
    </style:style>
    <style:style style:name="P788" style:parent-style-name="Standard" style:family="paragraph">
      <style:text-properties fo:language="es" fo:country="ES"/>
    </style:style>
    <style:style style:name="P789" style:parent-style-name="Standard" style:family="paragraph">
      <style:text-properties fo:language="es" fo:country="ES"/>
    </style:style>
    <style:style style:name="P790" style:parent-style-name="Standard" style:family="paragraph">
      <style:text-properties fo:language="es" fo:country="ES"/>
    </style:style>
    <style:style style:name="P791" style:parent-style-name="Standard" style:family="paragraph">
      <style:text-properties fo:language="es" fo:country="ES"/>
    </style:style>
    <style:style style:name="P792" style:parent-style-name="Standard" style:family="paragraph">
      <style:text-properties fo:language="es" fo:country="ES"/>
    </style:style>
    <style:style style:name="P793" style:parent-style-name="Standard" style:family="paragraph">
      <style:text-properties fo:language="es" fo:country="ES"/>
    </style:style>
    <style:style style:name="P794" style:parent-style-name="Standard" style:family="paragraph">
      <style:text-properties fo:language="es" fo:country="ES"/>
    </style:style>
    <style:style style:name="P795" style:parent-style-name="Standard" style:family="paragraph">
      <style:text-properties fo:language="es" fo:country="ES"/>
    </style:style>
    <style:style style:name="P796" style:parent-style-name="Standard" style:family="paragraph">
      <style:text-properties fo:language="es" fo:country="ES"/>
    </style:style>
    <style:style style:name="P797" style:parent-style-name="Standard" style:family="paragraph">
      <style:text-properties fo:language="es" fo:country="ES"/>
    </style:style>
    <style:style style:name="P798" style:parent-style-name="Standard" style:family="paragraph">
      <style:text-properties fo:language="es" fo:country="ES"/>
    </style:style>
    <style:style style:name="P799" style:parent-style-name="Standard" style:family="paragraph">
      <style:text-properties fo:language="es" fo:country="ES"/>
    </style:style>
    <style:style style:name="P800" style:parent-style-name="Standard" style:family="paragraph">
      <style:text-properties fo:language="es" fo:country="ES"/>
    </style:style>
    <style:style style:name="P801" style:parent-style-name="Standard" style:family="paragraph">
      <style:text-properties fo:language="es" fo:country="ES"/>
    </style:style>
    <style:style style:name="T802" style:parent-style-name="Fuentedepárrafopredeter." style:family="text">
      <style:text-properties fo:language="es" fo:country="ES"/>
    </style:style>
    <style:style style:name="T803" style:parent-style-name="Fuentedepárrafopredeter." style:family="text">
      <style:text-properties fo:language="es" fo:country="ES"/>
    </style:style>
    <style:style style:name="P804" style:parent-style-name="Standard" style:family="paragraph">
      <style:text-properties fo:language="es" fo:country="ES"/>
    </style:style>
    <style:style style:name="P805" style:parent-style-name="Standard" style:family="paragraph">
      <style:text-properties fo:language="es" fo:country="ES"/>
    </style:style>
    <style:style style:name="P806" style:parent-style-name="Standard" style:family="paragraph">
      <style:text-properties fo:language="es" fo:country="ES"/>
    </style:style>
    <style:style style:name="P807" style:parent-style-name="Standard" style:family="paragraph">
      <style:text-properties fo:language="es" fo:country="ES"/>
    </style:style>
    <style:style style:name="P808" style:parent-style-name="Standard" style:family="paragraph">
      <style:text-properties fo:language="es" fo:country="ES"/>
    </style:style>
    <style:style style:name="P809" style:parent-style-name="Standard" style:family="paragraph">
      <style:text-properties fo:language="es" fo:country="ES"/>
    </style:style>
    <style:style style:name="P810" style:parent-style-name="Standard" style:family="paragraph">
      <style:text-properties fo:language="es" fo:country="ES"/>
    </style:style>
    <style:style style:name="P811" style:parent-style-name="Standard" style:family="paragraph">
      <style:text-properties fo:language="es" fo:country="ES"/>
    </style:style>
    <style:style style:name="P812" style:parent-style-name="Standard" style:family="paragraph">
      <style:text-properties fo:language="es" fo:country="ES"/>
    </style:style>
    <style:style style:name="P813" style:parent-style-name="Standard" style:family="paragraph">
      <style:text-properties fo:language="es" fo:country="ES"/>
    </style:style>
    <style:style style:name="P814" style:parent-style-name="Standard" style:family="paragraph">
      <style:text-properties fo:language="es" fo:country="ES"/>
    </style:style>
    <style:style style:name="P815" style:parent-style-name="Standard" style:family="paragraph">
      <style:text-properties fo:language="es" fo:country="ES"/>
    </style:style>
    <style:style style:name="P816" style:parent-style-name="Standard" style:family="paragraph">
      <style:text-properties fo:language="es" fo:country="ES"/>
    </style:style>
    <style:style style:name="P817" style:parent-style-name="Standard" style:family="paragraph">
      <style:text-properties fo:language="es" fo:country="ES"/>
    </style:style>
    <style:style style:name="T818" style:parent-style-name="Fuentedepárrafopredeter." style:family="text">
      <style:text-properties fo:language="es" fo:country="ES"/>
    </style:style>
    <style:style style:name="T819" style:parent-style-name="Fuentedepárrafopredeter." style:family="text">
      <style:text-properties fo:language="es" fo:country="ES"/>
    </style:style>
    <style:style style:name="P820" style:parent-style-name="Standard" style:family="paragraph">
      <style:text-properties fo:language="es" fo:country="ES"/>
    </style:style>
    <style:style style:name="P821" style:parent-style-name="Standard" style:family="paragraph">
      <style:text-properties fo:language="es" fo:country="ES"/>
    </style:style>
    <style:style style:name="P822" style:parent-style-name="Standard" style:family="paragraph">
      <style:text-properties fo:language="es" fo:country="ES"/>
    </style:style>
    <style:style style:name="T823" style:parent-style-name="Fuentedepárrafopredeter." style:family="text">
      <style:text-properties fo:language="es" fo:country="ES"/>
    </style:style>
    <style:style style:name="T824" style:parent-style-name="Fuentedepárrafopredeter." style:family="text">
      <style:text-properties fo:language="es" fo:country="ES"/>
    </style:style>
    <style:style style:name="P825" style:parent-style-name="Standard" style:family="paragraph">
      <style:text-properties fo:language="es" fo:country="ES"/>
    </style:style>
    <style:style style:name="P826" style:parent-style-name="Standard" style:family="paragraph">
      <style:text-properties fo:language="es" fo:country="ES"/>
    </style:style>
    <style:style style:name="P827" style:parent-style-name="Standard" style:family="paragraph">
      <style:text-properties fo:language="es" fo:country="ES"/>
    </style:style>
    <style:style style:name="P828" style:parent-style-name="Standard" style:family="paragraph">
      <style:text-properties fo:language="es" fo:country="ES"/>
    </style:style>
    <style:style style:name="P829" style:parent-style-name="Standard" style:family="paragraph">
      <style:text-properties fo:language="es" fo:country="ES"/>
    </style:style>
    <style:style style:name="P830" style:parent-style-name="Standard" style:family="paragraph">
      <style:text-properties fo:language="es" fo:country="ES"/>
    </style:style>
    <style:style style:name="P831" style:parent-style-name="Standard" style:family="paragraph">
      <style:text-properties fo:language="es" fo:country="ES"/>
    </style:style>
    <style:style style:name="P832" style:parent-style-name="Standard" style:family="paragraph">
      <style:text-properties fo:language="es" fo:country="ES"/>
    </style:style>
    <style:style style:name="P833" style:parent-style-name="Standard" style:family="paragraph">
      <style:text-properties fo:language="es" fo:country="ES"/>
    </style:style>
    <style:style style:name="P834" style:parent-style-name="Standard" style:family="paragraph">
      <style:text-properties fo:language="es" fo:country="ES"/>
    </style:style>
    <style:style style:name="P835" style:parent-style-name="Standard" style:family="paragraph">
      <style:text-properties fo:language="es" fo:country="ES"/>
    </style:style>
    <style:style style:name="P836" style:parent-style-name="Standard" style:family="paragraph">
      <style:text-properties fo:language="es" fo:country="ES"/>
    </style:style>
    <style:style style:name="P837" style:parent-style-name="Standard" style:family="paragraph">
      <style:text-properties fo:language="es" fo:country="ES"/>
    </style:style>
  </office:automatic-styles>
  <office:body>
    <office:text text:use-soft-page-breaks="true">
      <text:p text:style-name="P1"><text:s/>array(</text:p>
      <text:p text:style-name="Standard"><text:s text:c="16"/>'htmlOptions'=&gt;array('class'=&gt;'well'),</text:p>
      <text:p text:style-name="Standard"><text:s text:c="16"/>'type'=&gt;'vertical',</text:p>
      <text:p text:style-name="Standard"><text:s text:c="15"/>/* 'enableAjaxValidation'=&gt;true,</text:p>
      <text:p text:style-name="Standard"><text:s text:c="16"/>'enableClientValidation'=&gt;true,</text:p>
      <text:p text:style-name="Standard"><text:s text:c="16"/>'clientOptions'=&gt;array(</text:p>
      <text:p text:style-name="Standard"><text:s text:c="20"/>'validateOnSubmit'=&gt;true,</text:p>
      <text:p text:style-name="Standard"><text:s text:c="16"/>)*/</text:p>
      <text:p text:style-name="Standard"><text:s text:c="12"/>)</text:p>
      <text:p text:style-name="Standard"/>
      <text:p text:style-name="Standard"><text:s/>/*'ajaxOptions' =&gt; array(</text:p>
      <text:p text:style-name="Standard"><text:s text:c="24"/>'type' =&gt; 'POST',</text:p>
      <text:p text:style-name="Standard"><text:s text:c="24"/>'dataType'=&gt;'json',</text:p>
      <text:p text:style-name="Standard"><text:s text:c="24"/>'success' =&gt;</text:p>
      <text:p text:style-name="Standard"><text:s text:c="24"/>'function(data){</text:p>
      <text:p text:style-name="Standard"/>
      <text:p text:style-name="Standard"><text:s text:c="28"/>$("#message").show();</text:p>
      <text:p text:style-name="Standard"/>
      <text:p text:style-name="Standard"><text:s text:c="28"/>var $ulLista;</text:p>
      <text:p text:style-name="Standard"><text:s text:c="28"/>if(!$("#divLista").find("ul").length) $("#divLista").append("&lt;ul/&gt;");</text:p>
      <text:p text:style-name="Standard"><text:tab/><text:tab/><text:tab/><text:s text:c="16"/>$ulLista=$("#divLista").find("ul");</text:p>
      <text:p text:style-name="Standard"/>
      <text:p text:style-name="Standard"><text:tab/><text:tab/><text:tab/><text:s text:c="16"/>if(data.room_id) $ulLista.append($("&lt;li/&gt;").html(data.room_id));</text:p>
      <text:p text:style-name="Standard"><text:tab/><text:tab/><text:tab/><text:s text:c="16"/>if(data.checkin) $ulLista.append($("&lt;li/&gt;").html(data.checkin));</text:p>
      <text:p text:style-name="Standard"><text:tab/><text:tab/><text:tab/><text:s text:c="16"/>if(data.checkin_hour) $ulLista.append($("&lt;li/&gt;").html(data.checkin_hour));</text:p>
      <text:p text:style-name="Standard"><text:tab/><text:tab/><text:tab/><text:s text:c="16"/>if(data.checkout) $ulLista.append($("&lt;li/&gt;").html(data.checkout));</text:p>
      <text:p text:style-name="Standard"><text:tab/><text:tab/><text:tab/><text:s text:c="16"/>if(data.adults) $ulLista.append($("&lt;li/&gt;").html(data.adults));</text:p>
      <text:p text:style-name="Standard"/>
      <text:p text:style-name="Standard"><text:s text:c="28"/>}',</text:p>
      <text:p text:style-name="Standard"/>
      <text:p text:style-name="Standard"><text:s text:c="20"/>),*/</text:p>
      <text:p text:style-name="Standard"/>
      <text:p text:style-name="Standard"/>
      <text:p text:style-name="Standard"/>
      <text:p text:style-name="Standard"/>
      <text:p text:style-name="Standard">'birthday'=&gt;array(</text:p>
      <text:p text:style-name="Standard"><text:s text:c="20"/>'id'=&gt;'birthday',</text:p>
      <text:p text:style-name="Standard"><text:s text:c="20"/>'type' =&gt; 'zii.widgets.jui.CJuiDatePicker',</text:p>
      <text:p text:style-name="Standard"><text:s text:c="20"/>'language'=&gt;substr(Yii::app()-&gt;getLanguage(), 0,<text:s/>2),</text:p>
      <text:p text:style-name="Standard"><text:s text:c="20"/>'options'=&gt;array(</text:p>
      <text:p text:style-name="Standard"><text:s text:c="24"/>'dateFormat'=&gt;Yii::app()-&gt;format-&gt;dateFormat,</text:p>
      <text:p text:style-name="Standard"><text:s text:c="24"/>'showAnim'=&gt;'slide', //'slide','fold','slideDown','fadeIn','blind','bounce','clip','drop'</text:p>
      <text:p text:style-name="Standard"><text:s text:c="24"/>'changeYear' =&gt; true,</text:p>
      <text:p text:style-name="Standard"><text:s text:c="24"/>'changeMonth' =&gt; true,</text:p>
      <text:p text:style-name="Standard"><text:s text:c="24"/>'yearRange'=&gt;'1980:2099',</text:p>
      <text:p text:style-name="Standard"><text:s text:c="24"/>'minDate' =&gt; '1980-01-01',</text:p>
      <text:p text:style-name="Standard"><text:s text:c="24"/>'maxDate' =&gt; '2099-12-31',</text:p>
      <text:p text:style-name="Standard"><text:s text:c="20"/>),</text:p>
      <text:soft-page-break/>
      <text:p text:style-name="Standard"><text:s text:c="16"/>),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lt;?<text:s/></text:p>
      <text:p text:style-name="Standard"><text:tab/>$memberFormConfig = array(</text:p>
      <text:p text:style-name="Standard"><text:s text:c="6"/>'elements'=&gt;array(</text:p>
      <text:p text:style-name="Standard"><text:tab/><text:s text:c="3"/></text:p>
      <text:p text:style-name="Standard"><text:s text:c="8"/>'swipe_time'=&gt;array( <text:s text:c="4"/></text:p>
      <text:p text:style-name="Standard"><text:s text:c="16"/>'type'=&gt;'application.extensions.CJuiDateTimePicker.CJuiDateTimePicker',<text:tab/></text:p>
      <text:p text:style-name="Standard"><text:tab/><text:tab/><text:tab/><text:tab/></text:p>
      <text:p text:style-name="Standard"><text:tab/><text:tab/><text:tab/><text:tab/>'htmlOptions'=&gt;array('size'=&gt;20),</text:p>
      <text:p text:style-name="Standard"><text:tab/><text:tab/><text:tab/><text:tab/></text:p>
      <text:p text:style-name="Standard"><text:s text:c="16"/>'options'=&gt;array( 'mode'=&gt;'datetime',</text:p>
      <text:p text:style-name="Standard"><text:tab/><text:tab/><text:tab/><text:tab/><text:s/>'showAnim'=&gt;'fold',</text:p>
      <text:p text:style-name="Standard"><text:tab/><text:tab/><text:tab/><text:tab/>'showOn'=&gt;'button',</text:p>
      <text:p text:style-name="Standard"><text:tab/><text:tab/><text:tab/><text:tab/>'buttonImage'=&gt;'images/clock_icon.png',</text:p>
      <text:p text:style-name="Standard"><text:tab/><text:tab/><text:tab/><text:tab/>'buttonImageOnly'=&gt;true,</text:p>
      <text:p text:style-name="Standard"><text:tab/><text:tab/><text:tab/><text:tab/>'alt'=&gt;'Pick time',</text:p>
      <text:p text:style-name="Standard"><text:tab/><text:tab/><text:tab/><text:tab/>'hourGrid' =&gt; 4,</text:p>
      <text:p text:style-name="Standard"><text:tab/><text:tab/><text:tab/><text:tab/>'minuteGrid'=&gt;10,</text:p>
      <text:p text:style-name="Standard"><text:tab/><text:tab/><text:tab/><text:tab/>'secondGrid'=&gt;10,</text:p>
      <text:p text:style-name="Standard"><text:tab/><text:tab/><text:tab/><text:tab/>'hourMin' =&gt; 0,</text:p>
      <text:p text:style-name="Standard"><text:tab/><text:tab/><text:tab/><text:tab/>'hourMax' =&gt; 23,</text:p>
      <text:p text:style-name="Standard"><text:tab/><text:tab/><text:tab/><text:tab/>'showHour'=&gt;true,</text:p>
      <text:p text:style-name="Standard"><text:tab/><text:tab/><text:tab/><text:tab/>'showMinute'=&gt;true,<text:tab/></text:p>
      <text:p text:style-name="Standard"><text:tab/><text:tab/><text:tab/><text:tab/>'maxDate'=&gt;$attendance_date_later,</text:p>
      <text:p text:style-name="Standard"><text:tab/><text:tab/><text:tab/><text:tab/>'minDate'=&gt;$attendance_date_earlier,</text:p>
      <text:p text:style-name="Standard"><text:tab/><text:tab/><text:tab/><text:tab/>'dateFormat'=&gt;'dd-mm-yy',<text:tab/><text:tab/><text:tab/></text:p>
      <text:p text:style-name="Standard"><text:tab/><text:tab/><text:tab/><text:tab/>'timeFormat' =&gt; 'hh:mm',</text:p>
      <text:p text:style-name="Standard"><text:tab/><text:tab/><text:tab/><text:tab/>'ampm'=&gt;false,</text:p>
      <text:p text:style-name="Standard"><text:tab/><text:tab/><text:tab/><text:tab/>'changeYear'=&gt;true,</text:p>
      <text:p text:style-name="Standard"><text:tab/><text:tab/><text:tab/><text:tab/>'changeMonth'=&gt;true,</text:p>
      <text:p text:style-name="Standard"><text:tab/><text:tab/><text:tab/><text:tab/><text:s/>'beforeShow' =&gt; "js:function()</text:p>
      <text:p text:style-name="Standard"><text:tab/><text:tab/><text:tab/><text:tab/><text:s/>{<text:tab/><text:tab/><text:tab/><text:tab/><text:tab/><text:tab/><text:s/><text:tab/></text:p>
      <text:p text:style-name="Standard"><text:tab/><text:tab/><text:tab/><text:tab/><text:tab/>var attendance_date=document.getElementById('attendance_date').value;</text:p>
      <text:p text:style-name="Standard"><text:tab/><text:tab/><text:tab/><text:tab/><text:tab/>if(attendance_date!='')</text:p>
      <text:p text:style-name="Standard"><text:tab/><text:tab/><text:tab/><text:tab/><text:tab/>{<text:s/><text:tab/><text:tab/><text:tab/><text:tab/><text:tab/><text:tab/><text:tab/><text:tab/><text:tab/><text:tab/><text:tab/><text:s text:c="2"/></text:p>
      <text:p text:style-name="Standard"><text:tab/><text:tab/><text:tab/><text:tab/><text:tab/><text:tab/>var dattmp =attendance_date.split('-').reverse().join('/');<text:tab/><text:tab/><text:tab/><text:tab/><text:tab/><text:tab/><text:tab/><text:tab/><text:tab/><text:tab/><text:tab/><text:tab/><text:tab/><text:tab/><text:tab/><text:tab/><text:s text:c="3"/></text:p>
      <text:p text:style-name="Standard"><text:tab/><text:tab/><text:tab/><text:tab/><text:tab/><text:tab/>var one_day_later <text:s text:c="2"/>= <text:s/>new Date(dattmp);</text:p>
      <text:p text:style-name="Standard"><text:tab/><text:tab/><text:tab/><text:tab/><text:tab/><text:tab/>var one_day_earlier = new Date(dattmp);<text:tab/><text:tab/><text:tab/><text:tab/><text:tab/><text:tab/><text:tab/><text:tab/><text:tab/><text:tab/><text:tab/></text:p>
      <text:p text:style-name="Standard"><text:tab/><text:tab/><text:tab/><text:tab/><text:tab/><text:tab/>one_day_later.setDate(one_day_later.getDate()+1);</text:p>
      <text:p text:style-name="Standard"><text:tab/><text:tab/><text:tab/><text:tab/><text:tab/><text:tab/>one_day_earlier.setDate(one_day_earlier.getDate()-1);<text:tab/><text:tab/><text:tab/><text:tab/><text:tab/><text:tab/></text:p>
      <text:p text:style-name="Standard"><text:tab/><text:tab/><text:tab/><text:tab/><text:tab/><text:tab/>jQuery('input[name=\"ManualSwipeTransaction[swipe_time][]\"]').datetimepicker('option', 'minDate',one_day_earlier);</text:p>
      <text:p text:style-name="Standard"><text:tab/><text:tab/><text:tab/><text:tab/><text:tab/><text:tab/>jQuery('input[name=\"ManualSwipeTransaction[swipe_time][]\"]').datetimepicker('option', 'maxDate',one_day_later);</text:p>
      <text:p text:style-name="Standard"><text:tab/><text:tab/><text:tab/><text:tab/><text:tab/>} <text:s text:c="13"/></text:p>
      <text:p text:style-name="Standard"><text:s text:c="6"/><text:tab/><text:tab/><text:tab/><text:s/>}"</text:p>
      <text:p text:style-name="Standard"/>
      <text:p text:style-name="Standard"><text:tab/><text:tab/><text:tab/><text:tab/>),</text:p>
      <text:p text:style-name="Standard"><text:tab/><text:tab/><text:tab/><text:tab/><text:s/></text:p>
      <text:p text:style-name="Standard"><text:tab/><text:tab/><text:tab/><text:tab/>),</text:p>
      <text:p text:style-name="Standard"><text:s text:c="8"/>'in_out_flag'=&gt;array(<text:tab/><text:tab/><text:tab/></text:p>
      <text:p text:style-name="Standard"><text:s text:c="12"/>'type'=&gt;'dropdownlist',</text:p>
      <text:p text:style-name="Standard"><text:tab/><text:tab/><text:tab/>'items'=&gt;$member-&gt;getINOUTOptions(),</text:p>
      <text:p text:style-name="Standard"><text:s text:c="12"/>'maxlength'=&gt;10,<text:tab/><text:tab/><text:tab/></text:p>
      <text:p text:style-name="Standard"><text:s text:c="8"/>), <text:s text:c="6"/></text:p>
      <text:p text:style-name="Standard"><text:s text:c="4"/>));<text:tab/></text:p>
      <text:p text:style-name="Standard"><text:tab/></text:p>
      <text:p text:style-name="Standard"><text:tab/>$this-&gt;widget('application.extensions.multimodelform.MultiModelForm',array(</text:p>
      <text:p text:style-name="Standard"><text:s text:c="7"/></text:p>
      <text:p text:style-name="Standard"><text:tab/><text:tab/>'tableView' =&gt; true,<text:tab/></text:p>
      <text:p text:style-name="Standard"><text:tab/><text:tab/></text:p>
      <text:p text:style-name="Standard"><text:s text:c="8"/>'formConfig' =&gt; $memberFormConfig, //the form configuration array</text:p>
      <text:p text:style-name="Standard"><text:s text:c="8"/>'model' =&gt;<text:s/>$member, //instance of the form model</text:p>
      <text:p text:style-name="Standard"><text:s/></text:p>
      <text:p text:style-name="Standard"><text:s text:c="8"/>//if submitted not empty from the controller,</text:p>
      <text:p text:style-name="Standard"><text:s text:c="8"/>//the form will be rendered with validation errors</text:p>
      <text:p text:style-name="Standard"><text:s text:c="8"/>'validatedItems' =&gt; $validatedMembers,</text:p>
      <text:p text:style-name="Standard"><text:tab/><text:tab/>//'jsAfterNewId' =&gt; MultiModelForm::afterNewIdDatePicker($memberFormConfig['elements']['swipe_date']),</text:p>
      <text:p text:style-name="Standard"><text:tab/>//<text:tab/>'jsAfterClone'=&gt;"alert(this.attr('class'));alert('cloane created');",</text:p>
      <text:p text:style-name="Standard"><text:tab/><text:tab/>'jsBeforeClone'=&gt;$memberFormConfig,</text:p>
      <text:p text:style-name="Standard"><text:tab/><text:tab/>'jsAfterNewId' =&gt; MultiModelForm::afterNewIdDateTimePicker($memberFormConfig['elements']['swipe_time']),</text:p>
      <text:p text:style-name="Standard"><text:s text:c="7"/>'jsBeforeNewId' =&gt; "</text:p>
      <text:p text:style-name="Standard"><text:tab/><text:tab/>//alert(this.attr('id')+counter);</text:p>
      <text:p text:style-name="Standard"><text:tab/><text:tab/>if(this.attr('id')=='ManualSwipeTransaction_swipe_time' || this.attr('id')=='ManualSwipeTransaction_in_out_flag')</text:p>
      <text:p text:style-name="Standard"><text:tab/><text:tab/>{<text:tab/><text:tab/><text:tab/><text:tab/></text:p>
      <text:p text:style-name="Standard"><text:tab/><text:tab/><text:tab/>if(document.getElementById('ManualSwipeTransaction_swipe_time').value=='' || document.getElementById('ManualSwipeTransaction_swipe_time').value=='')</text:p>
      <text:p text:style-name="Standard"><text:tab/><text:tab/><text:tab/>{</text:p>
      <text:p text:style-name="Standard"><text:tab/><text:tab/><text:tab/><text:tab/>alert('Please select swipe date and time for row 1');</text:p>
      <text:p text:style-name="Standard"><text:tab/><text:tab/><text:tab/><text:tab/>this.each(false);</text:p>
      <text:p text:style-name="Standard"><text:tab/><text:tab/><text:tab/>}<text:tab/><text:tab/><text:tab/><text:tab/><text:tab/><text:tab/><text:tab/></text:p>
      <text:p text:style-name="Standard"><text:tab/><text:tab/><text:tab/>if(document.getElementById('ManualSwipeTransaction_in_out_flag').value=='')</text:p>
      <text:p text:style-name="Standard"><text:tab/><text:tab/><text:tab/>{</text:p>
      <text:p text:style-name="Standard"><text:tab/><text:tab/><text:tab/><text:tab/>alert('Please select IN/OUT flag for row 1');<text:tab/></text:p>
      <text:p text:style-name="Standard"><text:tab/><text:tab/><text:tab/><text:tab/>this.each(false);<text:tab/><text:tab/><text:tab/><text:tab/><text:tab/><text:tab/></text:p>
      <text:p text:style-name="Standard"><text:tab/><text:tab/><text:tab/>}<text:tab/><text:tab/></text:p>
      <text:p text:style-name="Standard"><text:tab/><text:tab/>}</text:p>
      <text:p text:style-name="Standard"><text:tab/><text:tab/>if(counter&gt;1)</text:p>
      <text:p text:style-name="Standard"><text:tab/><text:tab/>{</text:p>
      <text:p text:style-name="Standard"><text:tab/><text:tab/><text:tab/>var swipe_time=document.getElementsByName('ManualSwipeTransaction[swipe_time][]');</text:p>
      <text:p text:style-name="Standard"><text:tab/><text:tab/><text:tab/>var last_val= <text:s text:c="3"/>swipe_time[swipe_time.length-1].value;</text:p>
      <text:p text:style-name="Standard"><text:tab/><text:tab/><text:tab/>if(last_val=='')</text:p>
      <text:p text:style-name="Standard"><text:tab/><text:tab/><text:tab/>{</text:p>
      <text:p text:style-name="Standard"><text:tab/><text:tab/><text:tab/><text:s/>alert('Please select swipe date and time for row '+swipe_time.length );</text:p>
      <text:p text:style-name="Standard"><text:tab/><text:tab/><text:tab/><text:s/>this.each(false);</text:p>
      <text:p text:style-name="Standard"><text:tab/><text:tab/><text:tab/>}</text:p>
      <text:p text:style-name="Standard"><text:tab/><text:tab/><text:tab/>var in_out=document.getElementsByName('ManualSwipeTransaction[in_out_flag][]');</text:p>
      <text:p text:style-name="Standard"><text:tab/><text:tab/><text:tab/>var<text:s/>last_val_in_out= <text:s text:c="3"/>in_out[in_out.length-1].value;</text:p>
      <text:p text:style-name="Standard"><text:tab/><text:tab/><text:tab/>if(last_val_in_out=='')</text:p>
      <text:p text:style-name="Standard"><text:tab/><text:tab/><text:tab/>{</text:p>
      <text:p text:style-name="Standard"><text:tab/><text:tab/><text:tab/><text:s/>alert('Please select swipe IN/OUT flag for row '+in_out.length );</text:p>
      <text:p text:style-name="Standard"><text:tab/><text:tab/><text:tab/><text:s/>this.each(false);</text:p>
      <text:p text:style-name="Standard"><text:tab/><text:tab/><text:tab/>}<text:tab/><text:tab/><text:tab/><text:tab/></text:p>
      <text:p text:style-name="Standard"><text:tab/><text:tab/>}<text:tab/><text:tab/><text:tab/></text:p>
      <text:p text:style-name="Standard"><text:tab/><text:tab/>",<text:s/></text:p>
      <text:p text:style-name="Standard"><text:s text:c="8"/>//array of member instances loaded from db</text:p>
      <text:p text:style-name="Standard"><text:s text:c="6"/>'data' =&gt; ManualSwipeTransaction::model()-&gt;findAllByAttributes(array('manual_punch_application_id'=&gt;$model-&gt;manual_punch_application_id)),</text:p>
      <text:p text:style-name="Standard"><text:s text:c="4"/>));</text:p>
      <text:p text:style-name="Standard"><text:tab/>?&gt;</text:p>
      <text:p text:style-name="Standard"/>
      <text:p text:style-name="Standard"/>
      <text:p text:style-name="Standard"/>
      <text:p text:style-name="Standard">/*</text:p>
      <text:p text:style-name="Standard"><text:s text:c="16"/>"checkin" =&gt; array(</text:p>
      <text:p text:style-name="Standard"><text:s text:c="20"/>'type' =&gt; 'zii.widgets.jui.CJuiDatePicker',</text:p>
      <text:p text:style-name="Standard"><text:s text:c="20"/>'language'=&gt;substr(Yii::app()-&gt;getLanguage(), 0, 2),</text:p>
      <text:p text:style-name="Standard"><text:s text:c="20"/>'options'=&gt;array(</text:p>
      <text:p text:style-name="Standard"><text:s text:c="24"/>'dateFormat'=&gt;Yii::app()-&gt;format-&gt;dateFormat,</text:p>
      <text:p text:style-name="Standard"><text:s text:c="24"/>'showAnim'=&gt;'slide',</text:p>
      <text:p text:style-name="Standard"><text:s text:c="24"/>'changeYear' =&gt; true,</text:p>
      <text:p text:style-name="Standard"><text:s text:c="24"/>'changeMonth' =&gt; true,</text:p>
      <text:p text:style-name="Standard"><text:s text:c="20"/>),</text:p>
      <text:p text:style-name="Standard"><text:s text:c="20"/>'htmlOptions' =&gt; array(</text:p>
      <text:p text:style-name="Standard"><text:s text:c="24"/>'class' =&gt; 'input-small',</text:p>
      <text:p text:style-name="Standard"><text:s text:c="20"/>),</text:p>
      <text:p text:style-name="Standard"><text:s text:c="16"/>),*/</text:p>
      <text:p text:style-name="Standard"/>
      <text:p text:style-name="Standard"><text:s text:c="16"/>/*</text:p>
      <text:p text:style-name="Standard"><text:s text:c="12"/><text:s text:c="4"/>"checkout" =&gt; array(</text:p>
      <text:p text:style-name="Standard"><text:s text:c="20"/>'type' =&gt; 'zii.widgets.jui.CJuiDatePicker',</text:p>
      <text:p text:style-name="Standard"><text:s text:c="20"/>'language'=&gt;substr(Yii::app()-&gt;getLanguage(), 0, 2),</text:p>
      <text:p text:style-name="Standard"><text:s text:c="20"/>'options'=&gt;array(</text:p>
      <text:p text:style-name="Standard"><text:s text:c="24"/>'dateFormat'=&gt;Yii::app()-&gt;format-&gt;dateFormat,</text:p>
      <text:p text:style-name="Standard"><text:s text:c="24"/>'showAnim'=&gt;'slide',</text:p>
      <text:p text:style-name="Standard"><text:s text:c="24"/>'changeYear' =&gt; true,</text:p>
      <text:p text:style-name="Standard"><text:s text:c="24"/>'changeMonth' =&gt; true,</text:p>
      <text:p text:style-name="Standard"><text:s text:c="20"/>),</text:p>
      <text:p text:style-name="Standard"><text:s text:c="20"/>'htmlOptions'=&gt;array(</text:p>
      <text:p text:style-name="Standard"><text:s text:c="24"/>'class'=&gt;'input-small'</text:p>
      <text:p text:style-name="Standard"><text:s text:c="20"/>)</text:p>
      <text:p text:style-name="Standard"><text:s text:c="16"/>),</text:p>
      <text:p text:style-name="Standard"><text:s text:c="16"/>*/</text:p>
      <text:p text:style-name="Standard"/>
      <text:p text:style-name="Standard"/>
      <text:p text:style-name="Standard"/>
      <text:p text:style-name="Standard">public function beforeSave()</text:p>
      <text:p text:style-name="Standard"><text:s text:c="4"/>{</text:p>
      <text:p text:style-name="Standard"><text:s text:c="8"/>if(parent::beforeSave())</text:p>
      <text:p text:style-name="Standard"><text:s text:c="8"/>{</text:p>
      <text:p text:style-name="Standard"><text:s text:c="12"/>//aki pongo mis acciones</text:p>
      <text:p text:style-name="Standard"><text:s text:c="12"/>return true;</text:p>
      <text:p text:style-name="Standard"><text:s text:c="8"/>}</text:p>
      <text:p text:style-name="Standard"/>
      <text:p text:style-name="Standard"><text:s text:c="8"/>return false;</text:p>
      <text:p text:style-name="Standard"><text:s text:c="4"/>}</text:p>
      <text:p text:style-name="Standard"/>
      <text:p text:style-name="Standard"><text:s text:c="4"/>protected function afterSave()</text:p>
      <text:p text:style-name="Standard"><text:s text:c="4"/>{</text:p>
      <text:p text:style-name="Standard"><text:s text:c="8"/>if (parent::afterSave())</text:p>
      <text:p text:style-name="Standard"><text:s text:c="8"/>{</text:p>
      <text:p text:style-name="Standard"/>
      <text:p text:style-name="Standard"><text:s text:c="8"/>}</text:p>
      <text:p text:style-name="Standard"><text:s text:c="8"/>else</text:p>
      <text:p text:style-name="Standard"><text:s text:c="12"/>return false;</text:p>
      <text:p text:style-name="Standard"><text:s text:c="4"/>}</text:p>
      <text:p text:style-name="Standard"/>
      <text:p text:style-name="Standard"/>
      <text:p text:style-name="Standard"/>
      <text:p text:style-name="Standard"/>
      <text:p text:style-name="Standard"/>
      <text:p text:style-name="Standard">public function getTableDetails($checkin,$checkout,$roomId,$adults,$children,$pets){</text:p>
      <text:p text:style-name="Standard"/>
      <text:p text:style-name="Standard"><text:s text:c="8"/>$nights=$this-&gt;nights($checkin,$checkout);</text:p>
      <text:p text:style-name="Standard"><text:s text:c="8"/>$totalpax=$adults+$children;</text:p>
      <text:p text:style-name="Standard"><text:s text:c="8"/>$inicio=strtotime($checkin);</text:p>
      <text:p text:style-name="Standard"><text:s text:c="8"/>$fin=strtotime($checkout);</text:p>
      <text:p text:style-name="Standard"><text:s text:c="8"/>$totalprice=0;</text:p>
      <text:p text:style-name="Standard"><text:s text:c="8"/>$pricepets=0;</text:p>
      <text:p text:style-name="Standard"><text:s text:c="8"/>$counter=0;</text:p>
      <text:p text:style-name="Standard"><text:s text:c="8"/>$pax=$adults;</text:p>
      <text:p text:style-name="Standard"><text:s text:c="8"/>$c=0;</text:p>
      <text:p text:style-name="Standard"/>
      <text:p text:style-name="Standard"><text:s text:c="8"/>if($children &gt;<text:s/>2) $pax=$adults+($children-2);</text:p>
      <text:p text:style-name="Standard"><text:s text:c="8"/>if($pets &gt; 2) $pricepets=100*($pets-2);</text:p>
      <text:p text:style-name="Standard"/>
      <text:p text:style-name="Standard"/>
      <text:p text:style-name="Standard"><text:s text:c="8"/>$details=$this-&gt;getDetailedPrice(</text:p>
      <text:p text:style-name="Standard"><text:s text:c="12"/>$checkin,$checkout,$roomId,$pax</text:p>
      <text:p text:style-name="Standard"><text:s text:c="8"/>);</text:p>
      <text:p text:style-name="Standard"/>
      <text:p text:style-name="Standard"><text:s text:c="8"/>$table='</text:p>
      <text:p text:style-name="Standard"><text:s text:c="8"/>&lt;div class="grid-view"&gt;</text:p>
      <text:p text:style-name="Standard"><text:s text:c="8"/>&lt;fieldset&gt;</text:p>
      <text:p text:style-name="Standard"><text:s text:c="9"/><text:s text:c="3"/>&lt;legend&gt;'.Yii::t('mx','Details').':&lt;/legend&gt;</text:p>
      <text:p text:style-name="Standard"><text:s text:c="12"/>&lt;div class="datagrid"&gt;</text:p>
      <text:p text:style-name="Standard"><text:s text:c="12"/>&lt;table id="details"&gt;</text:p>
      <text:p text:style-name="Standard"><text:s text:c="12"/>&lt;thead&gt;</text:p>
      <text:p text:style-name="Standard"><text:s text:c="16"/>&lt;tr&gt;</text:p>
      <text:p text:style-name="Standard"><text:s text:c="20"/>&lt;th&gt;'.Yii::t('mx','Date').'&lt;/th&gt;</text:p>
      <text:p text:style-name="Standard"><text:s text:c="20"/>&lt;th&gt;'.Yii::t('mx','Adults').'&lt;/th&gt;</text:p>
      <text:p text:style-name="Standard"><text:s text:c="20"/>&lt;th&gt;'.Yii::t('mx','Children').'&lt;/th&gt;</text:p>
      <text:p text:style-name="Standard"><text:s text:c="20"/>&lt;th&gt;'.Yii::t('mx','Pets').'&lt;/th&gt;</text:p>
      <text:p text:style-name="Standard"><text:s text:c="20"/>&lt;th&gt;'.Yii::t('mx','Total Pax').'&lt;/th&gt;</text:p>
      <text:p text:style-name="Standard"><text:s text:c="20"/>&lt;th&gt;'.Yii::t('mx','Subtotal').'&lt;/th&gt;</text:p>
      <text:p text:style-name="Standard"><text:s text:c="16"/>&lt;/tr&gt;</text:p>
      <text:p text:style-name="Standard"><text:s text:c="12"/>&lt;thead&gt;</text:p>
      <text:p text:style-name="Standard"><text:s text:c="12"/>&lt;tbody&gt;</text:p>
      <text:p text:style-name="Standard"><text:s text:c="16"/>&lt;tr&gt;</text:p>
      <text:p text:style-name="Standard"><text:s text:c="8"/>';</text:p>
      <text:p text:style-name="Standard"/>
      <text:p text:style-name="Standard"/>
      <text:p text:style-name="Standard"><text:s text:c="8"/>for($i=$inicio;$i&lt;$fin;$i+=86400):</text:p>
      <text:p text:style-name="Standard"/>
      <text:p text:style-name="Standard"><text:s text:c="12"/>$date=date('Y-m-d',$i);</text:p>
      <text:p text:style-name="Standard"/>
      <text:p text:style-name="Standard"><text:s text:c="12"/>foreach($details[$c++] as $item):</text:p>
      <text:p text:style-name="Standard"><text:s text:c="16"/>foreach($item-&gt;prices as $p):</text:p>
      <text:p text:style-name="Standard"/>
      <text:p text:style-name="Standard"><text:s text:c="8"/><text:s text:c="12"/>$subtotal=$p-&gt;price+$pricepets;</text:p>
      <text:p text:style-name="Standard"><text:s text:c="20"/>$totalprice+=$subtotal;</text:p>
      <text:p text:style-name="Standard"><text:s text:c="20"/>$counter=$counter+1;</text:p>
      <text:p text:style-name="Standard"/>
      <text:p text:style-name="Standard"><text:s text:c="20"/>$table.= ($counter % 2 == 0) ? '&lt;tr <text:s/>class="alt"&gt;' : <text:s/>'&lt;tr&gt;';</text:p>
      <text:p text:style-name="Standard"/>
      <text:p text:style-name="Standard"><text:s text:c="20"/>$table.='</text:p>
      <text:p text:style-name="Standard"><text:s text:c="13"/><text:s text:c="11"/>&lt;td&gt;'.$date.'&lt;/td&gt;</text:p>
      <text:p text:style-name="Standard"><text:s text:c="24"/>&lt;td&gt;'.$adults.'&lt;/td&gt;</text:p>
      <text:p text:style-name="Standard"><text:s text:c="24"/>&lt;td&gt;'.$children.'&lt;/td&gt;</text:p>
      <text:p text:style-name="Standard"><text:s text:c="24"/>&lt;td&gt;'.$pets.'&lt;/td&gt;</text:p>
      <text:p text:style-name="Standard"><text:s text:c="24"/>&lt;td&gt;'.$totalpax.'&lt;/td&gt;</text:p>
      <text:p text:style-name="Standard"><text:s text:c="24"/>&lt;td&gt;'.$subtotal.'&lt;/td&gt;</text:p>
      <text:p text:style-name="Standard"><text:s text:c="20"/>&lt;/tr&gt;';</text:p>
      <text:p text:style-name="Standard"/>
      <text:p text:style-name="Standard"><text:s text:c="16"/>endforeach;</text:p>
      <text:p text:style-name="Standard"><text:s text:c="12"/>endforeach;</text:p>
      <text:p text:style-name="Standard"/>
      <text:p text:style-name="Standard"><text:s text:c="8"/>endfor;</text:p>
      <text:p text:style-name="Standard"/>
      <text:p text:style-name="Standard"><text:s text:c="8"/>$table.='&lt;/tbody&gt;</text:p>
      <text:p text:style-name="Standard"><text:s text:c="20"/>&lt;tfoot&gt;</text:p>
      <text:p text:style-name="Standard"><text:s text:c="24"/>&lt;tr&gt;</text:p>
      <text:p text:style-name="Standard"><text:s text:c="28"/>&lt;td colspan="6"&gt;</text:p>
      <text:p text:style-name="Standard"><text:s text:c="32"/>&lt;div&gt;</text:p>
      <text:p text:style-name="Standard"><text:s text:c="36"/>&lt;h3&gt;'.Yii::t('mx','Total').': $'.$totalprice.' MX&lt;/h3&gt;</text:p>
      <text:p text:style-name="Standard"><text:s text:c="32"/>&lt;/div&gt;</text:p>
      <text:p text:style-name="Standard"><text:s text:c="28"/>&lt;/td&gt;</text:p>
      <text:p text:style-name="Standard"><text:s text:c="24"/>&lt;/tr&gt;</text:p>
      <text:p text:style-name="Standard"><text:s text:c="20"/>&lt;/tfoot&gt;</text:p>
      <text:p text:style-name="Standard"><text:s text:c="16"/>&lt;/table&gt;</text:p>
      <text:p text:style-name="Standard"><text:s text:c="12"/>&lt;/div&gt;';</text:p>
      <text:p text:style-name="Standard"/>
      <text:p text:style-name="Standard"><text:s text:c="8"/>$table.='&lt;/fieldset&gt;&lt;/div&gt;';</text:p>
      <text:p text:style-name="Standard"/>
      <text:p text:style-name="Standard"/>
      <text:p text:style-name="Standard"><text:s text:c="8"/>$summary='</text:p>
      <text:p text:style-name="Standard"><text:s text:c="8"/>&lt;fieldset&gt;</text:p>
      <text:p text:style-name="Standard"><text:s text:c="12"/>&lt;legend&gt;'.Yii::t('mx','Summary').':&lt;/legend&gt;</text:p>
      <text:p text:style-name="Standard"><text:s text:c="16"/>&lt;div class="datagrid"&gt;</text:p>
      <text:p text:style-name="Standard"><text:s text:c="20"/>&lt;table&gt;</text:p>
      <text:p text:style-name="Standard"><text:s text:c="3"/><text:s text:c="21"/>&lt;thead&gt;</text:p>
      <text:p text:style-name="Standard"><text:s text:c="28"/>&lt;tr&gt;</text:p>
      <text:p text:style-name="Standard"><text:s text:c="32"/>&lt;th colspan="2"&gt;'.Yii::t('mx','Your Price').':&lt;/th&gt;</text:p>
      <text:p text:style-name="Standard"><text:s text:c="28"/>&lt;/tr&gt;</text:p>
      <text:p text:style-name="Standard"><text:s text:c="24"/>&lt;/thead&gt;</text:p>
      <text:p text:style-name="Standard"><text:s text:c="24"/>&lt;tbody&gt;</text:p>
      <text:p text:style-name="Standard"><text:s text:c="28"/>&lt;tr&gt;&lt;td&gt;'.Yii::t('mx','Type Room').'&lt;/td&gt;&lt;td&gt;'.Rooms::model()-&gt;getRoomType($roomId).'&lt;/td&gt;&lt;/tr&gt;</text:p>
      <text:p text:style-name="Standard"><text:s text:c="28"/>&lt;tr class="alt"&gt;&lt;td&gt;'.Yii::t('mx','Check In').'&lt;/td&gt;&lt;td&gt;'.$checkin.'&lt;/td&gt;&lt;/tr&gt;</text:p>
      <text:p text:style-name="Standard"><text:s text:c="25"/><text:s text:c="3"/>&lt;tr&gt;&lt;td&gt;'.Yii::t('mx','Check Out').'&lt;/td&gt;&lt;td&gt;'.$checkout.'&lt;/td&gt;&lt;/tr&gt;</text:p>
      <text:p text:style-name="Standard"><text:s text:c="28"/>&lt;tr class="alt"&gt;&lt;td&gt;'.Yii::t('mx','Nights').'&lt;/td&gt;&lt;td&gt;'.$nights.'&lt;/td&gt;&lt;/tr&gt;</text:p>
      <text:p text:style-name="Standard"><text:s text:c="28"/>&lt;tr&gt;&lt;td&gt;'.Yii::t('mx','Adults').'&lt;/td&gt;&lt;td&gt;'.$adults.'&lt;/td&gt;&lt;/tr&gt;</text:p>
      <text:p text:style-name="Standard"><text:s text:c="28"/>&lt;tr class="alt"&gt;&lt;td&gt;'.Yii::t('mx','Children').'&lt;/td&gt;&lt;td&gt;'.$children.'&lt;/td&gt;&lt;/tr&gt;</text:p>
      <text:p text:style-name="Standard"><text:s text:c="28"/>&lt;tr&gt;&lt;td&gt;'.Yii::t('mx','Pets').'&lt;/td&gt;&lt;td&gt;'.$pets.'&lt;/td&gt;&lt;/tr&gt;</text:p>
      <text:p text:style-name="Standard"><text:s text:c="24"/>&lt;/tbody&gt;</text:p>
      <text:p text:style-name="Standard"><text:s text:c="15"/><text:s text:c="5"/>&lt;/table&gt;</text:p>
      <text:p text:style-name="Standard"><text:s text:c="16"/>&lt;/div&gt;</text:p>
      <text:p text:style-name="Standard"><text:s text:c="8"/>&lt;/fieldset&gt;</text:p>
      <text:p text:style-name="Standard"><text:s text:c="8"/>';</text:p>
      <text:p text:style-name="Standard"/>
      <text:p text:style-name="Standard"><text:s text:c="8"/>return '&lt;div class="row-fluid"&gt;'.$summary.$table.'&lt;/div&gt;';</text:p>
      <text:p text:style-name="Standard"/>
      <text:p text:style-name="Standard"/>
      <text:p text:style-name="Standard"><text:s text:c="4"/>}</text:p>
      <text:p text:style-name="Standard"/>
      <text:p text:style-name="Standard"/>
      <text:p text:style-name="Standard"/>
      <text:p text:style-name="Standard"/>
      <text:p text:style-name="Standard">public function getDetailedPrice($checkin,$checkout,$roomId,$pax){</text:p>
      <text:p text:style-name="Standard"/>
      <text:p text:style-name="Standard"><text:s text:c="8"/>$inicio=strtotime($checkin);</text:p>
      <text:p text:style-name="Standard"><text:s text:c="8"/>$fin=strtotime($checkout);</text:p>
      <text:p text:style-name="Standard"><text:s text:c="8"/>$details=array();</text:p>
      <text:p text:style-name="Standard"/>
      <text:p text:style-name="Standard"><text:s text:c="8"/>for($i=$inicio;$i&lt;$fin;$i+=86400):</text:p>
      <text:p text:style-name="Standard"/>
      <text:p text:style-name="Standard"><text:s text:c="12"/>$day=date("d", $i);</text:p>
      <text:p text:style-name="Standard"><text:s text:c="12"/>$month=date("m", $i);</text:p>
      <text:p text:style-name="Standard"><text:s text:c="12"/>$temporada=CalendarSeason::model()-&gt;season($day,$month);</text:p>
      <text:p text:style-name="Standard"/>
      <text:p text:style-name="Standard"><text:s text:c="12"/>$value=Rates::model()-&gt;getRates(</text:p>
      <text:p text:style-name="Standard"><text:s text:c="16"/>$temporada-&gt;tipe,</text:p>
      <text:p text:style-name="Standard"><text:s text:c="16"/>$roomId,</text:p>
      <text:p text:style-name="Standard"><text:s text:c="16"/>$pax</text:p>
      <text:p text:style-name="Standard"><text:s text:c="12"/>);</text:p>
      <text:p text:style-name="Standard"/>
      <text:p text:style-name="Standard"><text:s text:c="12"/>array_push($details,$value);</text:p>
      <text:p text:style-name="Standard"/>
      <text:p text:style-name="Standard"><text:s text:c="8"/>endfor;</text:p>
      <text:p text:style-name="Standard"/>
      <text:p text:style-name="Standard"><text:s text:c="8"/>return $details;</text:p>
      <text:p text:style-name="Standard"><text:s text:c="4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blic function<text:s/>getTotalPrice($checkin,$checkout,$roomId,$adults,$children,$pets){</text:p>
      <text:p text:style-name="Standard"/>
      <text:p text:style-name="Standard"><text:s text:c="8"/>$inicio=strtotime($checkin);</text:p>
      <text:p text:style-name="Standard"><text:s text:c="8"/>$fin=strtotime($checkout);</text:p>
      <text:p text:style-name="Standard"><text:s text:c="8"/>$totalprice=0;</text:p>
      <text:p text:style-name="Standard"><text:s text:c="8"/>$pricepets=0;</text:p>
      <text:p text:style-name="Standard"><text:s text:c="8"/>$pax=0;</text:p>
      <text:p text:style-name="Standard"><text:s text:c="8"/>$c=0;</text:p>
      <text:p text:style-name="Standard"/>
      <text:p text:style-name="Standard"><text:s text:c="8"/>if($children &gt; 2)<text:s/>$pax=$adults+($children-2);</text:p>
      <text:p text:style-name="Standard"><text:s text:c="8"/>if($pets &gt; 2) $pricepets=100*($pets-2);</text:p>
      <text:p text:style-name="Standard"/>
      <text:p text:style-name="Standard"><text:s text:c="8"/>$details=$this-&gt;getDetailedPrice($checkin,$checkout,$roomId,$pax);</text:p>
      <text:p text:style-name="Standard"/>
      <text:p text:style-name="Standard"><text:s text:c="8"/>if($pets &gt; 2) $pricepets=100*($pets-2);</text:p>
      <text:p text:style-name="Standard"/>
      <text:p text:style-name="Standard"><text:s text:c="8"/>for($i=$inicio;$i&lt;$fin;$i+=86400):</text:p>
      <text:p text:style-name="Standard"/>
      <text:p text:style-name="Standard"><text:s text:c="10"/><text:s text:c="2"/>foreach($details[$c++] as $item):</text:p>
      <text:p text:style-name="Standard"><text:s text:c="16"/>foreach($item-&gt;prices as $p):</text:p>
      <text:p text:style-name="Standard"><text:s text:c="20"/>$subtotal=$p-&gt;price+$pricepets;</text:p>
      <text:p text:style-name="Standard"><text:s text:c="20"/>$totalprice+=$subtotal;</text:p>
      <text:p text:style-name="Standard"><text:s text:c="16"/>endforeach;</text:p>
      <text:p text:style-name="Standard"><text:s text:c="12"/>endforeach;</text:p>
      <text:p text:style-name="Standard"/>
      <text:p text:style-name="Standard"><text:s text:c="8"/>endfor;</text:p>
      <text:p text:style-name="Standard"/>
      <text:p text:style-name="Standard"><text:s text:c="8"/>return $totalprice;</text:p>
      <text:p text:style-name="Standard"/>
      <text:p text:style-name="Standard"><text:s text:c="4"/>}</text:p>
      <text:p text:style-name="Standard"/>
      <text:p text:style-name="P2"/>
      <text:p text:style-name="Standard"/>
      <text:p text:style-name="Standard"/>
      <text:p text:style-name="Standard">Para exporter a pdf</text:p>
      <text:p text:style-name="Standard"/>
      <text:p text:style-name="P3">&lt;?php $this-&gt;widget('bootstrap.widgets.TbButtonGroup', array(</text:p>
      <text:p text:style-name="P4"><text:s text:c="8"/>'size'=&gt;'large',</text:p>
      <text:p text:style-name="P5"><text:s text:c="8"/>'type'=&gt;'primary',</text:p>
      <text:p text:style-name="P6"><text:s text:c="8"/>'buttons' =&gt; array(</text:p>
      <text:p text:style-name="P7"><text:s text:c="12"/>array('label' =&gt;Yii::t('mx','Export'), 'items' =&gt;array(</text:p>
      <text:p text:style-name="P8"><text:s text:c="16"/>array('label'=&gt;Yii::t('mx','Export to pdf'),'icon'=&gt;'icon-file', 'url'=&gt;array('ExportPdf'),'linkOptions'=&gt;array('id'=&gt;'pdfx')),</text:p>
      <text:p text:style-name="P9"><text:s text:c="16"/>array('label'=&gt;Yii::t('mx','Export to excel'),'icon'=&gt;'icon-file', 'url'=&gt;'#','linkOptions'=&gt;array('id'=&gt;'excel')),</text:p>
      <text:p text:style-name="P10"><text:s text:c="12"/>))</text:p>
      <text:p text:style-name="P11"><text:s text:c="8"/>)</text:p>
      <text:p text:style-name="P12"><text:s text:c="4"/>));</text:p>
      <text:p text:style-name="P13"><text:s text:c="4"/>?&gt;</text:p>
      <text:p text:style-name="P14"/>
      <text:p text:style-name="P15">&lt;?php /* $this-&gt;widget('bootstrap.widgets.TbButton', array(</text:p>
      <text:p text:style-name="P16"><text:s text:c="8"/>'label' =&gt; Yii::t('mx','Check In'),</text:p>
      <text:p text:style-name="P17"><text:s text:c="8"/>'type' =&gt; 'primary',</text:p>
      <text:p text:style-name="P18"><text:s text:c="8"/>'icon'=&gt;'icon-check',</text:p>
      <text:p text:style-name="P19"><text:s text:c="8"/>'htmlOptions' =&gt;<text:s/>array(</text:p>
      <text:p text:style-name="P20"><text:s text:c="12"/>'ajax' =&gt; array(</text:p>
      <text:p text:style-name="P21"><text:s text:c="16"/>'type' =&gt; 'POST',</text:p>
      <text:p text:style-name="P22"><text:s text:c="16"/>'url' =&gt; $this-&gt;createUrl('exportPdf',array('val' =&gt; 'profile')),</text:p>
      <text:p text:style-name="P23"><text:s text:c="16"/>'success' =&gt; 'function(data){</text:p>
      <text:p text:style-name="P24"/>
      <text:p text:style-name="P25"><text:s text:c="16"/>$("#pdfxx").html(data);</text:p>
      <text:p text:style-name="P26"/>
      <text:p text:style-name="P27"><text:s text:c="16"/>}',</text:p>
      <text:p text:style-name="P28"><text:s text:c="12"/>),</text:p>
      <text:p text:style-name="P29"><text:s text:c="8"/>),</text:p>
      <text:p text:style-name="P30"><text:s text:c="4"/>));*/ ?&gt;</text:p>
      <text:p text:style-name="P31"/>
      <text:p text:style-name="P32"/>
      <text:p text:style-name="P33"/>
      <text:p text:style-name="P34">$pdf = CJavaScript::quote($this-&gt;createUrl('exportPdf'), true);</text:p>
      <text:p text:style-name="P35">$excel = CJavaScript::quote($this-&gt;createUrl('exportExcel'), true);</text:p>
      <text:p text:style-name="P36"/>
      <text:p text:style-name="P37">Yii::app()-&gt;clientScript-&gt;registerScript('export', "</text:p>
      <text:p text:style-name="P38"/>
      <text:p text:style-name="P39">$('#pdfx').click(function(){</text:p>
      <text:p text:style-name="P40"><text:s text:c="4"/>document.location.href = '{$pdf}';</text:p>
      <text:p text:style-name="P41"><text:tab/>return false;</text:p>
      <text:p text:style-name="P42">});</text:p>
      <text:p text:style-name="P43"/>
      <text:p text:style-name="P44">$('#excel').click(function(){</text:p>
      <text:p text:style-name="P45"><text:s text:c="4"/>document.location.href = '{$excel}';</text:p>
      <text:p text:style-name="P46"><text:tab/>return false;</text:p>
      <text:p text:style-name="P47">});</text:p>
      <text:p text:style-name="P48"/>
      <text:p text:style-name="P49">");</text:p>
      <text:p text:style-name="P50"/>
      <text:p text:style-name="P51"/>
      <text:p text:style-name="Standard"/>
      <text:p text:style-name="Standard"/>
      <text:p text:style-name="Standard"/>
      <text:p text:style-name="Standard"/>
      <text:p text:style-name="Standard">&lt;div class="row-fluid"&gt;</text:p>
      <text:p text:style-name="Standard"><text:s text:c="8"/>&lt;div class="span6"&gt;</text:p>
      <text:p text:style-name="Standard"><text:s text:c="12"/>&lt;?php echo $camped-&gt;render(); ?&gt;</text:p>
      <text:p text:style-name="Standard"><text:s text:c="8"/>&lt;/div&gt;</text:p>
      <text:p text:style-name="Standard"><text:s text:c="8"/>&lt;div class="span6"&gt;</text:p>
      <text:p text:style-name="Standard"><text:s text:c="12"/>&lt;?php echo $daypass-&gt;render(); ?&gt;</text:p>
      <text:p text:style-name="Standard"><text:s text:c="8"/>&lt;/div&gt;</text:p>
      <text:p text:style-name="Standard"><text:s text:c="4"/>&lt;/div&gt;</text:p>
      <text:p text:style-name="Standard"/>
      <text:p text:style-name="P52"/>
      <text:p text:style-name="Standard"/>
      <text:p text:style-name="Standard"><text:s text:c="16"/>/*$data=array(</text:p>
      <text:p text:style-name="Standard"><text:s text:c="20"/>'type_reservation'=&gt;$_POST['Reservation']['type_reservation'],</text:p>
      <text:p text:style-name="Standard"><text:s text:c="20"/>'room_id'=&gt;$_POST['Reservation']['room_id'],</text:p>
      <text:p text:style-name="Standard"><text:s text:c="20"/>'checkin'=&gt;$_POST['Reservation']['checkin'],</text:p>
      <text:p text:style-name="Standard"><text:s text:c="20"/>'checkout'=&gt;$_POST['Reservation']['checkout'],</text:p>
      <text:p text:style-name="Standard"><text:s text:c="20"/>'adults'=&gt;$_POST['Reservation']['adults'],</text:p>
      <text:p text:style-name="Standard"><text:s text:c="20"/>'children'=&gt;$_POST['Reservation']['children'],</text:p>
      <text:p text:style-name="Standard"><text:s text:c="20"/>'pets'=&gt;$_POST['Reservation']['pets'],</text:p>
      <text:p text:style-name="Standard"><text:s text:c="16"/>);*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2"/>//$("#customer-form")[0].reset();</text:p>
      <text:p text:style-name="Standard"><text:s text:c="32"/>//$("#myModal").modal({"show":false});</text:p>
      <text:p text:style-name="Standard"><text:s text:c="32"/>//$("#myModal").dialog("close");</text:p>
      <text:p text:style-name="Standard"/>
      <text:p text:style-name="Standard"/>
      <text:p text:style-name="Standard"/>
      <text:p text:style-name="Standard"/>
      <text:p text:style-name="P53"/>
      <text:p text:style-name="Standard"/>
      <text:p text:style-name="Standard"/>
      <text:p text:style-name="Standard">// 'template'=&gt;'{view}',</text:p>
      <text:p text:style-name="Standard"/>
      <text:p text:style-name="Standard"/>
      <text:p text:style-name="Standard"><text:s text:c="16"/>/*'template'=&gt;'{view}{status}',</text:p>
      <text:p text:style-name="Standard"><text:s text:c="16"/>'buttons'=&gt;array(</text:p>
      <text:p text:style-name="Standard"/>
      <text:p text:style-name="Standard"><text:s text:c="3"/><text:s text:c="17"/>'view' =&gt; array</text:p>
      <text:p text:style-name="Standard"><text:s text:c="20"/>(</text:p>
      <text:p text:style-name="Standard"><text:s text:c="24"/>'label'=&gt;Yii::t('mx','Details reservation'),</text:p>
      <text:p text:style-name="Standard"><text:s text:c="24"/>'icon'=&gt;'icon-eye-open',</text:p>
      <text:p text:style-name="Standard"><text:s text:c="24"/>'url'=&gt;'Yii::app()-&gt;createUrl("reservation/view", array("id"=&gt;$data-&gt;id))',</text:p>
      <text:p text:style-name="Standard"><text:s text:c="24"/>'options'=&gt;array(</text:p>
      <text:p text:style-name="Standard"><text:s text:c="28"/>'ajax'=&gt;array(</text:p>
      <text:p text:style-name="Standard"><text:s text:c="32"/>'type'=&gt;'POST',</text:p>
      <text:p text:style-name="Standard"><text:s text:c="32"/>'url'=&gt;"js:$(this).attr('href')",</text:p>
      <text:p text:style-name="Standard"><text:s text:c="32"/>'success'=&gt;'function(data) { $("#detailsview .modal-body p").html(data); $("#detailsview").modal(); }'</text:p>
      <text:p text:style-name="Standard"><text:s text:c="28"/>),</text:p>
      <text:p text:style-name="Standard"><text:s text:c="24"/>),</text:p>
      <text:p text:style-name="Standard"><text:s text:c="20"/>),</text:p>
      <text:p text:style-name="Standard"/>
      <text:p text:style-name="Standard"><text:s text:c="20"/>'status' =&gt;<text:s/>array</text:p>
      <text:p text:style-name="Standard"><text:s text:c="20"/>(</text:p>
      <text:p text:style-name="Standard"><text:s text:c="24"/>'label'=&gt;Yii::t('mx','Change Status'),</text:p>
      <text:p text:style-name="Standard"><text:s text:c="24"/>'icon'=&gt;'icon-pencil',</text:p>
      <text:p text:style-name="Standard"><text:s text:c="24"/>'url'=&gt;'Yii::app()-&gt;createUrl("reservation/update", array("id"=&gt;$data-&gt;id))',</text:p>
      <text:p text:style-name="Standard"><text:s text:c="15"/><text:s text:c="9"/>'options'=&gt;array(</text:p>
      <text:p text:style-name="Standard"><text:s text:c="28"/>'ajax'=&gt;array(</text:p>
      <text:p text:style-name="Standard"><text:s text:c="32"/>'type'=&gt;'POST',</text:p>
      <text:p text:style-name="Standard"><text:s text:c="32"/>'url'=&gt;"js:$(this).attr('href')",</text:p>
      <text:p text:style-name="Standard"><text:s text:c="32"/>'success'=&gt;'function(data) { $("#changeStatus .modal-body p").html(data); $("#changeStatus").modal(); }'</text:p>
      <text:p text:style-name="Standard"><text:s text:c="28"/>),</text:p>
      <text:p text:style-name="Standard"><text:s text:c="24"/>),</text:p>
      <text:p text:style-name="Standard"><text:s text:c="20"/>),</text:p>
      <text:p text:style-name="Standard"><text:s text:c="16"/>)*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lt;?php $this-&gt;renderPartial('_reservations', array(</text:p>
      <text:p text:style-name="Standard"><text:s text:c="4"/>'customers' =&gt; $customers,</text:p>
      <text:p text:style-name="Standard">));</text:p>
      <text:p text:style-name="Standard">?&gt;</text:p>
      <text:p text:style-name="Standard"/>
      <text:p text:style-name="Standard">&lt;?php $this-&gt;beginWidget('bootstrap.widgets.TbModal', array(</text:p>
      <text:p text:style-name="Standard"><text:s text:c="4"/>'id' =&gt; 'detailsview',</text:p>
      <text:p text:style-name="Standard"><text:s text:c="4"/>'autoOpen'=&gt;false</text:p>
      <text:p text:style-name="Standard">));</text:p>
      <text:p text:style-name="Standard">?&gt;</text:p>
      <text:p text:style-name="Standard"/>
      <text:p text:style-name="Standard">&lt;div class="modal-header"&gt;</text:p>
      <text:p text:style-name="Standard"><text:s text:c="4"/>&lt;a class="close" data-dismiss="modal"&gt;&amp;times;&lt;/a&gt;</text:p>
      <text:p text:style-name="Standard"><text:s text:c="4"/>&lt;h4&gt;&lt;?php echo Yii::t('mx','Details<text:s/>Reservation'); ?&gt;&lt;/h4&gt;</text:p>
      <text:p text:style-name="Standard">&lt;/div&gt;</text:p>
      <text:p text:style-name="Standard"/>
      <text:p text:style-name="Standard">&lt;div class="modal-body"&gt;</text:p>
      <text:p text:style-name="Standard"><text:s text:c="4"/>&lt;p&gt;&lt;/p&gt;</text:p>
      <text:p text:style-name="Standard">&lt;/div&gt;</text:p>
      <text:p text:style-name="Standard"/>
      <text:p text:style-name="Standard">&lt;div class="modal-footer"&gt;</text:p>
      <text:p text:style-name="Standard"><text:s text:c="4"/>&lt;?php $this-&gt;widget('bootstrap.widgets.TbButton', array(</text:p>
      <text:p text:style-name="Standard"><text:s text:c="8"/>'label' =&gt; Yii::t('mx','Cancel'),</text:p>
      <text:p text:style-name="Standard"><text:s text:c="8"/>'url' =&gt; '#',</text:p>
      <text:p text:style-name="Standard"><text:s text:c="8"/>'htmlOptions' =&gt; array('data-dismiss' =&gt; 'modal'),</text:p>
      <text:p text:style-name="Standard"><text:s text:c="4"/>)); ?&gt;</text:p>
      <text:p text:style-name="Standard">&lt;/div&gt;</text:p>
      <text:p text:style-name="Standard"/>
      <text:p text:style-name="Standard">&lt;?php $this-&gt;endWidget(); ?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lt;table align="left" border="0" cellpadding="1" cellspacing="1" style="width:80%"&gt;</text:p>
      <text:p text:style-name="Standard"><text:s text:c="8"/>&lt;thead&gt;</text:p>
      <text:p text:style-name="Standard"><text:s text:c="8"/>&lt;tr&gt;</text:p>
      <text:p text:style-name="Standard"><text:s text:c="12"/>&lt;th scope="col"&gt;</text:p>
      <text:p text:style-name="Standard"><text:s text:c="16"/>&lt;p<text:s/>style="text-align: left;"&gt;&lt;strong&gt;&lt;?php echo Yii::t('mx','Name'); ?&gt;: &lt;/strong&gt;&lt;?php echo $customer-&gt;first_name; ?&gt;&lt;/p&gt;</text:p>
      <text:p text:style-name="Standard"><text:s text:c="16"/>&lt;p style="text-align: left;"&gt;&lt;strong&gt;&lt;?php echo Yii::t('mx','Phone'); ?&gt;: &lt;/strong&gt;&lt;?php echo $customer-&gt;home_phone; ?&gt;&lt;/p&gt;</text:p>
      <text:p text:style-name="Standard"><text:s text:c="16"/>&lt;p style="text-align: left;"&gt;&lt;strong&gt;&lt;?php echo Yii::t('mx','Origin'); ?&gt;: &lt;/strong&gt;&lt;?php echo $customer-&gt;state; ?&gt;&lt;/p&gt;</text:p>
      <text:p text:style-name="Standard"><text:s text:c="16"/>&lt;p style="text-align: left;"&gt;&lt;strong&gt;&lt;?php echo Yii::t('mx','Email'); ?&gt;: &lt;/strong&gt;&lt;/a&gt;&lt;?php echo $customer-&gt;email; ?&gt;&lt;/p&gt;</text:p>
      <text:p text:style-name="Standard"><text:s text:c="16"/>&lt;p style="text-align: left;"&gt;&amp;nbsp;&lt;/p&gt;</text:p>
      <text:p text:style-name="Standard"><text:s text:c="12"/>&lt;/th&gt;</text:p>
      <text:p text:style-name="Standard"><text:s text:c="8"/>&lt;/tr&gt;</text:p>
      <text:p text:style-name="Standard"><text:s text:c="8"/>&lt;/thead&gt;</text:p>
      <text:p text:style-name="Standard"><text:s text:c="8"/>&lt;tbody&gt;</text:p>
      <text:p text:style-name="Standard"><text:s text:c="8"/>&lt;tr&gt;</text:p>
      <text:p text:style-name="Standard"><text:s text:c="12"/><text:span text:style-name="T54">&lt;td&gt;</text:span></text:p>
      <text:p text:style-name="P55"><text:s text:c="16"/>&lt;p&gt;Gracias por su interés de hospedarse con nosotros&lt;/p&gt;</text:p>
      <text:p text:style-name="P56"/>
      <text:p text:style-name="P57"><text:s text:c="16"/>&lt;p&gt;Favor de visitar nuestra página: &lt;a href="http://www.cocoaventura.com/"&gt;www.cocoaventura.com&lt;/a&gt;&lt;/p&gt;</text:p>
      <text:p text:style-name="P58"><text:s text:c="12"/>&lt;/td&gt;</text:p>
      <text:p text:style-name="P59"><text:s text:c="8"/>&lt;/tr&gt;</text:p>
      <text:p text:style-name="P60"><text:s text:c="8"/>&lt;tr&gt;</text:p>
      <text:p text:style-name="P61"><text:s text:c="12"/>&lt;td&gt;Básicamente CocoAventura tiene 3 opciones de Admisión que son las siguientes:&lt;/td&gt;</text:p>
      <text:p text:style-name="P62"><text:s text:c="8"/>&lt;/tr&gt;</text:p>
      <text:p text:style-name="P63"><text:s text:c="8"/>&lt;tr&gt;</text:p>
      <text:p text:style-name="P64"><text:s text:c="12"/>&lt;td&gt;</text:p>
      <text:p text:style-name="P65"><text:s text:c="16"/>&lt;p style="margin-left:36.0pt"&gt;1.&amp;nbsp;&amp;nbsp;&amp;nbsp;&amp;nbsp;&amp;nbsp;&amp;nbsp;&amp;nbsp;&lt;strong&gt;Admisi&amp;oacute;n por D&amp;iacute;a (le llamamos &amp;quot;Pasar el D&amp;iacute;a&amp;quot;):&amp;nbsp;&lt;/strong&gt;Esta opci&amp;oacute;n cuesta&amp;nbsp;&lt;strong&gt;$100.00 pesos&amp;nbsp;&lt;/strong&gt;por persona mayor de 1.20 mt. de estatura y&amp;nbsp;&lt;strong&gt;$ 50.00 pesos&amp;nbsp;&lt;/strong&gt;por persona menor de 1.20 mt de estatura y le permite estar en CocoAventura de 9am a 18:00 horas. Las personas que permanezcan en CocoAventura despu&amp;eacute;s de las 18:00 horas deber&amp;aacute;n pagar&amp;nbsp;&lt;strong&gt;$150.00 pesos&amp;nbsp;&lt;/strong&gt;por persona adicional que corresponde a la &amp;quot;tarifa nocturna&amp;quot; y pueden salir hasta el siguiente d&amp;iacute;a a las 13:00 horas como m&amp;aacute;ximo.&lt;/p&gt;</text:p>
      <text:p text:style-name="P66"/>
      <text:p text:style-name="P67"><text:s text:c="16"/>&lt;p style="margin-left:36.0pt"&gt;2.&amp;nbsp;&amp;nbsp;&amp;nbsp;&amp;nbsp;&amp;nbsp;&amp;nbsp;&amp;nbsp;&lt;strong&gt;Camping:&amp;nbsp;&lt;/strong&gt;Esta opci&amp;oacute;n cuesta&amp;nbsp;&lt;strong&gt;$ 150.00 pesos&amp;nbsp;&lt;/strong&gt;por persona por noche mayor de 1.20 mt de<text:s/>estatura y&amp;nbsp;&lt;strong&gt;$ 100.00 pesos&amp;nbsp;&lt;/strong&gt;por persona por noche menor de 1.20 mt de estatura&amp;nbsp;&lt;strong&gt;acampando en sus propias casas de campa&amp;ntilde;a&lt;/strong&gt; y les permite estar en CocoAventura desde las 15:00 horas del primer d&amp;iacute;a hasta las 13:00 horas del d&amp;iacute;a siguiente.&lt;/p&gt;</text:p>
      <text:p text:style-name="P68"/>
      <text:p text:style-name="P69"><text:s text:c="16"/>&lt;p style="margin-left:36.0pt"&gt;3.&amp;nbsp;&amp;nbsp;&amp;nbsp;&amp;nbsp;&amp;nbsp;&amp;nbsp;&amp;nbsp;&lt;strong&gt;Caba&amp;ntilde;as:&amp;nbsp;&lt;/strong&gt;Tenemos caba&amp;ntilde;as con Ventiladores o con Aire Acondicionado con capacidades de 1 hasta 5 personas (ver tarifas en el link anterior). El horario de entrada es desde las 15:00 horas del primer d&amp;iacute;a hasta las 13:00 horas del d&amp;iacute;a siguiente.&lt;/p&gt;</text:p>
      <text:p text:style-name="Standard"><text:span text:style-name="T70"><text:s text:c="12"/></text:span>&lt;/td&gt;</text:p>
      <text:p text:style-name="Standard"><text:s text:c="8"/>&lt;/tr&gt;</text:p>
      <text:p text:style-name="Standard"><text:s text:c="8"/>&lt;tr&gt;</text:p>
      <text:p text:style-name="Standard"><text:s text:c="12"/>&lt;td&gt;&amp;nbsp;&lt;/td&gt;</text:p>
      <text:p text:style-name="Standard"><text:s text:c="8"/>&lt;/tr&gt;</text:p>
      <text:p text:style-name="Standard"><text:s text:c="8"/>&lt;tr&gt;</text:p>
      <text:p text:style-name="Standard"><text:s text:c="12"/>&lt;td&gt;&amp;nbsp;&lt;/td&gt;</text:p>
      <text:p text:style-name="Standard"><text:s text:c="8"/>&lt;/tr&gt;</text:p>
      <text:p text:style-name="Standard"><text:s text:c="8"/>&lt;tr&gt;</text:p>
      <text:p text:style-name="Standard"><text:s text:c="12"/>&lt;td&gt;&amp;nbsp;&lt;/td&gt;</text:p>
      <text:p text:style-name="Standard"><text:s text:c="8"/>&lt;/tr&gt;</text:p>
      <text:p text:style-name="Standard"><text:s text:c="8"/>&lt;tr&gt;</text:p>
      <text:p text:style-name="Standard"><text:s text:c="12"/>&lt;td&gt;&amp;nbsp;&lt;/td&gt;</text:p>
      <text:p text:style-name="Standard"><text:s text:c="8"/>&lt;/tr&gt;</text:p>
      <text:p text:style-name="Standard"><text:s text:c="8"/>&lt;tr&gt;</text:p>
      <text:p text:style-name="Standard"><text:s text:c="12"/>&lt;td&gt;&amp;nbsp;&lt;/td&gt;</text:p>
      <text:p text:style-name="Standard"><text:s text:c="8"/>&lt;/tr&gt;</text:p>
      <text:p text:style-name="Standard"><text:s text:c="8"/>&lt;tr&gt;</text:p>
      <text:p text:style-name="Standard"><text:s text:c="9"/><text:s text:c="3"/>&lt;td&gt;&amp;nbsp;&lt;/td&gt;</text:p>
      <text:p text:style-name="Standard"><text:s text:c="8"/>&lt;/tr&gt;</text:p>
      <text:p text:style-name="Standard"><text:s text:c="8"/>&lt;/tbody&gt;</text:p>
      <text:p text:style-name="Standard"><text:s text:c="4"/>&lt;/table&gt;</text:p>
      <text:p text:style-name="Standard"/>
      <text:p text:style-name="Standard"><text:s text:c="4"/>&lt;p&gt;&amp;nbsp;&lt;/p&gt;</text:p>
      <text:p text:style-name="Standard"/>
      <text:p text:style-name="Standard"/>
      <text:p text:style-name="Standard"/>
      <text:p text:style-name="Standard">/*</text:p>
      <text:p text:style-name="Standard"><text:s text:c="20"/>'view' =&gt;<text:s/>array</text:p>
      <text:p text:style-name="Standard"><text:s text:c="20"/>(</text:p>
      <text:p text:style-name="Standard"><text:s text:c="24"/>'label'=&gt;Yii::t('mx','Details reservation'),</text:p>
      <text:p text:style-name="Standard"><text:s text:c="24"/>'icon'=&gt;'icon-eye-open',</text:p>
      <text:p text:style-name="Standard"><text:s text:c="24"/>'url'=&gt;'Yii::app()-&gt;createUrl("reservation/view", array("id"=&gt;$data-&gt;id))',</text:p>
      <text:p text:style-name="Standard"><text:s text:c="9"/><text:s text:c="15"/>'options'=&gt;array(</text:p>
      <text:p text:style-name="Standard"><text:s text:c="28"/>'ajax'=&gt;array(</text:p>
      <text:p text:style-name="Standard"><text:s text:c="32"/>'type'=&gt;'POST',</text:p>
      <text:p text:style-name="Standard"><text:s text:c="32"/>'url'=&gt;"js:$(this).attr('href')",</text:p>
      <text:p text:style-name="Standard"><text:s text:c="32"/>'success'=&gt;'function(data) {<text:s/>$("#detailsview .modal-body p").html(data); $("#detailsview").modal(); }'</text:p>
      <text:p text:style-name="Standard"><text:s text:c="28"/>),</text:p>
      <text:p text:style-name="Standard"><text:s text:c="24"/>),</text:p>
      <text:p text:style-name="Standard"><text:s text:c="20"/>),</text:p>
      <text:p text:style-name="Standard">*/</text:p>
      <text:p text:style-name="Standard"/>
      <text:p text:style-name="Standard"/>
      <text:p text:style-name="Standard">'options'=&gt;array(</text:p>
      <text:p text:style-name="Standard"><text:s text:c="28"/>'ajax'=&gt;array(</text:p>
      <text:p text:style-name="Standard"><text:s text:c="32"/>'type'=&gt;'POST',</text:p>
      <text:p text:style-name="Standard"><text:s text:c="32"/>'url'=&gt;"js:$(this).attr('href')",</text:p>
      <text:p text:style-name="Standard"><text:s text:c="32"/>'success'=&gt;'function(data) { $("#changeStatus .modal-body p").html(data); $("#changeStatus").modal(); }'</text:p>
      <text:p text:style-name="Standard"><text:s text:c="28"/>),</text:p>
      <text:p text:style-name="Standard"><text:s text:c="9"/><text:s text:c="15"/>),</text:p>
      <text:p text:style-name="Standard"/>
      <text:p text:style-name="Standard"/>
      <text:p text:style-name="Standard"/>
      <text:p text:style-name="Standard">if(isset($_POST['CustomerReservations']))</text:p>
      <text:p text:style-name="Standard"><text:s text:c="12"/>{</text:p>
      <text:p text:style-name="Standard"><text:s text:c="16"/>if($_POST['CustomerReservations']['id'] == null){</text:p>
      <text:p text:style-name="Standard"/>
      <text:p text:style-name="Standard"><text:s text:c="20"/>$customer-&gt;attributes=$_POST['CustomerReservations'];</text:p>
      <text:p text:style-name="Standard"/>
      <text:p text:style-name="Standard"><text:s text:c="20"/>if($customer-&gt;save()){</text:p>
      <text:p text:style-name="Standard"/>
      <text:p text:style-name="Standard"><text:s text:c="24"/>$customerId = $customer-&gt;getPrimaryKey();</text:p>
      <text:p text:style-name="Standard"/>
      <text:p text:style-name="Standard"><text:s text:c="24"/>foreach($reservations as $items){</text:p>
      <text:p text:style-name="Standard"/>
      <text:p text:style-name="Standard"><text:s text:c="28"/>if($items['type_reservation']=='CABANA' or $items['type_reservation']=='TENT'){</text:p>
      <text:p text:style-name="Standard"><text:s text:c="12"/><text:s text:c="20"/>$reservation=new Reservation;</text:p>
      <text:p text:style-name="Standard"><text:s text:c="32"/>$reservation-&gt;attributes=$items;</text:p>
      <text:p text:style-name="Standard"><text:s text:c="32"/>$reservation-&gt;checkin=$items['checkin'].' '.$items['checkin_hour'];</text:p>
      <text:p text:style-name="Standard"><text:s text:c="32"/>$reservation-&gt;checkout=$items['checkout'].' '.$items['checkout_hour'];</text:p>
      <text:p text:style-name="Standard"><text:s text:c="32"/>$reservation-&gt;customer_reservation_id=$customerId;</text:p>
      <text:p text:style-name="Standard"/>
      <text:p text:style-name="Standard"><text:s text:c="32"/>$reservation-&gt;save();</text:p>
      <text:p text:style-name="Standard"><text:s text:c="28"/>}</text:p>
      <text:p text:style-name="Standard"/>
      <text:p text:style-name="Standard"><text:s text:c="25"/><text:s text:c="3"/>if($items['type_reservation']=='CAMPED' or $items['type_reservation']=='DAYPASS'){</text:p>
      <text:p text:style-name="Standard"><text:s text:c="32"/>$campedAndDayPass=new ReservationCamped;</text:p>
      <text:p text:style-name="Standard"><text:s text:c="32"/>$campedAndDayPass-&gt;attributes=$items;</text:p>
      <text:p text:style-name="Standard"><text:s text:c="27"/><text:s text:c="5"/>$campedAndDayPass-&gt;checkin=$items['checkin'].' '.$items['checkin_hour'];</text:p>
      <text:p text:style-name="Standard"><text:s text:c="32"/>$campedAndDayPass-&gt;checkout=$items['checkout'].' '.$items['checkout_hour'];</text:p>
      <text:p text:style-name="Standard"><text:s text:c="32"/>$campedAndDayPass-&gt;customer_reservation_id=$customerId;</text:p>
      <text:p text:style-name="Standard"><text:s text:c="32"/>$campedAndDayPass-&gt;save();</text:p>
      <text:p text:style-name="Standard"><text:s text:c="28"/>}</text:p>
      <text:p text:style-name="Standard"><text:s text:c="24"/>}</text:p>
      <text:p text:style-name="Standard"/>
      <text:p text:style-name="Standard"><text:s text:c="24"/>Yii::app()-&gt;getSession()-&gt;remove('modelExport');</text:p>
      <text:p text:style-name="Standard"><text:s text:c="24"/>$res=array(</text:p>
      <text:p text:style-name="Standard"><text:s text:c="28"/>'ok'=&gt;true,</text:p>
      <text:p text:style-name="Standard"><text:s text:c="28"/>'redirect'=&gt;Yii::app()-&gt;createUrl('reservation/index')</text:p>
      <text:p text:style-name="Standard"><text:s text:c="24"/>);</text:p>
      <text:p text:style-name="Standard"><text:s text:c="20"/>}</text:p>
      <text:p text:style-name="Standard"/>
      <text:p text:style-name="Standard"><text:s text:c="16"/>}else{</text:p>
      <text:p text:style-name="Standard"/>
      <text:p text:style-name="Standard"><text:s text:c="20"/>foreach($reservations as $items){</text:p>
      <text:p text:style-name="Standard"/>
      <text:p text:style-name="Standard"><text:s text:c="4"/><text:s text:c="20"/>if($items['type_reservation']=='CABANA' or $items['type_reservation']=='TENT'){</text:p>
      <text:p text:style-name="Standard"><text:s text:c="28"/>$reservation=new Reservation;</text:p>
      <text:p text:style-name="Standard"><text:s text:c="28"/>$reservation-&gt;attributes=$items;</text:p>
      <text:p text:style-name="Standard"><text:s text:c="28"/>$reservation-&gt;checkin=$items['checkin'].' '.$items['checkin_hour'];</text:p>
      <text:p text:style-name="Standard"><text:s text:c="28"/>$reservation-&gt;checkout=$items['checkout'].' '.$items['checkout_hour'];</text:p>
      <text:p text:style-name="Standard"><text:s text:c="28"/>$reservation-&gt;customer_reservation_id=$_POST['Customers']['id'];</text:p>
      <text:p text:style-name="Standard"/>
      <text:p text:style-name="Standard"><text:s text:c="28"/>$reservation-&gt;save();</text:p>
      <text:p text:style-name="Standard"><text:s text:c="24"/>}</text:p>
      <text:p text:style-name="Standard"/>
      <text:p text:style-name="Standard"><text:s text:c="24"/>if($items['type_reservation']=='CAMPED' or $items['type_reservation']=='DAYPASS'){</text:p>
      <text:p text:style-name="Standard"><text:s text:c="28"/>$campedAndDayPass=new ReservationCamped;</text:p>
      <text:p text:style-name="Standard"><text:s text:c="28"/>$campedAndDayPass-&gt;attributes=$items;</text:p>
      <text:p text:style-name="Standard"><text:s text:c="28"/>$campedAndDayPass-&gt;checkin=$items['checkin'].' '.$items['checkin_hour'];</text:p>
      <text:p text:style-name="Standard"><text:s text:c="28"/>$campedAndDayPass-&gt;checkout=$items['checkout'].' '.$items['checkout_hour'];</text:p>
      <text:p text:style-name="Standard"><text:s text:c="28"/>$campedAndDayPass-&gt;customer_reservation_id=$_POST['Customers']['id'];</text:p>
      <text:p text:style-name="Standard"><text:s text:c="28"/>$campedAndDayPass-&gt;save();</text:p>
      <text:p text:style-name="Standard"><text:s text:c="24"/>}</text:p>
      <text:p text:style-name="Standard"><text:s text:c="20"/>}</text:p>
      <text:p text:style-name="Standard"/>
      <text:p text:style-name="Standard"><text:s text:c="20"/>Yii::app()-&gt;getSession()-&gt;remove('modelExport');</text:p>
      <text:p text:style-name="Standard"><text:s text:c="20"/>$res=array(</text:p>
      <text:p text:style-name="Standard"><text:s text:c="24"/>'ok'=&gt;true,</text:p>
      <text:p text:style-name="Standard"><text:s text:c="24"/>'redirect'=&gt;Yii::app()-&gt;createUrl('reservation/index')</text:p>
      <text:p text:style-name="Standard"><text:s text:c="20"/>);</text:p>
      <text:p text:style-name="Standard"><text:s text:c="16"/>}</text:p>
      <text:p text:style-name="Standard"><text:s text:c="12"/>}</text:p>
      <text:p text:style-name="Standard"/>
      <text:p text:style-name="Standard"/>
      <text:p text:style-name="Standard"/>
      <text:p text:style-name="Standard"/>
      <text:p text:style-name="Standard"><text:s text:c="3"/>/*</text:p>
      <text:p text:style-name="Standard"/>
      <text:p text:style-name="Standard"><text:s text:c="4"/>public function actionEditable(){</text:p>
      <text:p text:style-name="Standard"/>
      <text:p text:style-name="Standard"><text:s text:c="8"/>$r = Yii::app()-&gt;getRequest();</text:p>
      <text:p text:style-name="Standard"><text:s text:c="8"/>// we can check whether is comming from a specific grid id too</text:p>
      <text:p text:style-name="Standard"><text:s text:c="8"/>// avoided for the sake of the example</text:p>
      <text:p text:style-name="Standard"><text:s text:c="8"/>if($r-&gt;getParam('editable'))</text:p>
      <text:p text:style-name="Standard"><text:s text:c="8"/>{</text:p>
      <text:p text:style-name="Standard"><text:s text:c="12"/>//echo<text:s/>$r-&gt;getParam('attribute');</text:p>
      <text:p text:style-name="Standard"><text:s text:c="12"/>echo $r-&gt;getParam('value');</text:p>
      <text:p text:style-name="Standard"><text:s text:c="12"/>Yii::app()-&gt;end();</text:p>
      <text:p text:style-name="Standard"><text:s text:c="8"/><text:span text:style-name="T71">}</text:span></text:p>
      <text:p text:style-name="P72"><text:s text:c="4"/>}</text:p>
      <text:p text:style-name="P73">*/</text:p>
      <text:p text:style-name="P74"/>
      <text:p text:style-name="P75"/>
      <text:p text:style-name="P76"/>
      <text:p text:style-name="P77"/>
      <text:p text:style-name="P78"/>
      <text:p text:style-name="P79">&lt;!-- <text:s/>inicia formulario para enviar por E-mail !--&gt;</text:p>
      <text:p text:style-name="P80"/>
      <text:p text:style-name="Standard"><text:span text:style-name="T81"><text:s text:c="4"/></text:span>&lt;?php $this-&gt;beginWidget('bootstrap.widgets.TbModal', array('id' =&gt;<text:s/>'send')); ?&gt;</text:p>
      <text:p text:style-name="Standard"/>
      <text:p text:style-name="Standard"><text:s text:c="4"/>&lt;div class="modal-header"&gt;</text:p>
      <text:p text:style-name="Standard"><text:s text:c="8"/>&lt;a class="close" data-dismiss="modal"&gt;&amp;times;&lt;/a&gt;</text:p>
      <text:p text:style-name="Standard"><text:s text:c="8"/>&lt;h4&gt;&lt;?php echo Yii::t('mx','Send By E-mail'); ?&gt;&lt;/h4&gt;</text:p>
      <text:p text:style-name="Standard"><text:s text:c="4"/>&lt;/div&gt;</text:p>
      <text:p text:style-name="Standard"/>
      <text:p text:style-name="Standard"><text:s text:c="4"/>&lt;div class="modal-body"&gt;</text:p>
      <text:p text:style-name="Standard"><text:s text:c="8"/>&lt;?php echo $this-&gt;renderPartial('_send',<text:s/>array('model'=&gt;$model));?&gt;</text:p>
      <text:p text:style-name="Standard"><text:s text:c="4"/>&lt;/div&gt;</text:p>
      <text:p text:style-name="Standard"/>
      <text:p text:style-name="Standard"><text:s text:c="4"/>&lt;div class="modal-footer"&gt;</text:p>
      <text:p text:style-name="Standard"><text:s text:c="8"/>&lt;?php $this-&gt;widget('bootstrap.widgets.TbButton', array(</text:p>
      <text:p text:style-name="Standard"><text:s text:c="12"/>'label' =&gt; Yii::t('mx','Cancel'),</text:p>
      <text:p text:style-name="Standard"><text:s text:c="12"/>'url' =&gt;<text:s/>'#',</text:p>
      <text:p text:style-name="Standard"><text:s text:c="12"/>'htmlOptions' =&gt; array('data-dismiss' =&gt; 'modal'),</text:p>
      <text:p text:style-name="Standard"><text:s text:c="8"/><text:span text:style-name="T82">)); ?&gt;</text:span></text:p>
      <text:p text:style-name="P83"><text:s text:c="4"/>&lt;/div&gt;</text:p>
      <text:p text:style-name="P84"/>
      <text:p text:style-name="P85"><text:s text:c="4"/>&lt;?php $this-&gt;endWidget(); ?&gt;</text:p>
      <text:p text:style-name="P86"/>
      <text:p text:style-name="P87"/>
      <text:p text:style-name="P88"><text:s text:c="4"/>&lt;!-- <text:s/>inicia formulario para exportar a pdf !--&gt;</text:p>
      <text:p text:style-name="P89"/>
      <text:p text:style-name="P90"/>
      <text:p text:style-name="Standard"><text:span text:style-name="T91"><text:s text:c="4"/></text:span>&lt;?php $this-&gt;beginWidget('bootstrap.widgets.TbModal', array('id' =&gt; 'export')); ?&gt;</text:p>
      <text:p text:style-name="Standard"/>
      <text:p text:style-name="Standard"><text:s text:c="4"/>&lt;div class="modal-header"&gt;</text:p>
      <text:p text:style-name="Standard"><text:s text:c="8"/>&lt;a class="close" data-dismiss="modal"&gt;&amp;times;&lt;/a&gt;</text:p>
      <text:p text:style-name="Standard"><text:s text:c="8"/>&lt;h4&gt;&lt;?php echo Yii::t('mx','Export'); ?&gt;&lt;/h4&gt;</text:p>
      <text:p text:style-name="Standard"><text:s text:c="4"/>&lt;/div&gt;</text:p>
      <text:p text:style-name="Standard"/>
      <text:p text:style-name="Standard"><text:s text:c="4"/>&lt;div class="modal-body"&gt;</text:p>
      <text:p text:style-name="Standard"><text:s text:c="8"/>&lt;?php echo $this-&gt;renderPartial('_pdf', array());?&gt;</text:p>
      <text:p text:style-name="Standard"><text:s text:c="4"/>&lt;/div&gt;</text:p>
      <text:p text:style-name="Standard"/>
      <text:p text:style-name="Standard"><text:s text:c="4"/>&lt;div class="modal-footer"&gt;</text:p>
      <text:p text:style-name="Standard"><text:s text:c="8"/>&lt;?php $this-&gt;widget('bootstrap.widgets.TbButton', array(</text:p>
      <text:p text:style-name="Standard"><text:s text:c="12"/>'label' =&gt; Yii::t('mx','Cancel'),</text:p>
      <text:p text:style-name="Standard"><text:s text:c="12"/>'url' =&gt; '#',</text:p>
      <text:p text:style-name="Standard"><text:s text:c="12"/>'htmlOptions' =&gt; array('data-dismiss' =&gt; 'modal'),</text:p>
      <text:p text:style-name="Standard"><text:s text:c="7"/><text:s/>)); ?&gt;</text:p>
      <text:p text:style-name="Standard"><text:s text:c="4"/>&lt;/div&gt;</text:p>
      <text:p text:style-name="Standard"/>
      <text:p text:style-name="Standard"><text:s text:c="4"/>&lt;?php $this-&gt;endWidget(); ?&gt;</text:p>
      <text:p text:style-name="Standard"/>
      <text:p text:style-name="Standard"/>
      <text:p text:style-name="Standard"/>
      <text:p text:style-name="Standard">&lt;?php /*$this-&gt;widget('bootstrap.widgets.TbButtonGroup', array(</text:p>
      <text:p text:style-name="Standard"><text:s text:c="12"/>'size'=&gt;'large',</text:p>
      <text:p text:style-name="Standard"><text:s text:c="12"/>'type'=&gt;'primary',</text:p>
      <text:p text:style-name="Standard"><text:s text:c="12"/>'buttons' =&gt;<text:s/>array(</text:p>
      <text:p text:style-name="Standard"><text:s text:c="16"/>array('label' =&gt;Yii::t('mx','Export'), 'items' =&gt;array(</text:p>
      <text:p text:style-name="Standard"><text:s text:c="20"/>array('label'=&gt;Yii::t('mx','Export to pdf'),'icon'=&gt;'icon-file', 'url'=&gt;'#','htmlOptions' =&gt;</text:p>
      <text:p text:style-name="Standard"><text:s text:c="24"/>array(</text:p>
      <text:p text:style-name="Standard"><text:s text:c="28"/>'data-toggle' =&gt; 'modalexport',</text:p>
      <text:p text:style-name="Standard"><text:s text:c="28"/>'data-target' =&gt; '#export',</text:p>
      <text:p text:style-name="Standard"><text:s text:c="24"/>)),</text:p>
      <text:p text:style-name="Standard"><text:s text:c="20"/>array('label'=&gt;Yii::t('mx','Export to excel'),'icon'=&gt;'icon-file', 'url'=&gt;array('exportExcel')),</text:p>
      <text:p text:style-name="Standard"><text:s text:c="16"/>))</text:p>
      <text:p text:style-name="Standard"><text:s text:c="8"/><text:s text:c="4"/>)</text:p>
      <text:p text:style-name="Standard"><text:s text:c="8"/>));*/</text:p>
      <text:p text:style-name="Standard"/>
      <text:p text:style-name="Standard"><text:s text:c="8"/>?&gt;</text:p>
      <text:p text:style-name="Standard"/>
      <text:p text:style-name="Standard"><text:s text:c="8"/>&lt;?php /* $this-&gt;widget('bootstrap.widgets.TbButton', array(</text:p>
      <text:p text:style-name="Standard"><text:s text:c="12"/>'label' =&gt; Yii::t('mx','Send'),</text:p>
      <text:p text:style-name="Standard"><text:s text:c="12"/>'type' =&gt; 'primary',</text:p>
      <text:p text:style-name="Standard"><text:s text:c="12"/>'icon'=&gt;'icon-envelope',</text:p>
      <text:p text:style-name="Standard"><text:s text:c="12"/>'htmlOptions' =&gt; array(</text:p>
      <text:p text:style-name="Standard"><text:s text:c="5"/><text:s text:c="11"/>'data-toggle' =&gt; 'modal',</text:p>
      <text:p text:style-name="Standard"><text:s text:c="16"/>'data-target' =&gt; '#send',</text:p>
      <text:p text:style-name="Standard"><text:s text:c="12"/>),</text:p>
      <text:p text:style-name="Standard"><text:s text:c="8"/>));*/</text:p>
      <text:p text:style-name="Standard"><text:s text:c="8"/>?&gt;</text:p>
      <text:p text:style-name="Standard"/>
      <text:p text:style-name="Standard"/>
      <text:p text:style-name="Standard"/>
      <text:p text:style-name="Standard"/>
      <text:p text:style-name="Standard"/>
      <text:p text:style-name="Standard">$this-&gt;widget('ext.groupgridview.BootGroupGridView', array(</text:p>
      <text:p text:style-name="Standard"><text:s text:c="8"/>'id' =&gt; 'reservation-grid',</text:p>
      <text:p text:style-name="Standard"><text:s text:c="8"/>'emptyText' =&gt;<text:s/>Yii::t('mx','There are no data to display'),</text:p>
      <text:p text:style-name="Standard"><text:s text:c="8"/>'showTableOnEmpty' =&gt; false,</text:p>
      <text:p text:style-name="Standard"><text:s text:c="8"/>'summaryText' =&gt; '&lt;strong&gt;'.Yii::t('mx','Customers').': {count}&lt;/strong&gt;',</text:p>
      <text:p text:style-name="Standard"><text:s text:c="8"/>'template' =&gt; '{items}{pager}',</text:p>
      <text:p text:style-name="Standard"><text:s text:c="8"/>'type' =&gt; 'hover condensed',</text:p>
      <text:p text:style-name="Standard"><text:s text:c="8"/>'dataProvider' =&gt; $customers-&gt;search(),</text:p>
      <text:p text:style-name="Standard"><text:s text:c="8"/>'filter'=&gt;$customers,</text:p>
      <text:p text:style-name="Standard"><text:s text:c="8"/>'extraRowColumns' =&gt; array('first_name'),</text:p>
      <text:p text:style-name="Standard"><text:s text:c="8"/>'extraRowExpression' =&gt; '"&lt;b style=\"font-size: 16px; color: green;text-align:center\"&gt;".strtoupper($data-&gt;customerReservation-&gt;customer-&gt;first_name)."&lt;/b&gt;"',</text:p>
      <text:p text:style-name="Standard"><text:s text:c="8"/>'enablePagination'=&gt;true,</text:p>
      <text:p text:style-name="Standard"><text:s text:c="8"/>'pager' =&gt; array(</text:p>
      <text:p text:style-name="Standard"><text:s text:c="12"/>'class' =&gt; 'bootstrap.widgets.TbPager',</text:p>
      <text:p text:style-name="Standard"><text:s text:c="12"/>'displayFirstAndLast' =&gt; true,</text:p>
      <text:p text:style-name="Standard"><text:s text:c="8"/>),</text:p>
      <text:p text:style-name="Standard"><text:s text:c="8"/>'columns' =&gt; array(</text:p>
      <text:p text:style-name="Standard"><text:s text:c="12"/>'id',</text:p>
      <text:p text:style-name="Standard"><text:s text:c="12"/>array(</text:p>
      <text:p text:style-name="Standard"><text:s text:c="16"/>'name' =&gt; 'checkin',</text:p>
      <text:p text:style-name="Standard"><text:s text:c="16"/>'value' =&gt; '$data-&gt;checkin',</text:p>
      <text:p text:style-name="Standard"><text:s text:c="16"/>'filter' =&gt; $this-&gt;widget('zii.widgets.jui.CJuiDatePicker', array(</text:p>
      <text:p text:style-name="Standard"><text:s text:c="23"/>'model'=&gt;$customers,</text:p>
      <text:p text:style-name="Standard"><text:s text:c="23"/>'attribute'=&gt;'checkin',</text:p>
      <text:p text:style-name="Standard"><text:s text:c="23"/>'language' =&gt; substr(Yii::app()-&gt;getLanguage(), 0, 2),</text:p>
      <text:p text:style-name="Standard"><text:s text:c="23"/>'options'=&gt;array(</text:p>
      <text:p text:style-name="Standard"><text:s text:c="27"/>'showAnim'=&gt;'fold',</text:p>
      <text:p text:style-name="Standard"><text:s text:c="27"/>'dateFormat'=&gt;'yy-mm-dd',</text:p>
      <text:p text:style-name="Standard"><text:s text:c="27"/>'changeMonth' =&gt; 'true',</text:p>
      <text:p text:style-name="Standard"><text:s text:c="27"/>'changeYear'=&gt;'true',</text:p>
      <text:p text:style-name="Standard"><text:s text:c="23"/>),</text:p>
      <text:p text:style-name="Standard"/>
      <text:p text:style-name="Standard"><text:s text:c="19"/>),true)</text:p>
      <text:p text:style-name="Standard"><text:s text:c="12"/>),</text:p>
      <text:p text:style-name="Standard"><text:s text:c="12"/>array(</text:p>
      <text:p text:style-name="Standard"><text:s text:c="16"/>'name' =&gt; 'checkout',</text:p>
      <text:p text:style-name="Standard"><text:s text:c="16"/>'value' =&gt; '$data-&gt;checkout',</text:p>
      <text:p text:style-name="Standard"><text:s text:c="10"/><text:s text:c="6"/>'filter' =&gt; $this-&gt;widget('zii.widgets.jui.CJuiDatePicker', array(</text:p>
      <text:p text:style-name="Standard"><text:s text:c="24"/>'model'=&gt;$customers,</text:p>
      <text:p text:style-name="Standard"><text:s text:c="24"/>'attribute'=&gt;'checkout',</text:p>
      <text:p text:style-name="Standard"><text:s text:c="24"/>'language' =&gt; substr(Yii::app()-&gt;getLanguage(), 0, 2),</text:p>
      <text:p text:style-name="Standard"><text:s text:c="10"/><text:s text:c="14"/>'value' =&gt; '',</text:p>
      <text:p text:style-name="Standard"><text:s text:c="24"/>'options'=&gt;array(</text:p>
      <text:p text:style-name="Standard"><text:s text:c="28"/>'showAnim'=&gt;'fold',</text:p>
      <text:p text:style-name="Standard"><text:s text:c="28"/>'dateFormat'=&gt;'yy-mm-dd',</text:p>
      <text:p text:style-name="Standard"><text:s text:c="28"/>'changeMonth' =&gt; 'true',</text:p>
      <text:p text:style-name="Standard"><text:s text:c="28"/>'changeYear'=&gt;'true',</text:p>
      <text:p text:style-name="Standard"><text:s text:c="24"/>),</text:p>
      <text:p text:style-name="Standard"/>
      <text:p text:style-name="Standard"><text:s text:c="20"/>),true)</text:p>
      <text:p text:style-name="Standard"><text:s text:c="12"/>),</text:p>
      <text:p text:style-name="Standard"/>
      <text:p text:style-name="Standard"><text:s text:c="12"/>array(</text:p>
      <text:p text:style-name="Standard"><text:s text:c="16"/>'name' =&gt; 'roomName',</text:p>
      <text:p text:style-name="Standard"><text:s text:c="16"/>'value' =&gt;<text:s/>'$data-&gt;room-&gt;room',</text:p>
      <text:p text:style-name="Standard"><text:s text:c="16"/>'filter' =&gt; Rooms::model()-&gt;listAllRoomsNames()</text:p>
      <text:p text:style-name="Standard"><text:s text:c="12"/>),</text:p>
      <text:p text:style-name="Standard"><text:s text:c="12"/>array(</text:p>
      <text:p text:style-name="Standard"><text:s text:c="16"/>'name' =&gt; 'statux',</text:p>
      <text:p text:style-name="Standard"><text:s text:c="16"/>'value' =&gt;<text:s/>'$data-&gt;statux',</text:p>
      <text:p text:style-name="Standard"><text:s text:c="16"/>'filter' =&gt; Reservation::model()-&gt;listStatus()</text:p>
      <text:p text:style-name="Standard"><text:s text:c="12"/>),</text:p>
      <text:p text:style-name="Standard"><text:s text:c="12"/>array(</text:p>
      <text:p text:style-name="Standard"><text:s text:c="16"/>'name' =&gt; 'first_name',</text:p>
      <text:p text:style-name="Standard"><text:s text:c="16"/>'value' =&gt; '$data-&gt;customerReservation-&gt;customer-&gt;first_name',</text:p>
      <text:p text:style-name="Standard"><text:s text:c="16"/>'headerHtmlOptions' =&gt; array('style' =&gt; 'display: none'),</text:p>
      <text:p text:style-name="Standard"><text:s text:c="16"/>'htmlOptions' =&gt; array('style' =&gt; 'display: none'),</text:p>
      <text:p text:style-name="Standard"><text:s text:c="12"/>),</text:p>
      <text:p text:style-name="Standard"><text:s text:c="12"/>array(</text:p>
      <text:p text:style-name="Standard"><text:s text:c="16"/>'class'=&gt;'bootstrap.widgets.TbButtonColumn',</text:p>
      <text:p text:style-name="Standard"><text:s text:c="16"/>'deleteConfirmation' =&gt;Yii::t('mx','Do you really want to delete this item?'),</text:p>
      <text:p text:style-name="Standard"><text:s text:c="16"/>'headerHtmlOptions' =&gt; array('style' =&gt; 'width:150px;text-align:center;'),</text:p>
      <text:p text:style-name="Standard"><text:s text:c="16"/>'header'=&gt;Yii::t('mx','Actions'),</text:p>
      <text:p text:style-name="Standard"><text:s text:c="16"/>'template'=&gt;'{view}{budget}',</text:p>
      <text:p text:style-name="Standard"><text:s text:c="15"/><text:s/>'buttons'=&gt;array(</text:p>
      <text:p text:style-name="Standard"/>
      <text:p text:style-name="Standard"><text:s text:c="20"/>'view' =&gt; array</text:p>
      <text:p text:style-name="Standard"><text:s text:c="20"/>(</text:p>
      <text:p text:style-name="Standard"><text:s text:c="24"/>'label'=&gt;Yii::t('mx','Details reservation'),</text:p>
      <text:p text:style-name="Standard"><text:s text:c="24"/>'icon'=&gt;'icon-eye-open',</text:p>
      <text:p text:style-name="Standard"><text:s text:c="24"/>'url'=&gt;'Yii::app()-&gt;createUrl("reservation/view", array("id"=&gt;$data-&gt;customerReservation-&gt;customer-&gt;id))',</text:p>
      <text:p text:style-name="Standard"><text:s text:c="20"/>),</text:p>
      <text:p text:style-name="Standard"/>
      <text:p text:style-name="Standard"><text:s text:c="20"/>'budget' =&gt; array</text:p>
      <text:p text:style-name="Standard"><text:s text:c="20"/>(</text:p>
      <text:p text:style-name="Standard"><text:s text:c="24"/>'label'=&gt;Yii::t('mx','Send Budget'),</text:p>
      <text:p text:style-name="Standard"><text:s text:c="24"/>'icon'=&gt;'icon-file',</text:p>
      <text:p text:style-name="Standard"><text:s text:c="24"/>'url'=&gt;'Yii::app()-&gt;createUrl("reservation/budget", array("id"=&gt;$data-&gt;customerReservation-&gt;customer-&gt;id))',</text:p>
      <text:p text:style-name="Standard"><text:s text:c="20"/>),</text:p>
      <text:p text:style-name="Standard"><text:s text:c="16"/>)</text:p>
      <text:p text:style-name="Standard"><text:s text:c="12"/>)</text:p>
      <text:p text:style-name="Standard"><text:s text:c="8"/>),</text:p>
      <text:p text:style-name="Standard"><text:s text:c="4"/>));</text:p>
      <text:p text:style-name="Standard"/>
      <text:p text:style-name="Standard"/>
      <text:p text:style-name="Standard"/>
      <text:p text:style-name="Standard"/>
      <text:p text:style-name="Standard">SELECT `t`.`id`, `t`.`checkin`,`t`.`checkout`, `t`.`statux`,`customerReservation`.`customer_id`,`customerReservation`.`id`</text:p>
      <text:p text:style-name="Standard">, `room`.`room`, `room`.`id` FROM</text:p>
      <text:p text:style-name="Standard">`reservation` `t` <text:s/>INNER JOIN `customer_reservations` `customerReservation`</text:p>
      <text:p text:style-name="Standard">ON (`t`.`customer_reservation_id`=`customerReservation`.`id`) <text:s/>INNER JOIN</text:p>
      <text:p text:style-name="Standard">`rooms` `room` ON (`t`.`room_id`=`room`.`id`) <text:s/>ORDER BY checkin ASC</text:p>
      <text:p text:style-name="Standard"/>
      <text:p text:style-name="Standard"/>
      <text:p text:style-name="Standard"/>
      <text:p text:style-name="Standard">/*$checkin_hour=date("H:i",strtotime($item-&gt;checkin));</text:p>
      <text:p text:style-name="Standard"><text:s text:c="19"/>$checkout_hour=date("H:i",strtotime($item-&gt;checkout));</text:p>
      <text:p text:style-name="Standard"><text:s text:c="7"/></text:p>
      <text:p text:style-name="Standard"><text:s text:c="19"/>$item-&gt;checkin=date("Y-m-d",strtotime($item-&gt;checkin));</text:p>
      <text:p text:style-name="Standard"><text:s text:c="19"/>$item-&gt;checkout=date("Y-m-d",strtotime($item-&gt;checkout));*/</text:p>
      <text:p text:style-name="Standard"><text:s text:c="8"/></text:p>
      <text:p text:style-name="Standard"><text:s text:c="8"/>/*$reservation=new CActiveDataProvider('Reservation',array(</text:p>
      <text:p text:style-name="Standard"><text:s text:c="12"/><text:span text:style-name="T92">//'id'=&gt;'id',</text:span></text:p>
      <text:p text:style-name="P93"><text:s text:c="12"/>'criteria' =&gt;$criteria,</text:p>
      <text:p text:style-name="P94"/>
      <text:p text:style-name="P95"><text:s text:c="12"/>'sort'=&gt;array(</text:p>
      <text:p text:style-name="Standard"><text:span text:style-name="T96"><text:s text:c="16"/></text:span>'attributes'=&gt;array(</text:p>
      <text:p text:style-name="Standard"><text:s text:c="20"/>'type_reservation', 'checkin', 'checkout',</text:p>
      <text:p text:style-name="Standard"><text:s text:c="16"/>),</text:p>
      <text:p text:style-name="Standard"><text:s text:c="12"/>),</text:p>
      <text:p text:style-name="Standard"/>
      <text:p text:style-name="Standard"><text:s text:c="12"/>'pagination'=&gt;array(</text:p>
      <text:p text:style-name="Standard"><text:s text:c="16"/>'pageSize'=&gt;10,</text:p>
      <text:p text:style-name="Standard"><text:s text:c="12"/>),</text:p>
      <text:p text:style-name="Standard"><text:s text:c="8"/>));*/</text:p>
      <text:p text:style-name="Standard"/>
      <text:p text:style-name="Standard"/>
      <text:p text:style-name="Standard"/>
      <text:p text:style-name="Standard"/>
      <text:p text:style-name="Standard">public function search2()</text:p>
      <text:p text:style-name="Standard"><text:s text:c="4"/>{</text:p>
      <text:p text:style-name="Standard"/>
      <text:p text:style-name="Standard"><text:s text:c="8"/>$criteria=new CDbCriteria;</text:p>
      <text:p text:style-name="Standard"/>
      <text:p text:style-name="Standard"><text:s text:c="8"/>$criteria-&gt;compare('id',$this-&gt;id);</text:p>
      <text:p text:style-name="Standard"><text:s text:c="8"/>$criteria-&gt;compare('type_reservation',$this-&gt;type_reservation,true);</text:p>
      <text:p text:style-name="Standard"><text:s text:c="8"/>$criteria-&gt;compare('customer_reservation_id',$this-&gt;customer_reservation_id);</text:p>
      <text:p text:style-name="Standard"><text:s text:c="8"/>$criteria-&gt;compare('room_id',$this-&gt;room_id);</text:p>
      <text:p text:style-name="Standard"><text:s text:c="8"/>$criteria-&gt;compare('checkin',date("Y-m-d"),true);</text:p>
      <text:p text:style-name="Standard"><text:s text:c="8"/>$criteria-&gt;compare('checkin_hour',$this-&gt;checkin_hour,true);</text:p>
      <text:p text:style-name="Standard"><text:s text:c="8"/>$criteria-&gt;compare('checkout',$this-&gt;checkout,true);</text:p>
      <text:p text:style-name="Standard"><text:s text:c="8"/>$criteria-&gt;compare('checkout_hour',$this-&gt;checkout_hour,true);</text:p>
      <text:p text:style-name="Standard"><text:s text:c="8"/>$criteria-&gt;compare('adults',$this-&gt;adults);</text:p>
      <text:p text:style-name="Standard"><text:s text:c="8"/>$criteria-&gt;compare('children',$this-&gt;children);</text:p>
      <text:p text:style-name="Standard"><text:s text:c="8"/>$criteria-&gt;compare('pets',$this-&gt;pets);</text:p>
      <text:p text:style-name="Standard"><text:s text:c="8"/>$criteria-&gt;compare('totalpax',$this-&gt;totalpax);</text:p>
      <text:p text:style-name="Standard"><text:s text:c="8"/>$criteria-&gt;compare('statux',$this-&gt;statux,true);</text:p>
      <text:p text:style-name="Standard"><text:s text:c="8"/>$criteria-&gt;compare('nigth_ta',$this-&gt;nigth_ta);</text:p>
      <text:p text:style-name="Standard"><text:s text:c="8"/>$criteria-&gt;compare('nigth_tb',$this-&gt;nigth_tb);</text:p>
      <text:p text:style-name="Standard"><text:s text:c="8"/>$criteria-&gt;compare('nights',$this-&gt;nights);</text:p>
      <text:p text:style-name="Standard"><text:s text:c="8"/>$criteria-&gt;compare('price_ta',$this-&gt;price_ta,true);</text:p>
      <text:p text:style-name="Standard"><text:s text:c="8"/>$criteria-&gt;compare('price_tb',$this-&gt;price_tb,true);</text:p>
      <text:p text:style-name="Standard"><text:s text:c="8"/>$criteria-&gt;compare('price_early_checkin',$this-&gt;price_early_checkin,true);</text:p>
      <text:p text:style-name="Standard"><text:s text:c="8"/>$criteria-&gt;compare('price_late_checkout',$this-&gt;price_late_checkout,true);</text:p>
      <text:p text:style-name="Standard"><text:s text:c="8"/>$criteria-&gt;compare('price',$this-&gt;price,true);</text:p>
      <text:p text:style-name="Standard"><text:s text:c="8"/>$criteria-&gt;compare('description',$this-&gt;description,true);</text:p>
      <text:p text:style-name="Standard"/>
      <text:p text:style-name="Standard"/>
      <text:p text:style-name="Standard"/>
      <text:p text:style-name="Standard"><text:s text:c="8"/>return new CActiveDataProvider($this, array(</text:p>
      <text:p text:style-name="Standard"><text:s text:c="12"/>'criteria'=&gt;$criteria,</text:p>
      <text:p text:style-name="Standard"><text:s text:c="12"/>'pagination'=&gt;array(</text:p>
      <text:p text:style-name="Standard"><text:s text:c="16"/>'pageSize'=&gt;Yii::app()-&gt;params['pagination']</text:p>
      <text:p text:style-name="Standard"><text:s text:c="12"/>),</text:p>
      <text:p text:style-name="Standard"><text:s text:c="8"/>));</text:p>
      <text:p text:style-name="Standard"><text:s text:c="4"/>}</text:p>
      <text:p text:style-name="Standard"/>
      <text:p text:style-name="Standard">public function listStatusJson(){</text:p>
      <text:p text:style-name="Standard"/>
      <text:p text:style-name="Standard"><text:s text:c="8"/>$statux=array(</text:p>
      <text:p text:style-name="Standard"><text:s text:c="12"/>'PRE-RESERVED'=&gt;Yii::t('mx','PRE-RESERVED'),</text:p>
      <text:p text:style-name="Standard"><text:s text:c="12"/>'RESERVED'=&gt;Yii::t('mx','RESERVED'),</text:p>
      <text:p text:style-name="Standard"><text:s text:c="12"/>'CANCELLED'=&gt;Yii::t('mx','CANCELLED'),</text:p>
      <text:p text:style-name="Standard"><text:s text:c="12"/>'NO-SHOW'=&gt;Yii::t('mx','NO-SHOW'),</text:p>
      <text:p text:style-name="Standard"><text:s text:c="12"/>'OCCUPIED'=&gt;Yii::t('mx','OCCUPIED'),</text:p>
      <text:p text:style-name="Standard"><text:s text:c="12"/>'AVAILABLE'=&gt;Yii::t('mx','AVAILABLE'),</text:p>
      <text:p text:style-name="Standard"><text:s text:c="12"/>'ARRIVAL'=&gt;'ARRIVAL',</text:p>
      <text:p text:style-name="Standard"><text:s text:c="12"/>'CHECKIN'=&gt;'CHECKIN',</text:p>
      <text:p text:style-name="Standard"><text:s text:c="12"/>'CHECKOUT'=&gt;'CHECKOUT',</text:p>
      <text:p text:style-name="Standard"><text:s text:c="12"/>'DIRTY'=&gt;'DIRTY',</text:p>
      <text:p text:style-name="Standard"><text:s text:c="8"/>);</text:p>
      <text:p text:style-name="Standard"/>
      <text:p text:style-name="Standard"><text:s text:c="8"/>echo CJSON::encode($statux);</text:p>
      <text:p text:style-name="Standard"/>
      <text:p text:style-name="Standard"><text:s text:c="4"/>}</text:p>
      <text:p text:style-name="Standard"/>
      <text:p text:style-name="Standard"/>
      <text:p text:style-name="Standard">/* if(!empty($this-&gt;checkin) &amp;&amp; empty($this-&gt;checkout)){</text:p>
      <text:p text:style-name="Standard"><text:s text:c="7"/><text:s text:c="5"/>$this-&gt;checkin=date("Y-m-d",strtotime($checkin));</text:p>
      <text:p text:style-name="Standard"><text:s text:c="12"/>$criteria-&gt;condition = "checkin &gt;= '$this-&gt;checkin'";</text:p>
      <text:p text:style-name="Standard"><text:s text:c="8"/>}elseif(!empty($this-&gt;checkout) &amp;&amp; empty($this-&gt;checkin)){</text:p>
      <text:p text:style-name="Standard"><text:s text:c="12"/>$this-&gt;checkout=date("Y-m-d",strtotime($checkout));</text:p>
      <text:p text:style-name="Standard"><text:s text:c="4"/><text:s text:c="8"/>$criteria-&gt;condition = "checkout &lt;= '$this-&gt;checkout'";</text:p>
      <text:p text:style-name="Standard"><text:s text:c="8"/>}elseif(!empty($this-&gt;checkout) &amp;&amp; !empty($this-&gt;checkin)){</text:p>
      <text:p text:style-name="Standard"><text:s text:c="12"/>$this-&gt;checkin=date("Y-m-d",strtotime($checkin));</text:p>
      <text:p text:style-name="Standard"><text:s text:c="12"/>$this-&gt;checkout=date("Y-m-d",strtotime($checkout));</text:p>
      <text:p text:style-name="Standard"><text:s text:c="12"/>$criteria-&gt;condition = "checkin &gt;= '$this-&gt;checkin' and checkout &lt;= '$this-&gt;checkout'";</text:p>
      <text:p text:style-name="Standard"><text:s text:c="8"/>}*/</text:p>
      <text:p text:style-name="Standard"/>
      <text:p text:style-name="Standard"/>
      <text:p text:style-name="Standard"/>
      <text:p text:style-name="Standard">/*$groupGridColumns[] = array(</text:p>
      <text:p text:style-name="Standard"><text:s text:c="8"/>'class'=&gt;'bootstrap.widgets.TbButtonColumn',</text:p>
      <text:p text:style-name="Standard"><text:s text:c="8"/>'deleteConfirmation' =&gt;Yii::t('mx','Do you<text:s/>really want to delete this item?'),</text:p>
      <text:p text:style-name="Standard"><text:s text:c="8"/>'headerHtmlOptions' =&gt; array('style' =&gt; 'width:150px;text-align:center;'),</text:p>
      <text:p text:style-name="Standard"><text:s text:c="8"/>'header'=&gt;Yii::t('mx','Actions'),</text:p>
      <text:p text:style-name="Standard"><text:s text:c="8"/>'template'=&gt;'{view}{budget}',</text:p>
      <text:p text:style-name="Standard"><text:s text:c="8"/>'buttons'=&gt;array(</text:p>
      <text:p text:style-name="Standard"><text:s text:c="12"/>'view' =&gt; array(</text:p>
      <text:p text:style-name="Standard"><text:s text:c="2"/><text:s text:c="14"/>'label'=&gt;Yii::t('mx','Details reservation'),</text:p>
      <text:p text:style-name="Standard"><text:s text:c="16"/>'icon'=&gt;'icon-eye-open',</text:p>
      <text:p text:style-name="Standard"><text:s text:c="16"/>'url'=&gt;'Yii::app()-&gt;createUrl("reservation/view", array("id"=&gt;$data-&gt;customerReservation-&gt;customer-&gt;id))',</text:p>
      <text:p text:style-name="Standard"><text:s text:c="12"/>),</text:p>
      <text:p text:style-name="Standard"><text:s text:c="12"/>'budget' =&gt; array(</text:p>
      <text:p text:style-name="Standard"><text:s text:c="16"/>'label'=&gt;Yii::t('mx','Send Budget'),</text:p>
      <text:p text:style-name="Standard"><text:s text:c="16"/>'icon'=&gt;'icon-file',</text:p>
      <text:p text:style-name="Standard"><text:s text:c="16"/>'url'=&gt;'Yii::app()-&gt;createUrl("reservation/budget", array("id"=&gt;$data-&gt;customerReservation-&gt;customer-&gt;id))',</text:p>
      <text:p text:style-name="Standard"><text:s text:c="12"/>),</text:p>
      <text:p text:style-name="Standard"><text:s text:c="8"/>)</text:p>
      <text:p text:style-name="Standard"><text:s text:c="3"/><text:s/>);*/</text:p>
      <text:p text:style-name="Standard"/>
      <text:p text:style-name="Standard"/>
      <text:p text:style-name="Standard"/>
      <text:p text:style-name="Standard">return array(</text:p>
      <text:p text:style-name="Standard"><text:tab/><text:tab/><text:tab/>'id' =&gt; 'ID',</text:p>
      <text:p text:style-name="Standard"><text:tab/><text:tab/><text:tab/>'customer_reservation_id' =&gt; 'Customer Reservation',</text:p>
      <text:p text:style-name="Standard"><text:tab/><text:tab/><text:tab/>'concept_id' =&gt; Yii::t('mx','Concept'),</text:p>
      <text:p text:style-name="Standard"><text:tab/><text:tab/><text:tab/>'description' =&gt; Yii::t('mx','Description'),</text:p>
      <text:p text:style-name="Standard"><text:tab/><text:tab/><text:tab/>'amount' =&gt; Yii::t('mx','Amount'),</text:p>
      <text:p text:style-name="Standard"><text:tab/><text:tab/><text:tab/>'datex' =&gt;<text:s/>Yii::t('mx','Date'),</text:p>
      <text:p text:style-name="Standard"><text:tab/><text:tab/>);</text:p>
      <text:p text:style-name="Standard"/>
      <text:p text:style-name="Standard"/>
      <text:p text:style-name="Standard"/>
      <text:p text:style-name="Standard">ENUM('PRE-RESERVED','RESERVED','CANCELLED','NO-SHOW','OCCUPIED','AVAILABLE','ARRIVAL','CHECKIN','CHECKOUT','DIRTY')</text:p>
      <text:p text:style-name="Standard"/>
      <text:p text:style-name="Standard"/>
      <text:p text:style-name="Standard"/>
      <text:p text:style-name="Standard">/*</text:p>
      <text:p text:style-name="Standard"><text:s text:c="21"/>'onclick'=&gt;'</text:p>
      <text:p text:style-name="Standard"><text:s text:c="28"/>$("#Reservation_checkin").val($("#FBReservation_checkin").val()+" 15:00");</text:p>
      <text:p text:style-name="Standard"><text:s text:c="28"/>$("#Reservation_checkout").val($("#FBReservation_checkout").val()+" 13:00");</text:p>
      <text:p text:style-name="Standard"><text:s text:c="28"/>$("#reserv").show();</text:p>
      <text:p text:style-name="Standard"/>
      <text:p text:style-name="Standard"><text:s text:c="20"/>',</text:p>
      <text:p text:style-name="Standard"><text:s text:c="3"/><text:s text:c="18"/>* */</text:p>
      <text:p text:style-name="Standard"><text:s text:c="20"/>/*</text:p>
      <text:p text:style-name="Standard"><text:s text:c="20"/>'url'=&gt;Yii::app()-&gt;createUrl('/reservation/getRooms'),</text:p>
      <text:p text:style-name="Standard"><text:s text:c="20"/>'ajaxOptions' =&gt; array(</text:p>
      <text:p text:style-name="Standard"><text:s text:c="24"/>'beforeSend' =&gt; 'function() {</text:p>
      <text:p text:style-name="Standard"><text:s text:c="28"/>$("#maindiv").addClass("loading");</text:p>
      <text:p text:style-name="Standard"><text:s text:c="25"/>}',</text:p>
      <text:p text:style-name="Standard"><text:s text:c="24"/>'complete' =&gt; 'function() {</text:p>
      <text:p text:style-name="Standard"><text:s text:c="29"/>$("#reserv").show();</text:p>
      <text:p text:style-name="Standard"><text:s text:c="29"/>$("#maindiv").removeClass("loading");</text:p>
      <text:p text:style-name="Standard"><text:s text:c="24"/>}',</text:p>
      <text:p text:style-name="Standard"><text:s text:c="4"/><text:s text:c="20"/>'success' =&gt;'function(data){</text:p>
      <text:p text:style-name="Standard"><text:s text:c="32"/>$("#Reservation_room_id").html(data);</text:p>
      <text:p text:style-name="Standard"><text:s text:c="32"/>$("#Reservation_checkin").val($("#FBReservation_checkin").val()+" 15:00");</text:p>
      <text:p text:style-name="Standard"><text:s text:c="32"/>$("#Reservation_checkout").val($("#FBReservation_checkout").val()+" 13:00");</text:p>
      <text:p text:style-name="Standard"><text:s text:c="24"/>}',</text:p>
      <text:p text:style-name="Standard"><text:s text:c="20"/>),*/</text:p>
      <text:p text:style-name="Standard"/>
      <text:p text:style-name="Standard"/>
      <text:p text:style-name="Standard"/>
      <text:p text:style-name="Standard"/>
      <text:p text:style-name="Standard"/>
      <text:p text:style-name="Standard">/*</text:p>
      <text:p text:style-name="Standard"><text:s text:c="16"/>'checkin' =&gt; array(</text:p>
      <text:p text:style-name="Standard"><text:s text:c="20"/>'type' =&gt; 'zii.widgets.jui.CJuiDatePicker',</text:p>
      <text:p text:style-name="Standard"><text:s text:c="20"/>'language'=&gt;substr(Yii::app()-&gt;getLanguage(), 0, 2),</text:p>
      <text:p text:style-name="Standard"><text:s text:c="20"/>'options'=&gt;array(</text:p>
      <text:p text:style-name="Standard"><text:s text:c="24"/>'showAnim'=&gt;'slide',</text:p>
      <text:p text:style-name="Standard"><text:s text:c="24"/>'dateFormat'=&gt;Yii::app()-&gt;format-&gt;dateFormat,</text:p>
      <text:p text:style-name="Standard"><text:s text:c="16"/><text:s text:c="8"/>'changeYear' =&gt; true,</text:p>
      <text:p text:style-name="Standard"><text:s text:c="24"/>'changeMonth' =&gt; true,</text:p>
      <text:p text:style-name="Standard"><text:s text:c="20"/>),</text:p>
      <text:p text:style-name="Standard"><text:s text:c="16"/>),</text:p>
      <text:p text:style-name="Standard"/>
      <text:p text:style-name="Standard"/>
      <text:p text:style-name="Standard"/>
      <text:p text:style-name="Standard"><text:s text:c="16"/>'checkout' =&gt; array(</text:p>
      <text:p text:style-name="Standard"><text:s text:c="20"/>'type' =&gt; 'zii.widgets.jui.CJuiDatePicker',</text:p>
      <text:p text:style-name="Standard"><text:s text:c="20"/>'language'=&gt;substr(Yii::app()-&gt;getLanguage(), 0, 2),</text:p>
      <text:p text:style-name="Standard"><text:s text:c="20"/>'options'=&gt;array(</text:p>
      <text:p text:style-name="Standard"><text:s text:c="24"/>'showAnim'=&gt;'slide',</text:p>
      <text:p text:style-name="Standard"><text:s text:c="24"/>'dateFormat'=&gt;Yii::app()-&gt;format-&gt;dateFormat,</text:p>
      <text:p text:style-name="Standard"><text:s text:c="24"/>'changeYear' =&gt; true,</text:p>
      <text:p text:style-name="Standard"><text:s text:c="24"/>'changeMonth' =&gt; true,</text:p>
      <text:p text:style-name="Standard"><text:s text:c="20"/>),</text:p>
      <text:p text:style-name="Standard"><text:s text:c="16"/>),</text:p>
      <text:p text:style-name="Standard"><text:s/>*/</text:p>
      <text:p text:style-name="Standard"><text:s text:c="16"/>/*</text:p>
      <text:p text:style-name="Standard"><text:s text:c="16"/>'type_cabana' =&gt; array(</text:p>
      <text:p text:style-name="Standard"><text:s text:c="20"/>'type' =&gt;<text:s/>'dropdownlist',</text:p>
      <text:p text:style-name="Standard"><text:s text:c="20"/>'items' =&gt; RoomsType::model()-&gt;listAllRoomsTypes(),</text:p>
      <text:p text:style-name="Standard"><text:s text:c="20"/>'prompt'=&gt;Yii::t('mx','Select Option')</text:p>
      <text:p text:style-name="Standard"><text:s text:c="16"/>)*/</text:p>
      <text:p text:style-name="Standard"/>
      <text:p text:style-name="Standard"/>
      <text:p text:style-name="Standard"/>
      <text:p text:style-name="Standard">public function actionGridReservation(){</text:p>
      <text:p text:style-name="Standard"/>
      <text:p text:style-name="Standard"><text:s text:c="8"/>$cn = Yii::app()-&gt;quoteUtil-&gt;conexion();</text:p>
      <text:p text:style-name="Standard"/>
      <text:p text:style-name="Standard"><text:s text:c="8"/>$sql="Select reservation.id,reservation.checkin,reservation.checkout,customer_reservations.customer_id,customer_reservations.first_name,rooms.room,</text:p>
      <text:p text:style-name="Standard"><text:s text:c="8"/>reservation.statux from reservation inner join customer_reservations on reservation.customer_reservation_id=customer_reservations.id</text:p>
      <text:p text:style-name="Standard"><text:s text:c="8"/>inner join rooms on reservation.room_id=rooms.id order by reservation.checkin order by reservation.checkin";</text:p>
      <text:p text:style-name="Standard"/>
      <text:p text:style-name="Standard"><text:s text:c="8"/>$grid = new GridConnector($cn,'PDO');</text:p>
      <text:p text:style-name="Standard"><text:s text:c="8"/>$config = new GridConfiguration();</text:p>
      <text:p text:style-name="Standard"/>
      <text:p text:style-name="Standard"><text:s text:c="8"/>$config-&gt;setHeader(array("ID","CHECKIN","CHECKOUT","FIRST_NAME","ROOM","STATUS"));</text:p>
      <text:p text:style-name="Standard"><text:s text:c="8"/>$config-&gt;attachHeader("#text_filter,#date_filter,#date_filter,#text_filter,#text_filter,#combo_filter");</text:p>
      <text:p text:style-name="Standard"><text:s text:c="8"/>$config-&gt;setColTypes(array("ro","ro","ro","ro","ro","ro","ro"));</text:p>
      <text:p text:style-name="Standard"><text:s text:c="8"/>$config-&gt;setColSorting("str,str,str,str,str,str,str");</text:p>
      <text:p text:style-name="Standard"><text:s text:c="8"/>$config-&gt;setInitWidths('*,*,*,*,*,*,*');</text:p>
      <text:p text:style-name="Standard"><text:s text:c="8"/>$config-&gt;setColIds("id,checkin,checkout,firt-name,room,statux");</text:p>
      <text:p text:style-name="Standard"><text:s text:c="8"/>$grid-&gt;set_config($config);</text:p>
      <text:p text:style-name="Standard"/>
      <text:p text:style-name="Standard"><text:s text:c="8"/>$grid-&gt;render_sql($sql,"id","id,checkin,checkout,first_name,room,statux,customer_id");</text:p>
      <text:p text:style-name="Standard"/>
      <text:p text:style-name="Standard"><text:s text:c="4"/>}</text:p>
      <text:p text:style-name="Standard"/>
      <text:p text:style-name="Standard"><text:s text:c="4"/>public function actionScheduler_camped()</text:p>
      <text:p text:style-name="Standard"><text:s text:c="4"/>{</text:p>
      <text:p text:style-name="Standard"><text:s text:c="8"/>$cn = Yii::app()-&gt;quoteUtil-&gt;conexion();</text:p>
      <text:p text:style-name="Standard"><text:s text:c="8"/>$scheduler = new SchedulerConnector($cn,'PDO');</text:p>
      <text:p text:style-name="Standard"/>
      <text:p text:style-name="Standard"><text:s text:c="4"/><text:s text:c="4"/>$sql="Select reservation_camped.id,reservation_camped.checkin,reservation_camped.checkout,reservation_camped.statux,</text:p>
      <text:p text:style-name="Standard"><text:s text:c="8"/>reservation_camped.description,reservation_camped.type_reservation,customer_reservations.first_name from</text:p>
      <text:p text:style-name="Standard"><text:s text:c="8"/>reservation_camped,customer_reservations where reservation_camped.customer_reservation_id=customer_reservations.id";</text:p>
      <text:p text:style-name="Standard"/>
      <text:p text:style-name="Standard"><text:s text:c="8"/>if ($scheduler-&gt;is_select_mode())</text:p>
      <text:p text:style-name="Standard"><text:s text:c="12"/>$scheduler-&gt;render_sql($sql, "id","checkin,checkout,first_name,description,statux,type_reservation");</text:p>
      <text:p text:style-name="Standard"><text:s text:c="8"/>else{</text:p>
      <text:p text:style-name="Standard"/>
      <text:p text:style-name="Standard"><text:s text:c="12"/>$ids = explode(",",$_POST["ids"]);</text:p>
      <text:p text:style-name="Standard"><text:s text:c="12"/>for ($i=0; $i &lt; sizeof($ids); $i++){ $rowId = $ids[$i]; $newId = $rowId; }</text:p>
      <text:p text:style-name="Standard"/>
      <text:p text:style-name="Standard"><text:s text:c="12"/>if($_POST[$rowId."_!nativeeditor_status"]=='updated'){</text:p>
      <text:p text:style-name="Standard"><text:s text:c="16"/>$atributes=array(</text:p>
      <text:p text:style-name="Standard"><text:s/><text:s text:c="19"/>'checkin'=&gt;$_POST[$rowId."_start_date"],</text:p>
      <text:p text:style-name="Standard"><text:s text:c="20"/>'checkout'=&gt;$_POST[$rowId."_end_date"],</text:p>
      <text:p text:style-name="Standard"><text:s text:c="20"/>'statux'=&gt;$_POST[$rowId."_statux"],</text:p>
      <text:p text:style-name="Standard"><text:s text:c="20"/>'description'=&gt;$_POST[$rowId."_description"],</text:p>
      <text:p text:style-name="Standard"><text:s text:c="16"/>);</text:p>
      <text:p text:style-name="Standard"/>
      <text:p text:style-name="Standard"><text:s text:c="16"/>try{</text:p>
      <text:p text:style-name="Standard"><text:s text:c="20"/>ReservationCamped::model()-&gt;updateByPk($_POST[$rowId."_id"],$atributes);</text:p>
      <text:p text:style-name="Standard"><text:s text:c="20"/>$action = "updated";</text:p>
      <text:p text:style-name="Standard"><text:s text:c="16"/>}catch( Exception $e){<text:tab/>$action="error"; }</text:p>
      <text:p text:style-name="Standard"><text:s text:c="12"/>}</text:p>
      <text:p text:style-name="Standard"/>
      <text:p text:style-name="Standard"><text:s text:c="8"/><text:s text:c="4"/>if($_POST[$rowId."_!nativeeditor_status"]=='deleted'){</text:p>
      <text:p text:style-name="Standard"><text:s text:c="16"/>ReservationCamped::model()-&gt;deleteByPk($_POST[$rowId."_id"]);</text:p>
      <text:p text:style-name="Standard"><text:s text:c="16"/>$action = "deleted";</text:p>
      <text:p text:style-name="Standard"><text:s text:c="12"/>}</text:p>
      <text:p text:style-name="Standard"/>
      <text:p text:style-name="Standard"><text:s text:c="12"/>header("Content-type: text/xml");</text:p>
      <text:p text:style-name="Standard"><text:s text:c="12"/><text:span text:style-name="T97">echo('&lt;</text:span><text:span text:style-name="T98">?xml version="1.0" encoding="iso-8859-1"?&gt;');</text:span></text:p>
      <text:p text:style-name="Standard"><text:span text:style-name="T99"><text:s text:c="12"/></text:span>echo "&lt;data&gt;&lt;action type='".$action."' sid='".$rowId."' tid='".$newId."'/&gt;&lt;/data&gt;";</text:p>
      <text:p text:style-name="Standard"/>
      <text:p text:style-name="Standard"><text:s text:c="8"/>}</text:p>
      <text:p text:style-name="Standard"/>
      <text:p text:style-name="Standard"><text:s text:c="4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0">Bloquear fechas en cjuidatepicker</text:p>
      <text:p text:style-name="Standard"/>
      <text:p text:style-name="P101"><text:span text:style-name="T102">$this</text:span><text:span text:style-name="T103">-&gt;</text:span><text:span text:style-name="T104">widget</text:span><text:span text:style-name="T105">(</text:span><text:span text:style-name="T106">'zii.widgets.jui.CJuiDatePicker'</text:span><text:span text:style-name="T107">,</text:span><text:span text:style-name="T108"><text:s/>array</text:span><text:span text:style-name="T109">(</text:span><text:span text:style-name="T110"><text:line-break/></text:span><text:span text:style-name="T111">   <text:s/></text:span><text:span text:style-name="T112">'name'</text:span><text:span text:style-name="T113">=&gt;</text:span><text:span text:style-name="T114">'publishDate'</text:span><text:span text:style-name="T115">,</text:span><text:span text:style-name="T116"><text:line-break/></text:span><text:span text:style-name="T117">   <text:s/></text:span><text:span text:style-name="T118">'options'</text:span><text:span text:style-name="T119">=&gt;</text:span><text:span text:style-name="T120">array</text:span><text:span text:style-name="T121">(</text:span><text:span text:style-name="T122"><text:line-break/></text:span><text:span text:style-name="T123">       <text:s/></text:span><text:span text:style-name="T124">'dateFormat'</text:span><text:span text:style-name="T125">=&gt;</text:span><text:span text:style-name="T126"><text:s/></text:span><text:span text:style-name="T127">'yy-MM-dd'</text:span><text:span text:style-name="T128">,</text:span><text:span text:style-name="T129"><text:line-break/></text:span><text:span text:style-name="T130">       <text:s/></text:span><text:span text:style-name="T131">'beforeShowDay'</text:span><text:span text:style-name="T132">=&gt;</text:span><text:span text:style-name="T133"><text:s/></text:span><text:span text:style-name="T134">'js:checkAvailability'</text:span><text:span text:style-name="T135"><text:line-break/></text:span><text:span text:style-name="T136">   <text:s/></text:span><text:span text:style-name="T137">),</text:span><text:span text:style-name="T138"><text:line-break/></text:span><text:span text:style-name="T139">   <text:s/></text:span><text:span text:style-name="T140">'htmlOptions'</text:span><text:span text:style-name="T141">=&gt;</text:span><text:span text:style-name="T142">array</text:span><text:span text:style-name="T143">(</text:span><text:span text:style-name="T144"><text:line-break/></text:span><text:span text:style-name="T145">       <text:s/></text:span><text:span text:style-name="T146">'style'</text:span><text:span text:style-name="T147">=&gt;</text:span><text:span text:style-name="T148">'height:20px;'</text:span><text:span text:style-name="T149"><text:line-break/></text:span><text:span text:style-name="T150">   <text:s/></text:span><text:span text:style-name="T151">),</text:span><text:span text:style-name="T152"><text:line-break/></text:span><text:span text:style-name="T153">));</text:span><text:span text:style-name="T154"><text:line-break/></text:span><text:span text:style-name="T155"><text:line-break/></text:span><text:span text:style-name="T156">$cs<text:s/></text:span><text:span text:style-name="T157">=</text:span><text:span text:style-name="T158"><text:s/></text:span><text:span text:style-name="T159">Yii</text:span><text:span text:style-name="T160">::</text:span><text:span text:style-name="T161">app</text:span><text:span text:style-name="T162">()-&gt;</text:span><text:span text:style-name="T163">getClientScript</text:span><text:span text:style-name="T164">();</text:span><text:span text:style-name="T165"><text:line-break/></text:span><text:span text:style-name="T166">$cs</text:span><text:span text:style-name="T167">-&gt;</text:span><text:span text:style-name="T168">registerScript</text:span><text:span text:style-name="T169">(</text:span><text:span text:style-name="T170">'jquery.script'</text:span><text:span text:style-name="T171">,</text:span><text:span text:style-name="T172"><text:s/></text:span><text:span text:style-name="T173">'</text:span><text:span text:style-name="T174"><text:line-break/></text:span><text:span text:style-name="T175">var $myBadDates = ["2012-02-23","2012-02-21","2012-02-22"];</text:span><text:span text:style-name="T176"><text:line-break/></text:span><text:span text:style-name="T177">function checkAvailability(mydate){</text:span><text:span text:style-name="T178"><text:line-break/></text:span><text:span text:style-name="T179">        var $return=true;</text:span><text:span text:style-name="T180"><text:line-break/></text:span><text:span text:style-name="T181">        var $returnclass ="available";</text:span><text:span text:style-name="T182"><text:line-break/></text:span><text:span text:style-name="T183">        $checkdate = $.datepicker.formatDate("yy-mm-dd", myda</text:span><text:span text:style-name="T184">te);</text:span><text:span text:style-name="T185"><text:line-break/></text:span><text:span text:style-name="T186">        for(var i = 0; i &lt; $myBadDates.length; i++)</text:span><text:span text:style-name="T187"><text:line-break/></text:span><text:span text:style-name="T188">        {<text:s/></text:span><text:span text:style-name="T189"><text:line-break/></text:span><text:span text:style-name="T190">                if($myBadDates[i] == $checkdate)</text:span><text:span text:style-name="T191"><text:line-break/></text:span><text:span text:style-name="T192">                {</text:span><text:span text:style-name="T193"><text:line-break/></text:span><text:span text:style-name="T194">                        $return = false;</text:span><text:span text:style-name="T195"><text:line-break/></text:span><text:span text:style-name="T196">                        $returnclass= "unavailable";</text:span><text:span text:style-name="T197"><text:line-break/></text:span><text:span text:style-name="T198">                }</text:span><text:span text:style-name="T199"><text:line-break/></text:span><text:span text:style-name="T200">        }</text:span><text:span text:style-name="T201"><text:line-break/></text:span><text:span text:style-name="T202">        return [$return,$returnclass];</text:span><text:span text:style-name="T203"><text:line-break/></text:span><text:span text:style-name="T204">}</text:span><text:span text:style-name="T205"><text:line-break/></text:span><text:span text:style-name="T206">'</text:span><text:span text:style-name="T207">);</text:span></text:p>
      <text:p text:style-name="Standard"/>
      <text:p text:style-name="Standard"/>
      <text:p text:style-name="P208">Poner de un color dias festivos en el cjuidatepicker</text:p>
      <text:p text:style-name="P209"/>
      <text:p text:style-name="P210"/>
      <text:p text:style-name="P211">http://stackoverflow.com/questions/677976/jquery-ui-datepicker-disable-specific-days</text:p>
      <text:p text:style-name="P212"><text:span text:style-name="T213">natDays<text:s/></text:span><text:span text:style-name="T214">=</text:span><text:span text:style-name="T215"><text:s/></text:span><text:span text:style-name="T216">[</text:span></text:p>
      <text:p text:style-name="P217"><text:span text:style-name="T218"><text:s text:c="8"/></text:span><text:span text:style-name="T219">[</text:span><text:span text:style-name="T220">7</text:span><text:span text:style-name="T221">,</text:span><text:span text:style-name="T222"><text:s/></text:span><text:span text:style-name="T223">23</text:span><text:span text:style-name="T224">],</text:span><text:span text:style-name="T225"><text:s/></text:span><text:span text:style-name="T226">[</text:span><text:span text:style-name="T227">7</text:span><text:span text:style-name="T228">,</text:span><text:span text:style-name="T229"><text:s/></text:span><text:span text:style-name="T230">24</text:span><text:span text:style-name="T231">],</text:span><text:span text:style-name="T232"><text:s/></text:span><text:span text:style-name="T233">[</text:span><text:span text:style-name="T234">8</text:span><text:span text:style-name="T235">,</text:span><text:span text:style-name="T236"><text:s/></text:span><text:span text:style-name="T237">13</text:span><text:span text:style-name="T238">],</text:span><text:span text:style-name="T239"><text:s/></text:span><text:span text:style-name="T240">[</text:span><text:span text:style-name="T241">8</text:span><text:span text:style-name="T242">,</text:span><text:span text:style-name="T243"><text:s/></text:span><text:span text:style-name="T244">14</text:span><text:span text:style-name="T245">],</text:span><text:span text:style-name="T246"><text:s/></text:span></text:p>
      <text:p text:style-name="P247"><text:span text:style-name="T248"><text:s text:c="4"/></text:span><text:span text:style-name="T249">];</text:span></text:p>
      <text:p text:style-name="P250"/>
      <text:p text:style-name="P251"><text:span text:style-name="T252"><text:s text:c="4"/></text:span><text:span text:style-name="T253">function</text:span><text:span text:style-name="T254"><text:s/>nationalDays</text:span><text:span text:style-name="T255">(</text:span><text:span text:style-name="T256">date</text:span><text:span text:style-name="T257">)</text:span><text:span text:style-name="T258"><text:s/></text:span><text:span text:style-name="T259">{</text:span></text:p>
      <text:p text:style-name="P260"><text:span text:style-name="T261"><text:s text:c="8"/></text:span><text:span text:style-name="T262">for</text:span><text:span text:style-name="T263"><text:s/></text:span><text:span text:style-name="T264">(</text:span><text:span text:style-name="T265">i<text:s/></text:span><text:span text:style-name="T266">=</text:span><text:span text:style-name="T267"><text:s/></text:span><text:span text:style-name="T268">0</text:span><text:span text:style-name="T269">;</text:span><text:span text:style-name="T270"><text:s/>i<text:s/></text:span><text:span text:style-name="T271">&lt;</text:span><text:span text:style-name="T272"><text:s/>natDays</text:span><text:span text:style-name="T273">.</text:span><text:span text:style-name="T274">length</text:span><text:span text:style-name="T275">;</text:span><text:span text:style-name="T276"><text:s/>i</text:span><text:span text:style-name="T277">++)</text:span><text:span text:style-name="T278"><text:s/></text:span><text:span text:style-name="T279">{</text:span></text:p>
      <text:p text:style-name="P280"><text:span text:style-name="T281"><text:s text:c="12"/></text:span><text:span text:style-name="T282">if</text:span><text:span text:style-name="T283"><text:s/></text:span><text:span text:style-name="T284">(</text:span><text:span text:style-name="T285">date</text:span><text:span text:style-name="T286">.</text:span><text:span text:style-name="T287">getMonth</text:span><text:span text:style-name="T288">()</text:span><text:span text:style-name="T289"><text:s/></text:span><text:span text:style-name="T290">==</text:span><text:span text:style-name="T291"><text:s/>natDays</text:span><text:span text:style-name="T292">[</text:span><text:span text:style-name="T293">i</text:span><text:span text:style-name="T294">][</text:span><text:span text:style-name="T295">0</text:span><text:span text:style-name="T296">]</text:span><text:span text:style-name="T297"><text:s/></text:span><text:span text:style-name="T298">-</text:span><text:span text:style-name="T299"><text:s/></text:span><text:span text:style-name="T300">1</text:span></text:p>
      <text:p text:style-name="P301"><text:span text:style-name="T302"><text:s text:c="12"/></text:span><text:span text:style-name="T303">&amp;&amp;</text:span><text:span text:style-name="T304"><text:s/>date</text:span><text:span text:style-name="T305">.</text:span><text:span text:style-name="T306">getDate</text:span><text:span text:style-name="T307">()</text:span><text:span text:style-name="T308"><text:s/></text:span><text:span text:style-name="T309">==</text:span><text:span text:style-name="T310"><text:s/>natDays</text:span><text:span text:style-name="T311">[</text:span><text:span text:style-name="T312">i</text:span><text:span text:style-name="T313">][</text:span><text:span text:style-name="T314">1</text:span><text:span text:style-name="T315">])</text:span><text:span text:style-name="T316"><text:s/></text:span><text:span text:style-name="T317">{</text:span></text:p>
      <text:p text:style-name="P318"><text:span text:style-name="T319"><text:s text:c="16"/></text:span><text:span text:style-name="T320">return</text:span><text:span text:style-name="T321"><text:s/></text:span><text:span text:style-name="T322">[</text:span><text:span text:style-name="T323">false</text:span><text:span text:style-name="T324">,</text:span><text:span text:style-name="T325"><text:s/>natDays</text:span><text:span text:style-name="T326">[</text:span><text:span text:style-name="T327">i</text:span><text:span text:style-name="T328">][</text:span><text:span text:style-name="T329">2</text:span><text:span text:style-name="T330">]</text:span><text:span text:style-name="T331"><text:s/></text:span><text:span text:style-name="T332">+</text:span><text:span text:style-name="T333"><text:s/></text:span><text:span text:style-name="T334">'_day'</text:span><text:span text:style-name="T335">];</text:span></text:p>
      <text:p text:style-name="P336"><text:span text:style-name="T337"><text:s text:c="12"/></text:span><text:span text:style-name="T338">}</text:span></text:p>
      <text:p text:style-name="P339"><text:span text:style-name="T340"><text:s text:c="8"/></text:span><text:span text:style-name="T341">}</text:span></text:p>
      <text:p text:style-name="P342"><text:span text:style-name="T343"><text:s text:c="8"/></text:span><text:span text:style-name="T344">return</text:span><text:span text:style-name="T345"><text:s/></text:span><text:span text:style-name="T346">[</text:span><text:span text:style-name="T347">true</text:span><text:span text:style-name="T348">,</text:span><text:span text:style-name="T349"><text:s/></text:span><text:span text:style-name="T350">''</text:span><text:span text:style-name="T351">];</text:span></text:p>
      <text:p text:style-name="P352"><text:span text:style-name="T353"><text:s text:c="4"/></text:span><text:span text:style-name="T354">}</text:span></text:p>
      <text:p text:style-name="P355"/>
      <text:p text:style-name="P356"/>
      <text:p text:style-name="P357"><text:span text:style-name="T358"><text:s text:c="4"/></text:span><text:span text:style-name="T359">function</text:span><text:span text:style-name="T360"><text:s/>noWeekendsOrHolidays</text:span><text:span text:style-name="T361">(</text:span><text:span text:style-name="T362">date</text:span><text:span text:style-name="T363">)</text:span><text:span text:style-name="T364"><text:s/></text:span><text:span text:style-name="T365">{</text:span></text:p>
      <text:p text:style-name="P366"><text:span text:style-name="T367"><text:s text:c="8"/></text:span><text:span text:style-name="T368">var</text:span><text:span text:style-name="T369"><text:s/>noWeekend<text:s/></text:span><text:span text:style-name="T370">=</text:span><text:span text:style-name="T371"><text:s/>$</text:span><text:span text:style-name="T372">.</text:span><text:span text:style-name="T373">datepicker</text:span><text:span text:style-name="T374">.</text:span><text:span text:style-name="T375">noWeekends</text:span><text:span text:style-name="T376">(</text:span><text:span text:style-name="T377">date</text:span><text:span text:style-name="T378">);</text:span></text:p>
      <text:p text:style-name="P379"><text:span text:style-name="T380"><text:s text:c="8"/></text:span><text:span text:style-name="T381">if</text:span><text:span text:style-name="T382"><text:s/></text:span><text:span text:style-name="T383">(</text:span><text:span text:style-name="T384">noWeekend</text:span><text:span text:style-name="T385">[</text:span><text:span text:style-name="T386">0</text:span><text:span text:style-name="T387">])</text:span><text:span text:style-name="T388"><text:s/></text:span><text:span text:style-name="T389">{</text:span></text:p>
      <text:p text:style-name="P390"><text:span text:style-name="T391"><text:s text:c="12"/></text:span><text:span text:style-name="T392">return</text:span><text:span text:style-name="T393"><text:s/>nationalDays</text:span><text:span text:style-name="T394">(</text:span><text:span text:style-name="T395">date</text:span><text:span text:style-name="T396">);</text:span></text:p>
      <text:p text:style-name="P397"><text:span text:style-name="T398"><text:s text:c="8"/></text:span><text:span text:style-name="T399">}</text:span><text:span text:style-name="T400"><text:s/></text:span><text:span text:style-name="T401">else</text:span><text:span text:style-name="T402"><text:s/></text:span><text:span text:style-name="T403">{</text:span></text:p>
      <text:p text:style-name="P404"><text:span text:style-name="T405"><text:s text:c="12"/></text:span><text:span text:style-name="T406">return</text:span><text:span text:style-name="T407"><text:s/>noWeekend</text:span><text:span text:style-name="T408">;</text:span></text:p>
      <text:p text:style-name="P409"><text:span text:style-name="T410"><text:s text:c="8"/></text:span><text:span text:style-name="T411">}</text:span></text:p>
      <text:p text:style-name="P412"><text:span text:style-name="T413"><text:s text:c="4"/></text:span><text:span text:style-name="T414">}</text:span></text:p>
      <text:p text:style-name="P415"/>
      <text:p text:style-name="P416"/>
      <text:p text:style-name="P417"><text:span text:style-name="T418"><text:s text:c="4"/>$</text:span><text:span text:style-name="T419">(</text:span><text:span text:style-name="T420">function</text:span><text:span text:style-name="T421">()</text:span><text:span text:style-name="T422"><text:s/></text:span><text:span text:style-name="T423">{</text:span><text:span text:style-name="T424"><text:s/></text:span></text:p>
      <text:p text:style-name="P425"><text:span text:style-name="T426"><text:s text:c="8"/>$</text:span><text:span text:style-name="T427">(</text:span><text:span text:style-name="T428">"#datepicker"</text:span><text:span text:style-name="T429">).</text:span><text:span text:style-name="T430">datepicker</text:span><text:span text:style-name="T431">({</text:span></text:p>
      <text:p text:style-name="P432"><text:span text:style-name="T433"><text:s text:c="12"/></text:span><text:span text:style-name="T434">inline</text:span><text:span text:style-name="T435">:</text:span><text:span text:style-name="T436"><text:s/></text:span><text:span text:style-name="T437">true</text:span><text:span text:style-name="T438">,</text:span></text:p>
      <text:p text:style-name="P439"><text:span text:style-name="T440"><text:s text:c="12"/>minDate</text:span><text:span text:style-name="T441">:</text:span><text:span text:style-name="T442"><text:s/></text:span><text:span text:style-name="T443">new</text:span><text:span text:style-name="T444"><text:s/></text:span><text:span text:style-name="T445">Date</text:span><text:span text:style-name="T446">(</text:span><text:span text:style-name="T447">2009</text:span><text:span text:style-name="T448">,</text:span><text:span text:style-name="T449"><text:s/></text:span><text:span text:style-name="T450">6</text:span><text:span text:style-name="T451">,</text:span><text:span text:style-name="T452"><text:s/></text:span><text:span text:style-name="T453">6</text:span><text:span text:style-name="T454">),</text:span><text:span text:style-name="T455"><text:s/></text:span></text:p>
      <text:p text:style-name="P456"><text:span text:style-name="T457"><text:s text:c="12"/>maxDate</text:span><text:span text:style-name="T458">:</text:span><text:span text:style-name="T459"><text:s/></text:span><text:span text:style-name="T460">new</text:span><text:span text:style-name="T461"><text:s/></text:span><text:span text:style-name="T462">Date</text:span><text:span text:style-name="T463">(</text:span><text:span text:style-name="T464">2009</text:span><text:span text:style-name="T465">,</text:span><text:span text:style-name="T466"><text:s/></text:span><text:span text:style-name="T467">7</text:span><text:span text:style-name="T468">,</text:span><text:span text:style-name="T469"><text:s/></text:span><text:span text:style-name="T470">14</text:span><text:span text:style-name="T471">),</text:span><text:span text:style-name="T472"><text:s/></text:span></text:p>
      <text:p text:style-name="P473"><text:span text:style-name="T474"><text:s text:c="12"/>numberOfMonths</text:span><text:span text:style-name="T475">:</text:span><text:span text:style-name="T476"><text:s/></text:span><text:span text:style-name="T477">2</text:span><text:span text:style-name="T478">,</text:span><text:span text:style-name="T479"><text:s/></text:span></text:p>
      <text:p text:style-name="P480"><text:span text:style-name="T481"><text:s text:c="12"/>hideIfNoPrevNext</text:span><text:span text:style-name="T482">:</text:span><text:span text:style-name="T483"><text:s/></text:span><text:span text:style-name="T484">true</text:span><text:span text:style-name="T485">,</text:span></text:p>
      <text:p text:style-name="P486"><text:span text:style-name="T487"><text:s text:c="12"/>beforeShowDay</text:span><text:span text:style-name="T488">:</text:span><text:span text:style-name="T489"><text:s/>$</text:span><text:span text:style-name="T490">.</text:span><text:span text:style-name="T491">datepicker</text:span><text:span text:style-name="T492">.</text:span><text:span text:style-name="T493">noWeekends</text:span><text:span text:style-name="T494">,</text:span></text:p>
      <text:p text:style-name="P495"><text:span text:style-name="T496"><text:s text:c="12"/>altField</text:span><text:span text:style-name="T497">:</text:span><text:span text:style-name="T498"><text:s/></text:span><text:span text:style-name="T499">'#alternate'</text:span><text:span text:style-name="T500">,</text:span></text:p>
      <text:p text:style-name="P501"><text:span text:style-name="T502"><text:s text:c="8"/></text:span><text:span text:style-name="T503">});</text:span><text:span text:style-name="T504"><text:s/></text:span></text:p>
      <text:p text:style-name="P505"><text:span text:style-name="T506"><text:s text:c="4"/></text:span><text:span text:style-name="T507">});</text:span></text:p>
      <text:p text:style-name="Standard"/>
      <text:p text:style-name="Standard"/>
      <text:p text:style-name="Standard"/>
      <text:p text:style-name="Standard">public function QuoteToPdf($modelExport){</text:p>
      <text:p text:style-name="Standard"/>
      <text:p text:style-name="Standard"><text:s text:c="8"/>$table=$this-&gt;getTableCotizacion($modelExport);</text:p>
      <text:p text:style-name="Standard"/>
      <text:p text:style-name="Standard"><text:s text:c="8"/>$stylesheet="</text:p>
      <text:p text:style-name="Standard"/>
      <text:p text:style-name="Standard"><text:s text:c="20"/>.datagrid table {border-collapse: collapse;text-align: left; width: 100%;}</text:p>
      <text:p text:style-name="Standard"><text:s text:c="20"/>.datagrid {font: normal 12px/150% Arial, Helvetica, sans-serif;background: #fff;overflow: hidden;border: 1px solid #99CC00;-webkit-border-radius: 3px;-moz-border-radius: 3px;border-radius: 3px;}</text:p>
      <text:p text:style-name="Standard"><text:s text:c="20"/>.datagrid table td, .datagrid table th {padding: 3px 10px;}</text:p>
      <text:p text:style-name="Standard"><text:s text:c="20"/>.datagrid table thead th {background:#99CC00;color:#FFFFFF;font-size: 15px;font-weight: bold;border-left: 1px solid #99CC00;}</text:p>
      <text:p text:style-name="Standard"><text:s text:c="20"/>.datagrid table thead th:first-child { border: none;}</text:p>
      <text:p text:style-name="Standard"><text:s text:c="20"/>.datagrid table tbody td { color: #275420;border-left: 1px solid #C6FFC2;font-size: 12px;font-weight: normal;}</text:p>
      <text:p text:style-name="Standard"><text:s text:c="20"/>.datagrid table tbody .alt td { background: #DFFFDE;color: #275420;}</text:p>
      <text:p text:style-name="Standard"><text:s text:c="20"/>.datagrid table tbody td:first-child {border-left: none;}</text:p>
      <text:p text:style-name="Standard"><text:s text:c="20"/>.datagrid table tbody tr:last-child td {border-bottom: none;}</text:p>
      <text:p text:style-name="Standard"><text:s text:c="20"/>.datagrid table tfoot td div {padding: 2px;float: right;border-top: 1px solid #99CC00;margin-top: 5px;margin-right: 5px;}</text:p>
      <text:p text:style-name="Standard"><text:s text:c="20"/>.datagrid table tfoot td {padding: 0;font-size: 12px}</text:p>
      <text:p text:style-name="Standard"><text:s text:c="20"/>.datagrid table tfoot td ul {margin: 0;padding:0;list-style: none;text-align: right;}</text:p>
      <text:p text:style-name="Standard"><text:s text:c="20"/>.datagrid table tfoot <text:s/>li {display: inline;}</text:p>
      <text:p text:style-name="Standard"><text:s text:c="20"/>.datagrid table tfoot li a { text-decoration: none;display: inline-block;padding: 2px 8px;margin: 1px;color: #FFFFFF;border: 1px solid #99CC00;-webkit-border-radius: 3px;-moz-border-radius: 3px;border-radius: 3px;background-color:#99CC00;}</text:p>
      <text:p text:style-name="Standard"><text:s text:c="20"/>.datagrid table tfoot ul.active,</text:p>
      <text:p text:style-name="Standard"><text:s text:c="20"/>.datagrid table tfoot ul a:hover {text-decoration: none;border-color: #275420;color: #FFFFFF;background: none;background-color:#99CC00;}</text:p>
      <text:p text:style-name="Standard"/>
      <text:p text:style-name="Standard"><text:s text:c="20"/>fieldset { border:0;margin:0;padding:0;}</text:p>
      <text:p text:style-name="Standard"><text:s text:c="20"/>legend {border-bottom-color:#E5E5E5;border-bottom-style:solid;border-width:0 0 1px; color:#333333;display:block; font-size:21px; line-height:40px; margin-bottom:20px; padding:0;width:100%;}</text:p>
      <text:p text:style-name="Standard"><text:s text:c="20"/>";</text:p>
      <text:p text:style-name="Standard"/>
      <text:p text:style-name="Standard"><text:s text:c="8"/>$header = '</text:p>
      <text:p text:style-name="Standard"><text:s text:c="12"/>&lt;table width="100%" style="border-bottom: 1px solid #000000; vertical-align: bottom; font-family: serif; font-size: 9pt; color:<text:s/>#000088;"&gt;&lt;tr&gt;</text:p>
      <text:p text:style-name="Standard"><text:s text:c="12"/>&lt;td width="50%"&gt;'.CHtml::image(Yii::getPathOfAlias('webroot').'/images/logo.jpg','',array()).'&lt;/td&gt;</text:p>
      <text:p text:style-name="Standard"><text:s text:c="12"/>&lt;td width="50%" style="text-align: right;"&gt;'.date("Y-m-d H:i").'&lt;/td&gt;</text:p>
      <text:p text:style-name="Standard"><text:s text:c="12"/>&lt;/tr&gt;&lt;/table&gt;</text:p>
      <text:p text:style-name="Standard"><text:s text:c="12"/>';</text:p>
      <text:p text:style-name="Standard"/>
      <text:p text:style-name="Standard"><text:s text:c="5"/><text:s text:c="3"/>$policies=Policies::model()-&gt;find();</text:p>
      <text:p text:style-name="Standard"/>
      <text:p text:style-name="Standard"/>
      <text:p text:style-name="Standard"/>
      <text:p text:style-name="Standard"><text:s text:c="8"/>$footer = '&lt;div align="center"&gt;Pager {PAGENO} &lt;/div&gt;';</text:p>
      <text:p text:style-name="Standard"/>
      <text:p text:style-name="Standard"><text:s text:c="8"/>$mpdf = Yii::app()-&gt;ePdf-&gt;mpdf('c','A4','','',32,25,47,47,10,10);</text:p>
      <text:p text:style-name="Standard"><text:s text:c="8"/>$mpdf-&gt;SetDisplayMode('fullpage');</text:p>
      <text:p text:style-name="Standard"><text:s text:c="8"/>$mpdf-&gt;SetWatermarkText('COCOAVENTURA');</text:p>
      <text:p text:style-name="Standard"><text:s text:c="8"/>$mpdf-&gt;watermark_font = 'DejaVuSansCondensed';</text:p>
      <text:p text:style-name="Standard"><text:s text:c="8"/>$mpdf-&gt;showWatermarkText = true;</text:p>
      <text:p text:style-name="Standard"><text:s text:c="8"/>$mpdf-&gt;mirrorMargins = 1;<text:tab/>// Use different Odd/Even headers and footers and mirror margins</text:p>
      <text:p text:style-name="Standard"><text:s text:c="8"/>$mpdf-&gt;SetHTMLHeader($header);</text:p>
      <text:p text:style-name="Standard"><text:s text:c="5"/><text:s text:c="3"/>$mpdf-&gt;SetHTMLFooter($footer);</text:p>
      <text:p text:style-name="Standard"><text:s text:c="8"/>$mpdf-&gt;WriteHTML($stylesheet, 1);</text:p>
      <text:p text:style-name="Standard"><text:s text:c="8"/>$mpdf-&gt;WriteHTML($this-&gt;render('_ajaxContent', array('table'=&gt;$table,'policies'=&gt;$policies)));</text:p>
      <text:p text:style-name="Standard"><text:s text:c="8"/>$mpdf-&gt;Output('reporte.pdf','D'); <text:s/>//EYiiPdf::OUTPUT_TO_DOWNLOAD</text:p>
      <text:p text:style-name="Standard"/>
      <text:p text:style-name="Standard"><text:s text:c="3"/><text:s/>}</text:p>
      <text:p text:style-name="Standard"/>
      <text:p text:style-name="Standard"><text:s text:c="4"/>public function QuoteToExcel($modelExport){</text:p>
      <text:p text:style-name="Standard"/>
      <text:p text:style-name="Standard">/*</text:p>
      <text:p text:style-name="Standard"><text:s text:c="8"/>$phpExcel = new PHPExcel();</text:p>
      <text:p text:style-name="Standard"/>
      <text:p text:style-name="Standard"><text:s text:c="8"/>$phpExcel-&gt;setActiveSheetIndex(0);</text:p>
      <text:p text:style-name="Standard"><text:s text:c="8"/>$phpExcel-&gt;getDefaultStyle()-&gt;getFont()-&gt;setName('Arial')-&gt;setSize(10);</text:p>
      <text:p text:style-name="Standard"><text:s text:c="8"/>$phpExcel-&gt;getActiveSheet()-&gt;setTitle("My Sheet");</text:p>
      <text:p text:style-name="Standard"/>
      <text:p text:style-name="Standard"><text:s text:c="8"/>$worksheet = $phpExcel-&gt;getActiveSheet();</text:p>
      <text:p text:style-name="Standard"/>
      <text:p text:style-name="Standard"><text:s text:c="8"/>$worksheet-&gt;getStyle('A7:F7')-&gt;getBorders()-&gt;getBottom()-&gt;setBorderStyle(PHPExcel_Style_Border::BORDER_MEDIUM);</text:p>
      <text:p text:style-name="Standard"><text:s text:c="8"/>$worksheet-&gt;setCellValue('F6',date('Y-m-d H:m'));</text:p>
      <text:p text:style-name="Standard"/>
      <text:p text:style-name="Standard"><text:s text:c="3"/><text:s text:c="5"/>$worksheet-&gt;setCellValue('A9',Yii::t('mx','Summary'));</text:p>
      <text:p text:style-name="Standard"><text:s text:c="8"/>$worksheet-&gt;mergeCells('A9:B9');</text:p>
      <text:p text:style-name="Standard"/>
      <text:p text:style-name="Standard"><text:s text:c="8"/>$worksheet-&gt;setCellValue('A10',Yii::t('mx','Type Room'));</text:p>
      <text:p text:style-name="Standard"><text:s text:c="8"/>$worksheet-&gt;setCellValue('B10',Rooms::model()-&gt;getRoomType($roomId));</text:p>
      <text:p text:style-name="Standard"/>
      <text:p text:style-name="Standard"><text:s text:c="8"/>$worksheet-&gt;setCellValue('A11',Yii::t('mx','Check In'));</text:p>
      <text:p text:style-name="Standard"><text:s text:c="8"/>$worksheet-&gt;setCellValue('B11',$checkin);</text:p>
      <text:p text:style-name="Standard"/>
      <text:p text:style-name="Standard"><text:s text:c="8"/>$worksheet-&gt;setCellValue('A12',Yii::t('mx','Check Out'));</text:p>
      <text:p text:style-name="Standard"><text:s text:c="8"/>$worksheet-&gt;setCellValue('B12',$checkout);</text:p>
      <text:p text:style-name="Standard"/>
      <text:p text:style-name="Standard"><text:s text:c="8"/>$worksheet-&gt;setCellValue('A13',Yii::t('mx','Nights'));</text:p>
      <text:p text:style-name="Standard"><text:s text:c="8"/>$worksheet-&gt;setCellValue('B13',$nights);</text:p>
      <text:p text:style-name="Standard"/>
      <text:p text:style-name="Standard"><text:s text:c="8"/>$worksheet-&gt;setCellValue('A14',Yii::t('mx','Adults'));</text:p>
      <text:p text:style-name="Standard"><text:s text:c="8"/>$worksheet-&gt;setCellValue('B14',$adults);</text:p>
      <text:p text:style-name="Standard"/>
      <text:p text:style-name="Standard"><text:s text:c="8"/>$worksheet-&gt;setCellValue('A15',Yii::t('mx','Children'));</text:p>
      <text:p text:style-name="Standard"><text:s text:c="8"/>$worksheet-&gt;setCellValue('B15',$children);</text:p>
      <text:p text:style-name="Standard"/>
      <text:p text:style-name="Standard"><text:s text:c="8"/>$worksheet-&gt;setCellValue('A16',Yii::t('mx','Pets'));</text:p>
      <text:p text:style-name="Standard"><text:s text:c="8"/>$worksheet-&gt;setCellValue('B16',$pets);</text:p>
      <text:p text:style-name="Standard"/>
      <text:p text:style-name="Standard"/>
      <text:p text:style-name="Standard"><text:s text:c="8"/>$header=array(</text:p>
      <text:p text:style-name="Standard"><text:s text:c="12"/>'font' <text:s text:c="3"/>=&gt; array(</text:p>
      <text:p text:style-name="Standard"><text:s text:c="16"/>'bold' <text:s text:c="5"/>=&gt; true,</text:p>
      <text:p text:style-name="Standard"><text:s text:c="16"/>'name'=&gt;'Candara',</text:p>
      <text:p text:style-name="Standard"><text:s text:c="16"/>'size'=&gt;'10',</text:p>
      <text:p text:style-name="Standard"><text:s text:c="12"/>),</text:p>
      <text:p text:style-name="Standard"><text:s text:c="12"/>'alignment' =&gt; array(</text:p>
      <text:p text:style-name="Standard"><text:s text:c="16"/>'horizontal' =&gt;<text:s/>PHPExcel_Style_Alignment::HORIZONTAL_CENTER</text:p>
      <text:p text:style-name="Standard"><text:s text:c="12"/>),</text:p>
      <text:p text:style-name="Standard"><text:s text:c="12"/>'borders' =&gt; array(</text:p>
      <text:p text:style-name="Standard"><text:s text:c="16"/>'outline' <text:s text:c="4"/>=&gt; array(</text:p>
      <text:p text:style-name="Standard"><text:s text:c="20"/>'style' =&gt; PHPExcel_Style_Border::BORDER_THICK,</text:p>
      <text:p text:style-name="Standard"><text:s text:c="20"/>'color' =&gt; array('argb' =&gt; '22275420'),</text:p>
      <text:p text:style-name="Standard"><text:s text:c="16"/>)</text:p>
      <text:p text:style-name="Standard"><text:s text:c="12"/>),</text:p>
      <text:p text:style-name="Standard"><text:s text:c="12"/>'fill' =&gt; array(</text:p>
      <text:p text:style-name="Standard"><text:s text:c="16"/>'type' <text:s text:c="6"/>=&gt; PHPExcel_Style_Fill::FILL_SOLID,</text:p>
      <text:p text:style-name="Standard"><text:s text:c="16"/>'rotation' <text:s text:c="2"/>=&gt; 90,</text:p>
      <text:p text:style-name="Standard"><text:s text:c="16"/>'startcolor' =&gt; array(</text:p>
      <text:p text:style-name="Standard"><text:s text:c="20"/>'argb' =&gt; '999CC00'</text:p>
      <text:p text:style-name="Standard"><text:s text:c="10"/><text:s text:c="6"/>),</text:p>
      <text:p text:style-name="Standard"><text:s text:c="16"/>'endcolor' <text:s text:c="2"/>=&gt; array(</text:p>
      <text:p text:style-name="Standard"><text:s text:c="20"/>'argb' =&gt; 'FFFFFFFF'</text:p>
      <text:p text:style-name="Standard"><text:s text:c="16"/>)</text:p>
      <text:p text:style-name="Standard"><text:s text:c="12"/>)</text:p>
      <text:p text:style-name="Standard"><text:s text:c="8"/>);</text:p>
      <text:p text:style-name="Standard"/>
      <text:p text:style-name="Standard"><text:s text:c="8"/>$tableborder = array(</text:p>
      <text:p text:style-name="Standard"><text:s text:c="12"/>'borders' =&gt;<text:s/>array(</text:p>
      <text:p text:style-name="Standard"><text:s text:c="16"/>'outline' =&gt; array(</text:p>
      <text:p text:style-name="Standard"><text:s text:c="20"/>'style' =&gt; PHPExcel_Style_Border::BORDER_THICK,</text:p>
      <text:p text:style-name="Standard"><text:s text:c="20"/>'color' =&gt; array('argb' =&gt; '22275420'),</text:p>
      <text:p text:style-name="Standard"><text:s text:c="16"/>),</text:p>
      <text:p text:style-name="Standard"><text:s text:c="12"/>),</text:p>
      <text:p text:style-name="Standard"><text:s text:c="8"/>);</text:p>
      <text:p text:style-name="Standard"/>
      <text:p text:style-name="Standard"><text:s text:c="8"/>$total=array(</text:p>
      <text:p text:style-name="Standard"><text:s text:c="12"/>'font' <text:s text:c="3"/>=&gt; array(</text:p>
      <text:p text:style-name="Standard"><text:s text:c="16"/>'bold' <text:s text:c="5"/>=&gt; true</text:p>
      <text:p text:style-name="Standard"><text:s text:c="12"/>),</text:p>
      <text:p text:style-name="Standard"><text:s text:c="12"/>'alignment' =&gt; array(</text:p>
      <text:p text:style-name="Standard"><text:s text:c="16"/>'horizontal' =&gt; PHPExcel_Style_Alignment::HORIZONTAL_RIGHT,</text:p>
      <text:p text:style-name="Standard"><text:s text:c="12"/>),</text:p>
      <text:p text:style-name="Standard"><text:s text:c="12"/>'borders' =&gt; array(</text:p>
      <text:p text:style-name="Standard"><text:s text:c="16"/>'top' <text:s text:c="4"/>=&gt; array(</text:p>
      <text:p text:style-name="Standard"><text:s text:c="20"/>'style' =&gt; PHPExcel_Style_Border::BORDER_THIN</text:p>
      <text:p text:style-name="Standard"><text:s text:c="16"/>)</text:p>
      <text:p text:style-name="Standard"><text:s text:c="12"/>),</text:p>
      <text:p text:style-name="Standard"/>
      <text:p text:style-name="Standard"><text:s text:c="8"/>);</text:p>
      <text:p text:style-name="Standard"/>
      <text:p text:style-name="Standard"/>
      <text:p text:style-name="Standard"/>
      <text:p text:style-name="Standard"><text:s text:c="8"/>$worksheet-&gt;getStyle('A9:B9')-&gt;applyFromArray($header);</text:p>
      <text:p text:style-name="Standard"><text:s text:c="8"/>$worksheet-&gt;getStyle('A9:B9')-&gt;getFont()-&gt;getColor()-&gt;setARGB(PHPExcel_Style_Color::COLOR_WHITE);</text:p>
      <text:p text:style-name="Standard"><text:s text:c="8"/>$worksheet-&gt;getStyle('A10:B16')-&gt;applyFromArray($tableborder);</text:p>
      <text:p text:style-name="Standard"/>
      <text:p text:style-name="Standard"/>
      <text:p text:style-name="Standard"/>
      <text:p text:style-name="Standard"><text:s text:c="8"/>$worksheet-&gt;setCellValue('A18',Yii::t('mx','Details'));</text:p>
      <text:p text:style-name="Standard"><text:s text:c="8"/>$worksheet-&gt;getStyle('A18')-&gt;getAlignment()-&gt;setHorizontal(PHPExcel_Style_Alignment::HORIZONTAL_CENTER);</text:p>
      <text:p text:style-name="Standard"><text:s text:c="8"/>$worksheet-&gt;mergeCells('A18:F18');</text:p>
      <text:p text:style-name="Standard"><text:s text:c="8"/>$worksheet-&gt;getStyle('A18')-&gt;getFont()-&gt;setBold(true);</text:p>
      <text:p text:style-name="Standard"/>
      <text:p text:style-name="Standard"/>
      <text:p text:style-name="Standard"><text:s text:c="8"/>$worksheet-&gt;setCellValue('A19',Yii::t('mx','Date'));</text:p>
      <text:p text:style-name="Standard"><text:s text:c="8"/>$worksheet-&gt;setCellValue('B19',Yii::t('mx','Adults'));</text:p>
      <text:p text:style-name="Standard"><text:s text:c="8"/>$worksheet-&gt;setCellValue('C19',Yii::t('mx','Children'));</text:p>
      <text:p text:style-name="Standard"><text:s text:c="8"/>$worksheet-&gt;setCellValue('D19',Yii::t('mx','Pets'));</text:p>
      <text:p text:style-name="Standard"><text:s text:c="8"/>$worksheet-&gt;setCellValue('E19',Yii::t('mx','Total Pax'));</text:p>
      <text:p text:style-name="Standard"><text:s text:c="8"/>$worksheet-&gt;setCellValue('F19',Yii::t('mx','Subtotal'));</text:p>
      <text:p text:style-name="Standard"/>
      <text:p text:style-name="Standard"/>
      <text:p text:style-name="Standard"><text:s text:c="8"/>for($i=$inicio;$i&lt;$fin;$i+=86400):</text:p>
      <text:p text:style-name="Standard"/>
      <text:p text:style-name="Standard"><text:s text:c="12"/>$date=date('Y-m-d',$i);</text:p>
      <text:p text:style-name="Standard"/>
      <text:p text:style-name="Standard"><text:s text:c="12"/>foreach($details[$c++] as $item):</text:p>
      <text:p text:style-name="Standard"><text:s text:c="16"/>foreach($item-&gt;prices as $p):</text:p>
      <text:p text:style-name="Standard"/>
      <text:p text:style-name="Standard"><text:s text:c="20"/>$subtotal=$p-&gt;price+$pricepets;</text:p>
      <text:p text:style-name="Standard"><text:s text:c="20"/>$totalprice+=$subtotal;</text:p>
      <text:p text:style-name="Standard"/>
      <text:p text:style-name="Standard"><text:s text:c="20"/>$worksheet-&gt;setCellValue('A'.$counter,$date);</text:p>
      <text:p text:style-name="Standard"><text:s text:c="20"/>$worksheet-&gt;setCellValue('B'.$counter,$adults);</text:p>
      <text:p text:style-name="Standard"><text:s text:c="20"/>$worksheet-&gt;setCellValue('C'.$counter,$children);</text:p>
      <text:p text:style-name="Standard"><text:s text:c="20"/>$worksheet-&gt;setCellValue('D'.$counter,$pets);</text:p>
      <text:p text:style-name="Standard"><text:s text:c="20"/>$worksheet-&gt;setCellValue('E'.$counter,$totalpax);</text:p>
      <text:p text:style-name="Standard"><text:s text:c="20"/>$worksheet-&gt;setCellValue('F'.$counter,$subtotal);</text:p>
      <text:p text:style-name="Standard"><text:s text:c="20"/>$counter=$counter+1;</text:p>
      <text:p text:style-name="Standard"/>
      <text:p text:style-name="Standard"><text:s text:c="16"/>endforeach;</text:p>
      <text:p text:style-name="Standard"><text:s text:c="12"/>endforeach;</text:p>
      <text:p text:style-name="Standard"/>
      <text:p text:style-name="Standard"><text:s text:c="8"/>endfor;</text:p>
      <text:p text:style-name="Standard"/>
      <text:p text:style-name="Standard"/>
      <text:p text:style-name="Standard"><text:s text:c="8"/>$worksheet-&gt;setCellValue('E'.$counter,Yii::t('mx','Total'));</text:p>
      <text:p text:style-name="Standard"><text:s text:c="8"/>$worksheet-&gt;getStyle('E'.$counter)-&gt;getFont()-&gt;setBold(true);</text:p>
      <text:p text:style-name="Standard"><text:s text:c="8"/>$worksheet-&gt;getStyle('E'.$counter)-&gt;getAlignment()-&gt;setHorizontal(PHPExcel_Style_Alignment::HORIZONTAL_RIGHT);</text:p>
      <text:p text:style-name="Standard"/>
      <text:p text:style-name="Standard"><text:s text:c="8"/>$worksheet-&gt;setCellValue('F'.$counter,$totalprice);</text:p>
      <text:p text:style-name="Standard"><text:s text:c="8"/>$worksheet-&gt;getStyle('F'.$counter)-&gt;applyFromArray($total);</text:p>
      <text:p text:style-name="Standard"/>
      <text:p text:style-name="Standard"><text:s text:c="8"/>$worksheet-&gt;getStyle('A19:f19')-&gt;applyFromArray($header);</text:p>
      <text:p text:style-name="Standard"><text:s text:c="8"/>$worksheet-&gt;getStyle('A19:f19')-&gt;getFont()-&gt;getColor()-&gt;setARGB(PHPExcel_Style_Color::COLOR_WHITE);</text:p>
      <text:p text:style-name="Standard"><text:s text:c="8"/>$worksheet-&gt;getStyle('A19:F'.$counter)-&gt;applyFromArray($tableborder);</text:p>
      <text:p text:style-name="Standard"/>
      <text:p text:style-name="Standard"/>
      <text:p text:style-name="Standard"/>
      <text:p text:style-name="Standard"><text:s text:c="8"/>$objRichText = new PHPExcel_RichText();</text:p>
      <text:p text:style-name="Standard"><text:s text:c="8"/>$objRichText-&gt;createText('AVISOS: ');</text:p>
      <text:p text:style-name="Standard"/>
      <text:p text:style-name="Standard"><text:s text:c="8"/><text:span text:style-name="T508">$objPayable = $objRichText-&gt;createTextRun('Si requiere alguna otra fecha está sujeto a disponibilidad, Si no hay contestación a este correo, las propuestas no son válidas.');</text:span></text:p>
      <text:p text:style-name="Standard"><text:span text:style-name="T509"><text:s text:c="8"/></text:span>$objPayable-&gt;getFont()-&gt;setBold(true);</text:p>
      <text:p text:style-name="Standard"><text:s text:c="8"/>$objPayable-&gt;getFont()-&gt;setItalic(true);</text:p>
      <text:p text:style-name="Standard"><text:s text:c="8"/>$objPayable-&gt;getFont()-&gt;setColor( new PHPExcel_Style_Color( PHPExcel_Style_Color::COLOR_DARKGREEN ) );</text:p>
      <text:p text:style-name="Standard"/>
      <text:p text:style-name="Standard"><text:s text:c="8"/>$worksheet-&gt;getCell('A30')-&gt;setValue($objRichText);</text:p>
      <text:p text:style-name="Standard"><text:s text:c="8"/>$worksheet-&gt;mergeCells('A30:F34');</text:p>
      <text:p text:style-name="Standard"/>
      <text:p text:style-name="Standard"><text:s text:c="8"/>$worksheet-&gt;getColumnDimension('A')-&gt;setAutoSize(true);</text:p>
      <text:p text:style-name="Standard"><text:s text:c="8"/>$worksheet-&gt;getColumnDimension('B')-&gt;setAutoSize(true);</text:p>
      <text:p text:style-name="Standard"/>
      <text:p text:style-name="Standard"/>
      <text:p text:style-name="Standard"><text:s text:c="8"/>$objDrawingPType = new PHPExcel_Worksheet_Drawing();</text:p>
      <text:p text:style-name="Standard"><text:s text:c="8"/>$objDrawingPType-&gt;setWorksheet($phpExcel-&gt;setActiveSheetIndex(0));</text:p>
      <text:p text:style-name="Standard"><text:s text:c="8"/>$objDrawingPType-&gt;setName("Pareto By Type");</text:p>
      <text:p text:style-name="Standard"><text:s text:c="8"/>$objDrawingPType-&gt;setPath(Yii::getPathOfAlias('webroot').'/images/logo.jpg');</text:p>
      <text:p text:style-name="Standard"><text:s text:c="8"/>$objDrawingPType-&gt;setHeight(100);</text:p>
      <text:p text:style-name="Standard"><text:s text:c="8"/>//$objDrawingPType-&gt;setWidth(100);</text:p>
      <text:p text:style-name="Standard"/>
      <text:p text:style-name="Standard"/>
      <text:p text:style-name="Standard"><text:s text:c="8"/>header("Content-Type: application/vnd.ms-excel");</text:p>
      <text:p text:style-name="Standard"><text:s text:c="8"/>header("Content-Disposition: attachment; filename=\"filename.xls\"");</text:p>
      <text:p text:style-name="Standard"><text:s text:c="8"/>header("Cache-Control: max-age=0");</text:p>
      <text:p text:style-name="Standard"/>
      <text:p text:style-name="Standard"><text:s text:c="8"/>$objWriter = PHPExcel_IOFactory::createWriter($phpExcel,<text:s/>"Excel5");</text:p>
      <text:p text:style-name="Standard"><text:s text:c="8"/>$objWriter-&gt;save("php://output");</text:p>
      <text:p text:style-name="Standard"><text:s text:c="8"/>exit;</text:p>
      <text:p text:style-name="Standard">*/</text:p>
      <text:p text:style-name="Standard"><text:s text:c="4"/>}</text:p>
      <text:p text:style-name="Standard"/>
      <text:p text:style-name="Standard"/>
      <text:p text:style-name="P510"><text:span text:style-name="T511">&lt;?</text:span><text:span text:style-name="T512"><text:line-break/></text:span><text:span text:style-name="T513">$pdf<text:s/></text:span><text:span text:style-name="T514">=</text:span><text:span text:style-name="T515"><text:s/></text:span><text:span text:style-name="T516">Yii</text:span><text:span text:style-name="T517">::</text:span><text:span text:style-name="T518">createComponent</text:span><text:span text:style-name="T519">(</text:span><text:span text:style-name="T520">'application.extensions.MPDF52.mpdf'</text:span><text:span text:style-name="T521">);</text:span><text:span text:style-name="T522"><text:line-break/></text:span><text:span text:style-name="T523">$dataProvider<text:s/></text:span><text:span text:style-name="T524">=</text:span><text:span text:style-name="T525"><text:s/>$_SESSION</text:span><text:span text:style-name="T526">[</text:span><text:span text:style-name="T527">'datos_filtrados'</text:span><text:span text:style-name="T528">]-&gt;</text:span><text:span text:style-name="T529">getData</text:span><text:span text:style-name="T530">();</text:span><text:span text:style-name="T531"><text:line-break/></text:span><text:span text:style-name="T532">$contador</text:span><text:span text:style-name="T533">=</text:span><text:span text:style-name="T534">count</text:span><text:span text:style-name="T535">(</text:span><text:span text:style-name="T536">$dataProvider</text:span><text:span text:style-name="T537">);</text:span><text:span text:style-name="T538"><text:line-break/></text:span><text:span text:style-name="T539">    $html</text:span><text:span text:style-name="T540">.=</text:span><text:span text:style-name="T541">' &lt;link<text:s/></text:span><text:span text:style-name="T542">rel="stylesheet" type="text/css" href="'</text:span><text:span text:style-name="T543">.</text:span><text:span text:style-name="T544">Yii</text:span><text:span text:style-name="T545">::</text:span><text:span text:style-name="T546">app</text:span><text:span text:style-name="T547">()-&gt;</text:span><text:span text:style-name="T548">request</text:span><text:span text:style-name="T549">-&gt;</text:span><text:span text:style-name="T550">baseUrl</text:span><text:span text:style-name="T551">.</text:span><text:span text:style-name="T552">'/css/pdf.css" /&gt;</text:span><text:span text:style-name="T553"><text:line-break/></text:span><text:span text:style-name="T554"><text:line-break/></text:span><text:span text:style-name="T555">    &lt;table align="center"&gt;&lt;tr&gt;</text:span><text:span text:style-name="T556"><text:line-break/></text:span><text:span text:style-name="T557">    &lt;td align="center"&gt;&lt;b&gt;LISTADO DE CONTRATOS&lt;/b&gt;&lt;/td&gt;</text:span><text:span text:style-name="T558"><text:line-break/></text:span><text:span text:style-name="T559">    &lt;/tr&gt;&lt;/table&gt;</text:span><text:span text:style-name="T560"><text:line-break/></text:span><text:span text:style-name="T561">    Total Resultados: '</text:span><text:span text:style-name="T562">.</text:span><text:span text:style-name="T563">$contador</text:span><text:span text:style-name="T564">.</text:span><text:span text:style-name="T565">'</text:span><text:span text:style-name="T566"><text:line-break/></text:span><text:span text:style-name="T567">        &lt;table class="deta</text:span><text:span text:style-name="T568">il-view2" repeat_header="1" cellpadding="1" cellspacing="1" width="100%" border="0"&gt;</text:span><text:span text:style-name="T569"><text:line-break/></text:span><text:span text:style-name="T570">            &lt;tr class="principal"&gt;</text:span><text:span text:style-name="T571"><text:line-break/></text:span><text:span text:style-name="T572">                &lt;td class="principal" width="7%"&gt;&amp;nbsp;N° Control&lt;/td&gt;</text:span><text:span text:style-name="T573"><text:line-break/></text:span><text:span text:style-name="T574">                &lt;td class="principal" width="7%"&gt;&amp;nbsp;N° Contrat</text:span><text:span text:style-name="T575">o&lt;/td&gt;</text:span><text:span text:style-name="T576"><text:line-break/></text:span><text:span text:style-name="T577">                &lt;td class="principal" width="19%"&gt;&amp;nbsp;Empresa&lt;/td&gt;</text:span><text:span text:style-name="T578"><text:line-break/></text:span><text:span text:style-name="T579">                &lt;td class="principal" width="10%"&gt;&amp;nbsp;Estado&lt;/td&gt;</text:span><text:span text:style-name="T580"><text:line-break/></text:span><text:span text:style-name="T581">                &lt;td class="principal" width="9%"&gt;&amp;nbsp;Monto Contratado&lt;/td&gt;</text:span><text:span text:style-name="T582"><text:line-break/></text:span><text:span text:style-name="T583">                &lt;td class="principa</text:span><text:span text:style-name="T584">l" width="25%"&gt;&amp;nbsp;Objeto Contrato&lt;/td&gt;</text:span><text:span text:style-name="T585"><text:line-break/></text:span><text:span text:style-name="T586">                &lt;td class="principal" width="14%"&gt;&amp;nbsp;Personal Actuante&lt;/td&gt;</text:span><text:span text:style-name="T587"><text:line-break/></text:span><text:span text:style-name="T588">                &lt;td class="principal" width="9%"&gt;&amp;nbsp;Tipo Informe&lt;/td&gt;</text:span><text:span text:style-name="T589"><text:line-break/></text:span><text:span text:style-name="T590">            &lt;/tr&gt;'</text:span><text:span text:style-name="T591">;</text:span><text:span text:style-name="T592"><text:line-break/></text:span><text:span text:style-name="T593">         $i</text:span><text:span text:style-name="T594">=</text:span><text:span text:style-name="T595">0</text:span><text:span text:style-name="T596">;</text:span><text:span text:style-name="T597"><text:line-break/></text:span><text:span text:style-name="T598">         $val</text:span><text:span text:style-name="T599">=</text:span><text:span text:style-name="T600">count</text:span><text:span text:style-name="T601">(</text:span><text:span text:style-name="T602">$dataProvider</text:span><text:span text:style-name="T603">);</text:span><text:span text:style-name="T604"><text:line-break/></text:span><text:span text:style-name="T605">         </text:span><text:span text:style-name="T606"><text:line-break/></text:span><text:span text:style-name="T607">         </text:span><text:span text:style-name="T608">while</text:span><text:span text:style-name="T609">(</text:span><text:span text:style-name="T610">$i</text:span><text:span text:style-name="T611">&lt;</text:span><text:span text:style-name="T612">$val</text:span><text:span text:style-name="T613">){</text:span><text:span text:style-name="T614"><text:line-break/></text:span><text:span text:style-name="T615">$html</text:span><text:span text:style-name="T616">.=</text:span><text:span text:style-name="T617">'</text:span><text:span text:style-name="T618"><text:line-break/></text:span><text:span text:style-name="T619">            &lt;tr class="odd"&gt;</text:span><text:span text:style-name="T620"><text:line-break/></text:span><text:span text:style-name="T621">                &lt;td class="odd" width="7%"&gt;&amp;nbsp;'</text:span><text:span text:style-name="T622">.</text:span><text:span text:style-name="T623">$dataProvider</text:span><text:span text:style-name="T624">[</text:span><text:span text:style-name="T625">$i</text:span><text:span text:style-name="T626">][</text:span><text:span text:style-name="T627">"num_control"</text:span><text:span text:style-name="T628">].</text:span><text:span text:style-name="T629">'&lt;/td&gt;</text:span><text:span text:style-name="T630"><text:line-break/></text:span><text:span text:style-name="T631">                &lt;td class="odd" width="7%"&gt;&amp;nbsp;'</text:span><text:span text:style-name="T632">.</text:span><text:span text:style-name="T633">$dataProvider</text:span><text:span text:style-name="T634">[</text:span><text:span text:style-name="T635">$i</text:span><text:span text:style-name="T636">][</text:span><text:span text:style-name="T637">"num_co</text:span><text:span text:style-name="T638">ntrato"</text:span><text:span text:style-name="T639">].</text:span><text:span text:style-name="T640">'&lt;/td&gt;</text:span><text:span text:style-name="T641"><text:line-break/></text:span><text:span text:style-name="T642">                &lt;td class="odd" width="19%"&gt;&amp;nbsp;'</text:span><text:span text:style-name="T643">.</text:span><text:span text:style-name="T644">$dataProvider</text:span><text:span text:style-name="T645">[</text:span><text:span text:style-name="T646">$i</text:span><text:span text:style-name="T647">][</text:span><text:span text:style-name="T648">"empresa"</text:span><text:span text:style-name="T649">].</text:span><text:span text:style-name="T650">'&lt;/td&gt;</text:span><text:span text:style-name="T651"><text:line-break/></text:span><text:span text:style-name="T652">                &lt;td class="odd" width="10%"&gt;&amp;nbsp;'</text:span><text:span text:style-name="T653">.</text:span><text:span text:style-name="T654">$dataProvider</text:span><text:span text:style-name="T655">[</text:span><text:span text:style-name="T656">$i</text:span><text:span text:style-name="T657">][</text:span><text:span text:style-name="T658">"estado0"</text:span><text:span text:style-name="T659">][</text:span><text:span text:style-name="T660">"nombre_estado"</text:span><text:span text:style-name="T661">].</text:span><text:span text:style-name="T662">'&lt;/td&gt;</text:span><text:span text:style-name="T663"><text:line-break/></text:span><text:span text:style-name="T664">                &lt;td class="odd" width="9%"&gt;&amp;nbs</text:span><text:span text:style-name="T665">p;'</text:span><text:span text:style-name="T666">.</text:span><text:span text:style-name="T667">$dataProvider</text:span><text:span text:style-name="T668">[</text:span><text:span text:style-name="T669">$i</text:span><text:span text:style-name="T670">][</text:span><text:span text:style-name="T671">"monto_contratado"</text:span><text:span text:style-name="T672">].</text:span><text:span text:style-name="T673">'&lt;/td&gt;</text:span><text:span text:style-name="T674"><text:line-break/></text:span><text:span text:style-name="T675">                &lt;td class="odd" width="25%"&gt;&amp;nbsp;'</text:span><text:span text:style-name="T676">.</text:span><text:span text:style-name="T677">$dataProvider</text:span><text:span text:style-name="T678">[</text:span><text:span text:style-name="T679">$i</text:span><text:span text:style-name="T680">][</text:span><text:span text:style-name="T681">"objeto_contrato"</text:span><text:span text:style-name="T682">].</text:span><text:span text:style-name="T683">'&lt;/td&gt;</text:span><text:span text:style-name="T684"><text:line-break/></text:span><text:span text:style-name="T685">                &lt;td class="odd" width="14%"&gt;&amp;nbsp;'</text:span><text:span text:style-name="T686">.</text:span><text:span text:style-name="T687">$dataProvider</text:span><text:span text:style-name="T688">[</text:span><text:span text:style-name="T689">$i</text:span><text:span text:style-name="T690">][</text:span><text:span text:style-name="T691">"personal_actuante"</text:span><text:span text:style-name="T692">].</text:span><text:span text:style-name="T693">'&lt;/td&gt;</text:span><text:span text:style-name="T694"><text:line-break/></text:span><text:span text:style-name="T695">             </text:span><text:span text:style-name="T696"><text:s/>  &lt;td class="odd" width="9%"&gt;&amp;nbsp;'</text:span><text:span text:style-name="T697">.</text:span><text:span text:style-name="T698">$dataProvider</text:span><text:span text:style-name="T699">[</text:span><text:span text:style-name="T700">$i</text:span><text:span text:style-name="T701">][</text:span><text:span text:style-name="T702">"informe0"</text:span><text:span text:style-name="T703">][</text:span><text:span text:style-name="T704">"nombre_tipo_informe"</text:span><text:span text:style-name="T705">].</text:span><text:span text:style-name="T706">'&lt;/td&gt;</text:span><text:span text:style-name="T707"><text:line-break/></text:span><text:span text:style-name="T708">            '</text:span><text:span text:style-name="T709">;</text:span><text:span text:style-name="T710"><text:line-break/></text:span><text:span text:style-name="T711">    $html</text:span><text:span text:style-name="T712">.=</text:span><text:span text:style-name="T713">'&lt;/tr&gt;'</text:span><text:span text:style-name="T714">;</text:span><text:span text:style-name="T715"><text:s/>$i</text:span><text:span text:style-name="T716">++;</text:span><text:span text:style-name="T717"><text:line-break/></text:span><text:span text:style-name="T718">                       <text:s/></text:span><text:span text:style-name="T719">}</text:span><text:span text:style-name="T720"><text:line-break/></text:span><text:span text:style-name="T721">    $html</text:span><text:span text:style-name="T722">.=</text:span><text:span text:style-name="T723">'&lt;/table&gt;'</text:span><text:span text:style-name="T724">;</text:span><text:span text:style-name="T725"><text:line-break/></text:span><text:span text:style-name="T726">$mpdf</text:span><text:span text:style-name="T727">=</text:span><text:span text:style-name="T728">new</text:span><text:span text:style-name="T729"><text:s/>mPDF</text:span><text:span text:style-name="T730">(</text:span><text:span text:style-name="T731">'win-1252'</text:span><text:span text:style-name="T732">,</text:span><text:span text:style-name="T733">'LETTER-L'</text:span><text:span text:style-name="T734">,</text:span><text:span text:style-name="T735">''</text:span><text:span text:style-name="T736">,</text:span><text:span text:style-name="T737">''</text:span><text:span text:style-name="T738">,</text:span><text:span text:style-name="T739">9</text:span><text:span text:style-name="T740">,</text:span><text:span text:style-name="T741">9</text:span><text:span text:style-name="T742">,</text:span><text:span text:style-name="T743">24</text:span><text:span text:style-name="T744">,</text:span><text:span text:style-name="T745">10</text:span><text:span text:style-name="T746">,</text:span><text:span text:style-name="T747">5</text:span><text:span text:style-name="T748">,</text:span><text:span text:style-name="T749">5</text:span><text:span text:style-name="T750">);</text:span><text:span text:style-name="T751"><text:line-break/></text:span><text:span text:style-name="T752">$mpdf</text:span><text:span text:style-name="T753">-&gt;</text:span><text:span text:style-name="T754">WriteHTML</text:span><text:span text:style-name="T755">(</text:span><text:span text:style-name="T756">$html</text:span><text:span text:style-name="T757">);</text:span><text:span text:style-name="T758"><text:line-break/></text:span><text:span text:style-name="T759">$mpdf</text:span><text:span text:style-name="T760">-&gt;</text:span><text:span text:style-name="T761">Output</text:span><text:span text:style-name="T762">(</text:span><text:span text:style-name="T763">'Reporte_Contratos.pdf'</text:span><text:span text:style-name="T764">,</text:span><text:span text:style-name="T765">'D'</text:span><text:span text:style-name="T766">);</text:span><text:span text:style-name="T767"><text:line-break/></text:span><text:span text:style-name="T768">exit</text:span><text:span text:style-name="T769">;</text:span><text:span text:style-name="T770"><text:line-break/></text:span><text:span text:style-name="T771">?&gt;</text:span></text:p>
      <text:p text:style-name="Standard"/>
      <text:p text:style-name="Standard"/>
      <text:p text:style-name="Standard">/*$groupGridColumns[] = array(</text:p>
      <text:p text:style-name="Standard"><text:s text:c="8"/>'class'=&gt;'bootstrap.widgets.TbButtonColumn',</text:p>
      <text:p text:style-name="Standard"><text:s text:c="8"/>'deleteConfirmation' =&gt;Yii::t('mx','Do you really want to delete this item?'),</text:p>
      <text:p text:style-name="Standard"><text:s text:c="8"/>'headerHtmlOptions' =&gt; array('style' =&gt; 'width:150px;text-align:center;'),</text:p>
      <text:p text:style-name="Standard"><text:s text:c="8"/>'header'=&gt;Yii::t('mx','Actions'),</text:p>
      <text:p text:style-name="Standard"><text:s text:c="8"/>'template'=&gt;'{view}',</text:p>
      <text:p text:style-name="Standard"><text:s text:c="8"/>'buttons'=&gt;array(</text:p>
      <text:p text:style-name="Standard"><text:s text:c="12"/>'view' =&gt;<text:s/>array</text:p>
      <text:p text:style-name="Standard"><text:s text:c="12"/>(</text:p>
      <text:p text:style-name="Standard"><text:s text:c="16"/>'label'=&gt;Yii::t('mx','Details reservation'),</text:p>
      <text:p text:style-name="Standard"><text:s text:c="16"/>'icon'=&gt;'icon-eye-open',</text:p>
      <text:p text:style-name="Standard"><text:s text:c="16"/>'url'=&gt;'Yii::app()-&gt;createUrl("payments/create", array("id"=&gt;$data-&gt;customerReservation-&gt;customer-&gt;id))',</text:p>
      <text:p text:style-name="Standard"><text:s text:c="16"/>'options'=&gt;array(</text:p>
      <text:p text:style-name="Standard"><text:s text:c="20"/>'ajax'=&gt;array(</text:p>
      <text:p text:style-name="Standard"><text:s text:c="24"/>'type'=&gt;'POST',</text:p>
      <text:p text:style-name="Standard"><text:s text:c="24"/>'url'=&gt;"js:$(this).attr('href')",</text:p>
      <text:p text:style-name="Standard"><text:s text:c="24"/>'success'=&gt;'function(data) { $("#payment-modal .modal-body p").html(data); $("#payment-modal").modal(); }'</text:p>
      <text:p text:style-name="Standard"><text:s text:c="20"/>),</text:p>
      <text:p text:style-name="Standard"><text:s text:c="16"/>),</text:p>
      <text:p text:style-name="Standard"><text:s text:c="12"/>),</text:p>
      <text:p text:style-name="Standard"/>
      <text:p text:style-name="Standard"><text:s text:c="8"/>)</text:p>
      <text:p text:style-name="Standard"><text:s text:c="4"/>);*/</text:p>
      <text:p text:style-name="Standard"/>
      <text:p text:style-name="Standard">/*$view=$this-&gt;createUrl('reservation/view');</text:p>
      <text:p text:style-name="Standard">$budget=$this-&gt;createUrl('reservation/budget');</text:p>
      <text:p text:style-name="Standard">$payments=$this-&gt;createUrl('reservation/payments');</text:p>
      <text:p text:style-name="Standard">$charges=$this-&gt;createUrl('reservation/charges');*</text:p>
      <text:p text:style-name="Standard"/>
      <text:p text:style-name="Standard">/*$this-&gt;widget('bootstrap.widgets.TbGroupGridView', array(</text:p>
      <text:p text:style-name="Standard"><text:s text:c="4"/>'id'=&gt;'reservations-grid',</text:p>
      <text:p text:style-name="Standard"><text:s text:c="4"/>'emptyText' =&gt; Yii::t('mx','There are no data to display'),</text:p>
      <text:p text:style-name="Standard"><text:s text:c="4"/>'showTableOnEmpty' =&gt; false,</text:p>
      <text:p text:style-name="Standard"><text:s text:c="4"/>'summaryText' =&gt; '&lt;strong&gt;'.Yii::t('mx','Customers').': {count}&lt;/strong&gt;',</text:p>
      <text:p text:style-name="Standard"><text:s text:c="4"/>'template' =&gt; '{items}{pager}',</text:p>
      <text:p text:style-name="Standard"><text:s text:c="4"/>'type' =&gt; 'hover condensed',</text:p>
      <text:p text:style-name="Standard"><text:s text:c="4"/>'dataProvider' =&gt; $customers-&gt;search(),</text:p>
      <text:p text:style-name="Standard"><text:s text:c="4"/>'filter'=&gt;$customers,</text:p>
      <text:p text:style-name="Standard"><text:s text:c="4"/>'responsiveTable' =&gt; true,</text:p>
      <text:p text:style-name="Standard"><text:s text:c="4"/>'enablePagination'=&gt;true,</text:p>
      <text:p text:style-name="Standard"><text:s text:c="4"/>'pager' =&gt; array(</text:p>
      <text:p text:style-name="Standard"><text:s text:c="8"/>'class' =&gt; 'bootstrap.widgets.TbPager',</text:p>
      <text:p text:style-name="Standard"><text:s text:c="8"/>'displayFirstAndLast' =&gt; true,</text:p>
      <text:p text:style-name="Standard"><text:s text:c="4"/>),</text:p>
      <text:p text:style-name="Standard"><text:s text:c="4"/>'extraRowColumns'=&gt; array('customer_reservation_id'),</text:p>
      <text:p text:style-name="Standard"><text:s text:c="4"/>'extraRowExpression' =&gt; '"&lt;b style=\"font-size: 16px; color: green;\"&gt;".$data-&gt;customerReservation-&gt;customer-&gt;first_name." ".$data-&gt;customerReservation-&gt;customer-&gt;last_name." - ".$data-&gt;customerReservation-&gt;customer-&gt;state."&lt;/b&gt;</text:p>
      <text:p text:style-name="Standard"><text:s text:c="8"/>&lt;div class=\"pull-right\"&gt;</text:p>
      <text:p text:style-name="Standard"><text:s text:c="12"/>&lt;a style=\"margin-right: 10px;\"<text:s/>class=\"view\" title=\"'.Yii::t('mx','Details Reservation').'\" rel=\"tooltip\" href=\"'.$view.'&amp;id=".$data-&gt;customerReservation-&gt;id."\"&gt;</text:p>
      <text:p text:style-name="Standard"><text:s text:c="16"/>&lt;i class=\"icon-eye-open icon-large\"&gt;&lt;/i&gt;</text:p>
      <text:p text:style-name="Standard"><text:s text:c="12"/>&lt;/a&gt;</text:p>
      <text:p text:style-name="Standard"><text:s text:c="12"/>&lt;a style=\"margin-right: 10px;\" title=\"'.Yii::t('mx','Enviar Presupuesto').'\" rel=\"tooltip\" href=\"'.$budget.'&amp;id=".$data-&gt;customerReservation-&gt;id."\"&gt;</text:p>
      <text:p text:style-name="Standard"><text:s text:c="16"/>&lt;i class=\"icon-file-alt icon-large\"&gt;&lt;/i&gt;</text:p>
      <text:p text:style-name="Standard"><text:s text:c="12"/>&lt;/a&gt;</text:p>
      <text:p text:style-name="Standard"><text:s text:c="12"/>&lt;a style=\"margin-right: 10px;\" title=\"'.Yii::t('mx','Payments').'\" rel=\"tooltip\" href=\"javascript:;\" onClick=\"payments(".$data-&gt;customerReservation-&gt;customer-&gt;id.");\"&gt;</text:p>
      <text:p text:style-name="Standard"><text:s text:c="16"/>&lt;i class=\"icon-money icon-large\"&gt;&lt;/i&gt;</text:p>
      <text:p text:style-name="Standard"><text:s text:c="12"/>&lt;/a&gt;</text:p>
      <text:p text:style-name="Standard"><text:s text:c="12"/>&lt;a id=\"charges\" style=\"margin-right: 10px;\" title=\"'.Yii::t('mx','Charges').'\" rel=\"tooltip\" href=\"javascript:;\" onClick=\"charges(".$data-&gt;customerReservation-&gt;customer-&gt;id.");\"&gt;</text:p>
      <text:p text:style-name="Standard"><text:s text:c="16"/>&lt;i class=\"icon-food icon-large\"&gt;&lt;/i&gt;</text:p>
      <text:p text:style-name="Standard"><text:s text:c="12"/>&lt;/a&gt;</text:p>
      <text:p text:style-name="Standard"><text:s text:c="8"/>&lt;/div&gt;</text:p>
      <text:p text:style-name="Standard"><text:s text:c="4"/>"',</text:p>
      <text:p text:style-name="Standard"><text:s text:c="4"/>'extraRowHtmlOptions' =&gt; array('style'=&gt;'padding:10px'),</text:p>
      <text:p text:style-name="Standard"><text:s text:c="4"/>'columns' =&gt; $groupGridColumns,</text:p>
      <text:p text:style-name="Standard"/>
      <text:p text:style-name="Standard">));*/</text:p>
      <text:p text:style-name="Standard"/>
      <text:p text:style-name="Standard"/>
      <text:p text:style-name="Standard"/>
      <text:p text:style-name="Standard">&lt;?php echo CHtml::dropDownList('format','',BudgetFormat::model()-&gt;listAllBudgetFormat(),array(</text:p>
      <text:p text:style-name="Standard"><text:s text:c="8"/>'prompt'=&gt;Yii::t('mx','Select Format'),</text:p>
      <text:p text:style-name="Standard"/>
      <text:p text:style-name="Standard"><text:s text:c="8"/>'onchange'=&gt;'</text:p>
      <text:p text:style-name="Standard"/>
      <text:p text:style-name="Standard"><text:s text:c="12"/>$.ajax({</text:p>
      <text:p text:style-name="Standard"><text:s text:c="16"/>url: "'.CController::createUrl('budgetFormat/getFormat').'",</text:p>
      <text:p text:style-name="Standard"><text:s text:c="16"/>data: { format: $(this).val(),customerReservationId:'.$customerReservationId.' <text:s/>},</text:p>
      <text:p text:style-name="Standard"><text:s text:c="16"/>type: "POST",</text:p>
      <text:p text:style-name="Standard"><text:s text:c="6"/><text:s text:c="10"/>dataType: "html",</text:p>
      <text:p text:style-name="Standard"><text:s text:c="16"/>beforeSend: function() { $("#maindiv").addClass("loading"); }</text:p>
      <text:p text:style-name="Standard"><text:s text:c="12"/>})</text:p>
      <text:p text:style-name="Standard"/>
      <text:p text:style-name="Standard"><text:s text:c="12"/>.done(function(data) {</text:p>
      <text:p text:style-name="Standard"><text:s text:c="16"/>CKEDITOR.instances["ckeditor"].setData(data);</text:p>
      <text:p text:style-name="Standard"><text:s text:c="16"/>$("#ckeditor").val(data);</text:p>
      <text:p text:style-name="Standard"><text:s text:c="12"/>})</text:p>
      <text:p text:style-name="Standard"/>
      <text:p text:style-name="Standard"><text:s text:c="12"/>.fail(function(data) { alert(data); })</text:p>
      <text:p text:style-name="Standard"/>
      <text:p text:style-name="Standard"><text:s text:c="12"/>.always(function() { $("#maindiv").removeClass("loading"); });</text:p>
      <text:p text:style-name="Standard"/>
      <text:p text:style-name="Standard"><text:s text:c="12"/>',</text:p>
      <text:p text:style-name="Standard"/>
      <text:p text:style-name="Standard"><text:s text:c="4"/>)); ?&gt;</text:p>
      <text:p text:style-name="Standard"/>
      <text:p text:style-name="Standard"/>
      <text:p text:style-name="Standard"/>
      <text:p text:style-name="Standard">&lt;?php<text:s/><text:tab/>$this-&gt;widget('ext.multimodelform.MultiModelForm',array(</text:p>
      <text:p text:style-name="Standard"><text:s text:c="12"/>'id' =&gt; 'id_member',</text:p>
      <text:p text:style-name="Standard"><text:s text:c="12"/>'formConfig' =&gt; $labelsForm,</text:p>
      <text:p text:style-name="Standard"><text:s text:c="12"/>'model' =&gt;$labelsFormat,</text:p>
      <text:p text:style-name="Standard"><text:s text:c="12"/>'tableView' =&gt; true,</text:p>
      <text:p text:style-name="Standard"><text:s text:c="12"/>'validatedItems' =&gt; $validatedMembers,</text:p>
      <text:p text:style-name="Standard"><text:s text:c="12"/>'removeText' =&gt;Yii::t('mx','Remove'),</text:p>
      <text:p text:style-name="Standard"><text:s text:c="12"/>'removeConfirm'=&gt;Yii::t('mx','Delete this item?'),</text:p>
      <text:p text:style-name="Standard"><text:s text:c="12"/>'addItemText'=&gt;Yii::t('mx','Add'),</text:p>
      <text:p text:style-name="Standard"><text:s text:c="12"/>'tableView'=&gt;true,</text:p>
      <text:p text:style-name="Standard"><text:s text:c="12"/>'tableHtmlOptions'=&gt;array('class'=&gt;'items table table-hover table-condensed'),</text:p>
      <text:p text:style-name="Standard"><text:s text:c="12"/>'data' =&gt; $labelsFormat-&gt;findAll('budget_format_id=:groupId', array(':groupId'=&gt;$model-&gt;id)),</text:p>
      <text:p text:style-name="Standard"><text:s text:c="12"/>'showErrorSummary'=&gt;true</text:p>
      <text:p text:style-name="Standard"><text:s text:c="8"/>));</text:p>
      <text:p text:style-name="Standard"><text:s text:c="4"/>?&gt;</text:p>
      <text:p text:style-name="Standard"/>
      <text:p text:style-name="Standard">Yii::import('ext.multimodelform.MultiModelForm');</text:p>
      <text:p text:style-name="Standard"/>
      <text:p text:style-name="Standard"><text:s text:c="8"/>$model=new BudgetFormat;</text:p>
      <text:p text:style-name="Standard"><text:s text:c="8"/>$labelsFormat=new LabelsFormat;</text:p>
      <text:p text:style-name="Standard"><text:s text:c="8"/>$validatedMembers = array();</text:p>
      <text:p text:style-name="Standard"/>
      <text:p text:style-name="Standard"><text:tab/><text:tab/>// Uncomment the following line if AJAX validation is needed</text:p>
      <text:p text:style-name="Standard"><text:tab/><text:tab/>// $this-&gt;performAjaxValidation($model);</text:p>
      <text:p text:style-name="Standard"/>
      <text:p text:style-name="Standard"><text:tab/><text:tab/>if(isset($_POST['BudgetFormat']))</text:p>
      <text:p text:style-name="Standard"><text:tab/><text:tab/>{</text:p>
      <text:p text:style-name="Standard"><text:tab/><text:tab/><text:tab/>$model-&gt;attributes=$_POST['BudgetFormat'];</text:p>
      <text:p text:style-name="Standard"><text:s text:c="12"/>$model-&gt;policies = implode(',',$_POST['BudgetFormat']['policies']);</text:p>
      <text:p text:style-name="Standard"/>
      <text:p text:style-name="Standard"><text:tab/><text:tab/><text:tab/>if($model-&gt;save()){</text:p>
      <text:p text:style-name="Standard"><text:s text:c="16"/>$masterValues = array ('budget_format_id'=&gt;$model-&gt;id);</text:p>
      <text:p text:style-name="Standard"><text:s text:c="16"/>if (MultiModelForm::save($labelsFormat,$validatedMembers,$deleteMembers,$masterValues)){</text:p>
      <text:p text:style-name="Standard"><text:s text:c="20"/>Yii::app()-&gt;user-&gt;setFlash('success','Success');</text:p>
      <text:p text:style-name="Standard"><text:s text:c="20"/>$this-&gt;redirect(array('view','id'=&gt;$model-&gt;id));</text:p>
      <text:p text:style-name="Standard"><text:s text:c="16"/>}</text:p>
      <text:p text:style-name="Standard"><text:s text:c="12"/>}</text:p>
      <text:p text:style-name="Standard"><text:tab/><text:tab/>}</text:p>
      <text:p text:style-name="Standard"/>
      <text:p text:style-name="Standard"/>
      <text:p text:style-name="Standard"/>
      <text:p text:style-name="Standard"/>
      <text:p text:style-name="Standard">Yii::import('ext.multimodelform.MultiModelForm');</text:p>
      <text:p text:style-name="Standard"/>
      <text:p text:style-name="Standard"><text:s text:c="8"/>$model=$this-&gt;loadModel($id);</text:p>
      <text:p text:style-name="Standard"><text:s text:c="8"/>$labelsFormat=new LabelsFormat;</text:p>
      <text:p text:style-name="Standard"><text:s text:c="8"/>$validatedMembers = array();</text:p>
      <text:p text:style-name="Standard"/>
      <text:p text:style-name="Standard"><text:tab/><text:tab/>// Uncomment the following line if AJAX validation is needed</text:p>
      <text:p text:style-name="Standard"><text:tab/><text:tab/>// $this-&gt;performAjaxValidation($model);</text:p>
      <text:p text:style-name="Standard"/>
      <text:p text:style-name="Standard"><text:tab/><text:tab/>if(isset($_POST['BudgetFormat']))</text:p>
      <text:p text:style-name="Standard"><text:tab/><text:tab/>{</text:p>
      <text:p text:style-name="Standard"><text:tab/><text:tab/><text:tab/>$model-&gt;attributes=$_POST['BudgetFormat'];</text:p>
      <text:p text:style-name="Standard"><text:s text:c="12"/>$model-&gt;policies = implode(',',$_POST['BudgetFormat']['policies']);</text:p>
      <text:p text:style-name="Standard"><text:s text:c="12"/>$masterValues = array ('budget_format_id'=&gt;$model-&gt;id);</text:p>
      <text:p text:style-name="Standard"/>
      <text:p text:style-name="Standard"/>
      <text:p text:style-name="Standard"><text:s text:c="12"/>if($model-&gt;save()){</text:p>
      <text:p text:style-name="Standard"><text:s text:c="16"/>if(MultiModelForm::save($labelsFormat,$validatedMembers,$deleteMembers,$masterValues) &amp;&amp; $model-&gt;save()){</text:p>
      <text:p text:style-name="Standard"><text:s text:c="20"/>Yii::app()-&gt;user-&gt;setFlash('success','Success');</text:p>
      <text:p text:style-name="Standard"><text:s text:c="20"/>$this-&gt;redirect(array('view','id'=&gt;$model-&gt;id));</text:p>
      <text:p text:style-name="Standard"><text:s text:c="12"/><text:s text:c="4"/>}</text:p>
      <text:p text:style-name="Standard"><text:s text:c="12"/>}</text:p>
      <text:p text:style-name="Standard"/>
      <text:p text:style-name="Standard"><text:tab/><text:tab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blic function actionSchedulerOverview()</text:p>
      <text:p text:style-name="Standard"><text:s text:c="4"/>{</text:p>
      <text:p text:style-name="Standard"><text:s text:c="8"/>$cn = Yii::app()-&gt;quoteUtil-&gt;conexion();</text:p>
      <text:p text:style-name="Standard"/>
      <text:p text:style-name="Standard"><text:s text:c="8"/>$list = new OptionsConnector($cn,'PDO');</text:p>
      <text:p text:style-name="Standard"><text:s text:c="8"/>$list-&gt;render_table("rooms","id","id(value),room(label)");</text:p>
      <text:p text:style-name="Standard"/>
      <text:p text:style-name="Standard"><text:s text:c="8"/>$scheduler = new SchedulerConnector($cn,'PDO');</text:p>
      <text:p text:style-name="Standard"><text:s text:c="8"/>$scheduler-&gt;set_options("rooms", $list);</text:p>
      <text:p text:style-name="Standard"/>
      <text:p text:style-name="Standard"><text:s text:c="8"/>$sql="SELECT reservation.id,reservation.checkin as start_date,reservation.checkout as end_date,reservation.statux,reservation.description,</text:p>
      <text:p text:style-name="Standard"><text:s text:c="8"/>reservation.room_id as section_id,customers.first_name as text,rooms.room FROM customer_reservations inner join reservation on</text:p>
      <text:p text:style-name="Standard"><text:s text:c="8"/>customer_reservations.id=reservation.customer_reservation_id inner join customers on</text:p>
      <text:p text:style-name="Standard"><text:s text:c="8"/>customer_reservations.customer_id=customers.id inner join rooms on reservation.room_id=rooms.id";</text:p>
      <text:p text:style-name="Standard"/>
      <text:p text:style-name="Standard"><text:s text:c="8"/>if ($scheduler-&gt;is_select_mode())</text:p>
      <text:p text:style-name="Standard"><text:s text:c="12"/>$scheduler-&gt;render_sql($sql, "id","start_date,end_date,text,section_id,description,statux,room");</text:p>
      <text:p text:style-name="Standard"><text:s text:c="8"/>else{</text:p>
      <text:p text:style-name="Standard"/>
      <text:p text:style-name="Standard"><text:s text:c="12"/>$ids =<text:s/>explode(",",$_POST["ids"]);</text:p>
      <text:p text:style-name="Standard"><text:s text:c="12"/>for ($i=0; $i &lt; sizeof($ids); $i++){ $rowId = $ids[$i]; $newId = $rowId; }</text:p>
      <text:p text:style-name="Standard"/>
      <text:p text:style-name="Standard"><text:s text:c="12"/>if($_POST[$rowId."_!nativeeditor_status"]=='updated'){</text:p>
      <text:p text:style-name="Standard"><text:s text:c="16"/>$atributes=array(</text:p>
      <text:p text:style-name="Standard"><text:s text:c="20"/>'checkin'=&gt;$_POST[$rowId."_start_date"],</text:p>
      <text:p text:style-name="Standard"><text:s text:c="20"/>'checkout'=&gt;$_POST[$rowId."_end_date"],</text:p>
      <text:p text:style-name="Standard"><text:s text:c="20"/>'statux'=&gt;$_POST[$rowId."_statux"],</text:p>
      <text:p text:style-name="Standard"><text:s text:c="20"/>'room_id'=&gt;$_POST[$rowId."_room_id"],</text:p>
      <text:p text:style-name="Standard"><text:s text:c="20"/>'description'=&gt;$_POST[$rowId."_description"],</text:p>
      <text:p text:style-name="Standard"><text:s text:c="16"/>);</text:p>
      <text:p text:style-name="Standard"/>
      <text:p text:style-name="Standard"><text:s text:c="16"/>try{</text:p>
      <text:p text:style-name="Standard"><text:s text:c="20"/>Reservation::model()-&gt;updateByPk($_POST[$rowId."_id"],$atributes);</text:p>
      <text:p text:style-name="Standard"><text:s text:c="20"/>$action = "updated";</text:p>
      <text:p text:style-name="Standard"><text:s text:c="16"/>}catch( Exception $e){<text:tab/>$action="error"; }</text:p>
      <text:p text:style-name="Standard"><text:s text:c="12"/>}</text:p>
      <text:p text:style-name="Standard"/>
      <text:p text:style-name="Standard"><text:s text:c="12"/>if($_POST[$rowId."_!nativeeditor_status"]=='deleted'){</text:p>
      <text:p text:style-name="Standard"><text:s text:c="16"/>Reservation::model()-&gt;deleteByPk($_POST[$rowId."_id"]);</text:p>
      <text:p text:style-name="Standard"><text:s text:c="16"/>$action = "deleted";</text:p>
      <text:p text:style-name="Standard"><text:s text:c="12"/>}</text:p>
      <text:p text:style-name="Standard"/>
      <text:p text:style-name="Standard"><text:s text:c="12"/>header("Content-type: text/xml");</text:p>
      <text:p text:style-name="Standard"><text:s text:c="12"/><text:span text:style-name="T772">echo('&lt;</text:span><text:span text:style-name="T773">?xml version="1.0" encoding="iso-8859-1"?&gt;');</text:span></text:p>
      <text:p text:style-name="Standard"><text:span text:style-name="T774"><text:s text:c="12"/></text:span>echo "&lt;data&gt;&lt;action type='".$action."' sid='".$rowId."' tid='".$newId."'/&gt;&lt;/data&gt;";</text:p>
      <text:p text:style-name="Standard"/>
      <text:p text:style-name="Standard"><text:s text:c="8"/>}</text:p>
      <text:p text:style-name="Standard"/>
      <text:p text:style-name="Standard"><text:s text:c="4"/>}</text:p>
      <text:p text:style-name="Standard"/>
      <text:p text:style-name="Standard"/>
      <text:p text:style-name="Standard"/>
      <text:p text:style-name="Standard"/>
      <text:p text:style-name="Standard"/>
      <text:p text:style-name="Standard">public function actionScheduler_cabana(){</text:p>
      <text:p text:style-name="Standard"><text:s text:c="15"/>$cn = Yii::app()-&gt;quoteUtil-&gt;conexion();</text:p>
      <text:p text:style-name="Standard"/>
      <text:p text:style-name="Standard"><text:s text:c="15"/>$list = new OptionsConnector($cn,'PDO');</text:p>
      <text:p text:style-name="Standard"><text:s text:c="15"/>$list-&gt;render_table("rooms","id","id(value),room(label)");</text:p>
      <text:p text:style-name="Standard"/>
      <text:p text:style-name="Standard"><text:s text:c="15"/>$scheduler = new SchedulerConnector($cn,'PDO');</text:p>
      <text:p text:style-name="Standard"><text:s text:c="15"/>$scheduler-&gt;set_options("rooms", $list);</text:p>
      <text:p text:style-name="Standard"/>
      <text:p text:style-name="Standard"><text:s text:c="15"/>/*$sql="Select reservation.id,reservation.checkin,reservation.checkout,reservation.statux,reservation.description,</text:p>
      <text:p text:style-name="Standard"><text:s text:c="15"/>reservation.room_id,customer_reservations.first_name,rooms.room from reservation, customer_reservations,rooms</text:p>
      <text:p text:style-name="Standard"><text:s text:c="15"/>where reservation.customer_reservation_id=customer_reservations.id and reservation.room_id=rooms.id";*/</text:p>
      <text:p text:style-name="Standard"/>
      <text:p text:style-name="Standard"><text:s text:c="8"/>$sql="SELECT reservation.id,reservation.checkin,reservation.checkout,reservation.statux,reservation.description,</text:p>
      <text:p text:style-name="Standard"><text:s text:c="8"/>reservation.room_id,customers.first_name,rooms.room FROM customer_reservations inner join reservation on</text:p>
      <text:p text:style-name="Standard"><text:s text:c="8"/>customer_reservations.id=reservation.customer_reservation_id inner join customers on</text:p>
      <text:p text:style-name="Standard"><text:s text:c="8"/>customer_reservations.customer_id=customers.id inner join rooms on reservation.room_id=rooms.id";</text:p>
      <text:p text:style-name="Standard"/>
      <text:p text:style-name="Standard"><text:s text:c="8"/>if ($scheduler-&gt;is_select_mode())</text:p>
      <text:p text:style-name="Standard"><text:s text:c="12"/>$scheduler-&gt;render_sql($sql, "id","checkin,checkout,first_name,description,statux,room_id,room");</text:p>
      <text:p text:style-name="Standard"><text:s text:c="8"/>else{</text:p>
      <text:p text:style-name="Standard"/>
      <text:p text:style-name="Standard"><text:s text:c="12"/>$ids =<text:s/>explode(",",$_POST["ids"]);</text:p>
      <text:p text:style-name="Standard"><text:s text:c="12"/>for ($i=0; $i &lt; sizeof($ids); $i++){ $rowId = $ids[$i]; $newId = $rowId; }</text:p>
      <text:p text:style-name="Standard"/>
      <text:p text:style-name="Standard"><text:s text:c="12"/>if($_POST[$rowId."_!nativeeditor_status"]=='updated'){</text:p>
      <text:p text:style-name="Standard"><text:s text:c="16"/>$atributes=array(</text:p>
      <text:p text:style-name="Standard"><text:s text:c="20"/>'checkin'=&gt;$_POST[$rowId."_start_date"],</text:p>
      <text:p text:style-name="Standard"><text:s text:c="20"/>'checkout'=&gt;$_POST[$rowId."_end_date"],</text:p>
      <text:p text:style-name="Standard"><text:s text:c="20"/>'statux'=&gt;$_POST[$rowId."_statux"],</text:p>
      <text:p text:style-name="Standard"><text:s text:c="20"/>'room_id'=&gt;$_POST[$rowId."_room_id"],</text:p>
      <text:p text:style-name="Standard"><text:s text:c="20"/>'description'=&gt;$_POST[$rowId."_description"],</text:p>
      <text:p text:style-name="Standard"><text:s text:c="16"/>);</text:p>
      <text:p text:style-name="Standard"/>
      <text:p text:style-name="Standard"><text:s text:c="16"/>try{</text:p>
      <text:p text:style-name="Standard"><text:s text:c="20"/>Reservation::model()-&gt;updateByPk($_POST[$rowId."_id"],$atributes);</text:p>
      <text:p text:style-name="Standard"><text:s text:c="20"/>$action = "updated";</text:p>
      <text:p text:style-name="Standard"><text:s text:c="16"/>}catch( Exception $e){<text:tab/>$action="error"; }</text:p>
      <text:p text:style-name="Standard"><text:s text:c="12"/>}</text:p>
      <text:p text:style-name="Standard"/>
      <text:p text:style-name="Standard"><text:s text:c="8"/><text:s text:c="4"/>if($_POST[$rowId."_!nativeeditor_status"]=='deleted'){</text:p>
      <text:p text:style-name="Standard"><text:s text:c="16"/>Reservation::model()-&gt;deleteByPk($_POST[$rowId."_id"]);</text:p>
      <text:p text:style-name="Standard"><text:s text:c="16"/>$action = "deleted";</text:p>
      <text:p text:style-name="Standard"><text:s text:c="12"/>}</text:p>
      <text:p text:style-name="Standard"/>
      <text:p text:style-name="Standard"><text:s text:c="12"/>header("Content-type: text/xml");</text:p>
      <text:p text:style-name="Standard"><text:s text:c="12"/><text:span text:style-name="T775">echo('&lt;?xml<text:s/></text:span><text:span text:style-name="T776">version="1.0" encoding="iso-8859-1"?&gt;');</text:span></text:p>
      <text:p text:style-name="Standard"><text:span text:style-name="T777"><text:s text:c="12"/></text:span>echo "&lt;data&gt;&lt;action type='".$action."' sid='".$rowId."' tid='".$newId."'/&gt;&lt;/data&gt;";</text:p>
      <text:p text:style-name="Standard"/>
      <text:p text:style-name="Standard"><text:s text:c="8"/>}</text:p>
      <text:p text:style-name="Standard"/>
      <text:p text:style-name="Standard"><text:s text:c="4"/>}</text:p>
      <text:p text:style-name="Standard"/>
      <text:p text:style-name="Standard"/>
      <text:p text:style-name="Standard"/>
      <text:p text:style-name="Standard"><text:s text:c="2"/>/*$sql="Select<text:s/>reservation.id,reservation.checkin,reservation.checkout,reservation.statux,reservation.description,</text:p>
      <text:p text:style-name="Standard"><text:s text:c="15"/>reservation.room_id,customer_reservations.first_name,rooms.room from reservation, customer_reservations,rooms</text:p>
      <text:p text:style-name="Standard"><text:s text:c="15"/>where reservation.customer_reservation_id=customer_reservations.id and reservation.room_id=rooms.id";*/</text:p>
      <text:p text:style-name="Standard"/>
      <text:p text:style-name="Standard"/>
      <text:p text:style-name="Standard"/>
      <text:p text:style-name="Standard">&lt;script type="text/javascript" charset="utf-8"&gt;</text:p>
      <text:p text:style-name="Standard"/>
      <text:p text:style-name="Standard"><text:s text:c="4"/>var url = "&lt;?php echo $this-&gt;createUrl('scheduler_cabana'); ?&gt;";</text:p>
      <text:p text:style-name="Standard"><text:s text:c="4"/>var subject = &lt;?php echo Reservation::model()-&gt;listStatusJson(); ?&gt;;</text:p>
      <text:p text:style-name="Standard"><text:s text:c="4"/>var details = "&lt;?php echo $this-&gt;createUrl('view',array('id'=&gt;3)); ?&gt;";</text:p>
      <text:p text:style-name="Standard"/>
      <text:p text:style-name="Standard"/>
      <text:p text:style-name="Standard"><text:s text:c="4"/>scheduler.config.container_autoresize = true;</text:p>
      <text:p text:style-name="Standard"><text:s text:c="4"/>scheduler.config.xml_date="%Y-%m-%d %H:%i";</text:p>
      <text:p text:style-name="Standard"><text:s text:c="4"/>scheduler.config.multi_day = true;</text:p>
      <text:p text:style-name="Standard"><text:s text:c="4"/>scheduler.config.show_loading=true;</text:p>
      <text:p text:style-name="Standard"><text:s text:c="4"/>scheduler.config.touch = "force";</text:p>
      <text:p text:style-name="Standard"><text:s text:c="4"/>scheduler.config.first_hour = 9;</text:p>
      <text:p text:style-name="Standard"><text:s text:c="4"/>scheduler.config.time_step = 30;</text:p>
      <text:p text:style-name="Standard"><text:s text:c="4"/>scheduler.config.dblclick_create = false;</text:p>
      <text:p text:style-name="Standard"><text:s text:c="4"/>scheduler.config.edit_on_create = false;</text:p>
      <text:p text:style-name="Standard"/>
      <text:p text:style-name="Standard"><text:s text:c="4"/>scheduler.attachEvent("onClick", function (id, e){</text:p>
      <text:p text:style-name="Standard"><text:s text:c="8"/></text:p>
      <text:p text:style-name="Standard"><text:s text:c="4"/>});</text:p>
      <text:p text:style-name="Standard"/>
      <text:p text:style-name="Standard"><text:s text:c="4"/>scheduler.config.lightbox.sections=[</text:p>
      <text:p text:style-name="Standard"><text:s text:c="8"/>{name: "cabana", height: 30, map_to: "room_id", type: "select",</text:p>
      <text:p text:style-name="Standard"><text:s text:c="12"/>options: scheduler.serverList("rooms")},</text:p>
      <text:p text:style-name="Standard"><text:s text:c="8"/>{name:"statux", height:30, type:"select", options: subject, map_to:"statux" },</text:p>
      <text:p text:style-name="Standard"><text:s text:c="8"/>{name:"time", height:100, type:"calendar_time", map_to:"auto"},</text:p>
      <text:p text:style-name="Standard"><text:s text:c="8"/>{name:"description", height:200, map_to:"description", type:"textarea" , focus:true}</text:p>
      <text:p text:style-name="Standard"/>
      <text:p text:style-name="Standard"><text:s text:c="4"/>];</text:p>
      <text:p text:style-name="Standard"/>
      <text:p text:style-name="Standard"><text:s text:c="4"/>scheduler.locale.labels.section_description = "Comentarios";</text:p>
      <text:p text:style-name="Standard"><text:s text:c="4"/>scheduler.locale.labels.section_cabana = "Cabaña";</text:p>
      <text:p text:style-name="Standard"><text:s text:c="4"/>scheduler.locale.labels.section_statux = "Estado";</text:p>
      <text:p text:style-name="Standard"><text:s text:c="4"/>scheduler.locale.labels.section_time = "Check In - Out";</text:p>
      <text:p text:style-name="Standard"><text:s text:c="4"/>scheduler.templates.event_bar_text = function(start,end,ev){</text:p>
      <text:p text:style-name="Standard"><text:s text:c="8"/>return ev.text+": "+ev.room;</text:p>
      <text:p text:style-name="Standard"><text:s text:c="4"/>};</text:p>
      <text:p text:style-name="Standard"/>
      <text:p text:style-name="Standard"><text:s text:c="4"/>scheduler.templates.event_class=function(start, end, event){</text:p>
      <text:p text:style-name="Standard"><text:s text:c="8"/>if(event.statux) return "event_"+event.statux;</text:p>
      <text:p text:style-name="Standard"><text:s text:c="8"/>return "";</text:p>
      <text:p text:style-name="Standard"><text:s text:c="4"/>};</text:p>
      <text:p text:style-name="Standard"/>
      <text:p text:style-name="Standard"><text:s text:c="4"/>var format=scheduler.date.date_to_str("%Y-%m-%d %H:%i");</text:p>
      <text:p text:style-name="Standard"><text:s text:c="4"/>scheduler.templates.tooltip_date_format=format;</text:p>
      <text:p text:style-name="Standard"><text:s text:c="4"/>scheduler.templates.tooltip_text = function(start, end,ev){</text:p>
      <text:p text:style-name="Standard"><text:s text:c="5"/>return "&lt;b&gt;Tipo de reservacion:&lt;/b&gt; "+ev.type_reservation+"&lt;br/&gt;&lt;b&gt;Check In:&lt;/b&gt;<text:s/>"+format(start)+"&lt;br/&gt;&lt;b&gt;Check Out:&lt;/b&gt; "+format(end);</text:p>
      <text:p text:style-name="Standard"><text:s text:c="5"/>};</text:p>
      <text:p text:style-name="Standard"/>
      <text:p text:style-name="Standard"><text:s text:c="4"/>scheduler.config.buttons_left=["dhx_save_btn","dhx_custom_btn_historial"];</text:p>
      <text:p text:style-name="Standard"><text:s text:c="4"/>scheduler.config.buttons_right=["dhx_cancel_btn","dhx_delete_btn"];</text:p>
      <text:p text:style-name="Standard"/>
      <text:p text:style-name="Standard"><text:s text:c="4"/>scheduler.locale.labels["dhx_custom_btn_historial"] = "Historial";</text:p>
      <text:p text:style-name="Standard"><text:s text:c="4"/>scheduler.attachEvent("onLightboxButton", function(button_id, node, e){</text:p>
      <text:p text:style-name="Standard"><text:s text:c="8"/>alert(button_id);</text:p>
      <text:p text:style-name="Standard"><text:s text:c="4"/>});</text:p>
      <text:p text:style-name="Standard"/>
      <text:p text:style-name="Standard"><text:s text:c="4"/>scheduler.init("scheduler_cabanas",null,"month");</text:p>
      <text:p text:style-name="Standard"><text:s text:c="4"/>scheduler.load(url);</text:p>
      <text:p text:style-name="Standard"/>
      <text:p text:style-name="Standard"><text:s text:c="4"/>var dp = new dataProcessor(url);</text:p>
      <text:p text:style-name="Standard"><text:s text:c="4"/>dp.init(scheduler);</text:p>
      <text:p text:style-name="Standard"/>
      <text:p text:style-name="Standard"/>
      <text:p text:style-name="Standard">&lt;/script&gt;</text:p>
      <text:p text:style-name="Standard"/>
      <text:p text:style-name="Standard"/>
      <text:p text:style-name="Standard">//select budget_format_items.orden,budget_format_items.name from budget_format inner join budget_format_items on budget_format.id=budget_format_items.budget_format_id where budget_format.budget='CABANA'</text:p>
      <text:p text:style-name="Standard"/>
      <text:p text:style-name="Standard"><text:s text:c="8"/>/*$formats=BudgetFormat::model()-&gt;with(array(</text:p>
      <text:p text:style-name="Standard"><text:s text:c="12"/>'BudgetFormatItems'=&gt;array(</text:p>
      <text:p text:style-name="Standard"><text:s text:c="16"/>'select'=&gt;'distinct(service_type)',</text:p>
      <text:p text:style-name="Standard"><text:s text:c="16"/>'together'=&gt;false,</text:p>
      <text:p text:style-name="Standard"><text:s text:c="16"/>'joinType'=&gt;'INNER JOIN',</text:p>
      <text:p text:style-name="Standard"/>
      <text:p text:style-name="Standard"><text:s text:c="12"/>),</text:p>
      <text:p text:style-name="Standard"/>
      <text:p text:style-name="Standard"><text:s text:c="8"/>))-&gt;findAll();*/</text:p>
      <text:p text:style-name="Standard"/>
      <text:p text:style-name="Standard"><text:s text:c="8"/>/*$formats = Yii::app()-&gt;db-&gt;createCommand(array(</text:p>
      <text:p text:style-name="Standard"><text:s text:c="12"/>'select' =&gt; array('distinct(service_type)'),</text:p>
      <text:p text:style-name="Standard"><text:s text:c="12"/>'from' =&gt; 'reservation',</text:p>
      <text:p text:style-name="Standard"><text:s text:c="12"/>'where' =&gt; 'customer_reservation_id=:id',</text:p>
      <text:p text:style-name="Standard"><text:s text:c="8"/><text:s text:c="4"/>'params' =&gt; array(':id'=&gt;$id),</text:p>
      <text:p text:style-name="Standard"><text:s text:c="8"/>))-&gt;queryAll();*/</text:p>
      <text:p text:style-name="Standard"/>
      <text:p text:style-name="Standard"/>
      <text:p text:style-name="Standard"><text:s text:c="8"/>/*foreach($formats as $item){</text:p>
      <text:p text:style-name="Standard"/>
      <text:p text:style-name="Standard"><text:s text:c="12"/>$criterio=array(</text:p>
      <text:p text:style-name="Standard"><text:s text:c="16"/>'condition'=&gt;'budget_format_id=:serviceType',</text:p>
      <text:p text:style-name="Standard"><text:s text:c="16"/>'params'=&gt;array('serviceType'=&gt;$item['service_type'])</text:p>
      <text:p text:style-name="Standard"><text:s text:c="12"/>);</text:p>
      <text:p text:style-name="Standard"/>
      <text:p text:style-name="Standard"><text:s text:c="12"/>$pol=BudgetFormatItems::model()-&gt;findAll($criterio);</text:p>
      <text:p text:style-name="Standard"/>
      <text:p text:style-name="Standard"><text:s text:c="12"/>print_r($pol);</text:p>
      <text:p text:style-name="Standard"/>
      <text:p text:style-name="Standard"><text:s text:c="12"/>$pol=Yii::app()-&gt;db-&gt;createCommand(array(</text:p>
      <text:p text:style-name="Standard"><text:s text:c="16"/>'select' =&gt; array('policies'),</text:p>
      <text:p text:style-name="Standard"><text:s text:c="16"/>'from' =&gt; 'budget_format',</text:p>
      <text:p text:style-name="Standard"><text:s text:c="16"/>'where' =&gt; 'budget=:serviceType',</text:p>
      <text:p text:style-name="Standard"><text:s text:c="16"/>'params' =&gt; array(':serviceType'=&gt;$item['service_type']),</text:p>
      <text:p text:style-name="Standard"><text:s text:c="12"/>))-&gt;queryRow();</text:p>
      <text:p text:style-name="Standard"/>
      <text:p text:style-name="Standard"><text:s text:c="12"/>$data=explode(',',$pol['policies']);</text:p>
      <text:p text:style-name="Standard"><text:s text:c="12"/>foreach($data as $item){</text:p>
      <text:p text:style-name="Standard"><text:s text:c="16"/>array_push($poli,$item);</text:p>
      <text:p text:style-name="Standard"><text:s text:c="12"/>}</text:p>
      <text:p text:style-name="Standard"/>
      <text:p text:style-name="Standard"><text:s text:c="8"/>}*/</text:p>
      <text:p text:style-name="Standard"/>
      <text:p text:style-name="Standard"><text:s text:c="8"/>/*$policies=array_unique($poli);</text:p>
      <text:p text:style-name="Standard"/>
      <text:p text:style-name="Standard"><text:s text:c="8"/>foreach($policies as $p):</text:p>
      <text:p text:style-name="Standard"><text:s text:c="12"/>$politicas[]=Policies::model()-&gt;findByPk($p);</text:p>
      <text:p text:style-name="Standard"><text:s text:c="8"/>endforeach;*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8"/>$criteria=array(</text:p>
      <text:p text:style-name="Standard"><text:s text:c="12"/>'condition'=&gt;'customer_reservation_id=:customerReservationId',</text:p>
      <text:p text:style-name="Standard"><text:s text:c="12"/>'params'=&gt;array('customerReservationId'=&gt;$id)</text:p>
      <text:p text:style-name="Standard"><text:s text:c="8"/>);</text:p>
      <text:p text:style-name="Standard"/>
      <text:p text:style-name="Standard"><text:s text:c="8"/>$from=Poll::model()-&gt;find($criteria);</text:p>
      <text:p text:style-name="Standard"/>
      <text:p text:style-name="Standard"><text:s text:c="8"/>$sql="select<text:s/>distinct(budget_format_items.name),budget_format_items.orden from</text:p>
      <text:p text:style-name="Standard"><text:s text:c="8"/>budget_format inner join budget_format_items on budget_format.id=budget_format_items.budget_format_id order by budget_format_items.orden";</text:p>
      <text:p text:style-name="Standard"/>
      <text:p text:style-name="Standard"/>
      <text:p text:style-name="Standard"><text:s text:c="8"/>$connection=Yii::app()-&gt;db;</text:p>
      <text:p text:style-name="Standard"><text:s text:c="8"/>$command=$connection-&gt;createCommand($sql);</text:p>
      <text:p text:style-name="Standard"><text:s text:c="8"/>$rowCount=$command-&gt;execute(); // execute the non-query SQL</text:p>
      <text:p text:style-name="Standard"><text:s text:c="8"/>$formats=$command-&gt;query(); // execute a query SQL</text:p>
      <text:p text:style-name="Standard"/>
      <text:p text:style-name="Standard"><text:s text:c="8"/><text:span text:style-name="T778">$cotizacion2=array();</text:span></text:p>
      <text:p text:style-name="P779"/>
      <text:p text:style-name="P780">Para captura las teclas de copiar y pegar</text:p>
      <text:p text:style-name="Standard"><text:a xlink:href="http://stackoverflow.com/questions/2903991/how-to-detect-ctrlv-ctrlc-using-javascript" office:target-frame-name="_top" xlink:show="replace"><text:span text:style-name="T781">http://stackoverflow.com/questions/2903991/how-to-detect-ctrlv-ctrlc-using-javascript</text:span></text:a></text:p>
      <text:p text:style-name="P782"/>
      <text:p text:style-name="P783"/>
      <text:p text:style-name="Standard">$formato="";</text:p>
      <text:p text:style-name="Standard"><text:s text:c="8"/>$formato.="&lt;strong&gt;".Yii::t('mx','Names').":&lt;/strong&gt; ".$customer-&gt;first_name." ".$customer-&gt;last_name."&lt;br&gt;";</text:p>
      <text:p text:style-name="Standard"><text:s text:c="8"/>$formato.="&lt;strong&gt;".Yii::t('mx','Phone').":&lt;/strong&gt; ".$customer-&gt;home_phone."&lt;br&gt;";</text:p>
      <text:p text:style-name="Standard"><text:s text:c="8"/>$formato.="&lt;strong&gt;".Yii::t('mx','State').":&lt;/strong&gt; ".$customer-&gt;state."&lt;br&gt;";</text:p>
      <text:p text:style-name="Standard"><text:s text:c="8"/>$formato.="&lt;strong&gt;".Yii::t('mx','Email').":&lt;/strong&gt; ".$customer-&gt;email."&lt;br&gt;";</text:p>
      <text:p text:style-name="Standard"><text:s text:c="8"/>$formato.="&lt;br&gt;";</text:p>
      <text:p text:style-name="Standard"><text:s text:c="8"/>$formato.="&lt;br&gt;";</text:p>
      <text:p text:style-name="Standard"><text:s text:c="8"/>$formato.="&lt;strong&gt;".Yii::t('mx','Estimado(a)').":&lt;/strong&gt; ".$customer-&gt;first_name."&lt;br&gt;";</text:p>
      <text:p text:style-name="Standard"><text:s text:c="8"/><text:span text:style-name="T784">$formato.="&lt;br&gt;";</text:span></text:p>
      <text:p text:style-name="P785"><text:s text:c="8"/>$formato.="&lt;br&gt;";</text:p>
      <text:p text:style-name="P786"><text:s text:c="8"/>$formato.="Gracias por su correo.";</text:p>
      <text:p text:style-name="P787"><text:s text:c="8"/>$formato.="&lt;br&gt;";</text:p>
      <text:p text:style-name="P788"><text:s text:c="8"/>$formato.="&lt;br&gt;";</text:p>
      <text:p text:style-name="P789"><text:s text:c="8"/>$formato.="Queda PRE-Reservada temporalmente hasta recibir su depósito el día: ".Yii::app()-&gt;quoteUtil-&gt;toSpanishDate($limitDayPayment);</text:p>
      <text:p text:style-name="P790"><text:s text:c="8"/>$formato.="&lt;br&gt;";</text:p>
      <text:p text:style-name="P791"><text:s text:c="8"/>$formato.="&lt;br&gt;";</text:p>
      <text:p text:style-name="P792"><text:s text:c="8"/>$formato.="SI NO se recibe el aviso del pago dentro de la fecha límite, se pierde la Pre-Reservación; ";</text:p>
      <text:p text:style-name="P793"><text:s text:c="8"/>$formato.="teniendo que volver a consultar con el hotel la<text:s/>disponibilidad.";</text:p>
      <text:p text:style-name="P794"><text:s text:c="8"/>$formato.="&lt;br&gt;";</text:p>
      <text:p text:style-name="P795"><text:s text:c="8"/>$formato.="&lt;br&gt;";</text:p>
      <text:p text:style-name="P796"><text:s text:c="8"/>$formato.="Para completar su reservación nos debe depositar &lt;span&gt;&lt;u&gt;&lt;strong&gt;$".$monto."&lt;/strong&gt;&lt;/u&gt;&lt;/span&gt; pesos que es el ";</text:p>
      <text:p text:style-name="P797"><text:s text:c="8"/>$formato.=$settings-&gt;early_payment." % de<text:s/>lo siguiente:";</text:p>
      <text:p text:style-name="P798"><text:s text:c="8"/>$formato.=$tabla;</text:p>
      <text:p text:style-name="P799"><text:s text:c="8"/>$formato.="&lt;br&gt;";</text:p>
      <text:p text:style-name="P800"><text:s text:c="8"/>$formato.="&lt;br&gt;";</text:p>
      <text:p text:style-name="P801"><text:s text:c="8"/>$formato.="La cuenta para depositar es:";</text:p>
      <text:p text:style-name="Standard"><text:span text:style-name="T802"><text:s text:c="8"/></text:span>$formato.="&lt;br&gt;";</text:p>
      <text:p text:style-name="Standard"><text:s text:c="8"/>$formato.=$this-&gt;getBankInformation(1);</text:p>
      <text:p text:style-name="Standard"><text:s text:c="8"/><text:span text:style-name="T803">$formato.="&lt;br&gt;";</text:span></text:p>
      <text:p text:style-name="P804"><text:s text:c="8"/>$formato.="&lt;br&gt;";</text:p>
      <text:p text:style-name="P805"><text:s text:c="8"/>$formato.="Su fecha límite para depositar, es el día: ".$limitDayPayment;</text:p>
      <text:p text:style-name="P806"><text:s text:c="8"/>$formato.="&lt;br&gt;";</text:p>
      <text:p text:style-name="P807"><text:s text:c="8"/>$formato.="&lt;br&gt;";</text:p>
      <text:p text:style-name="P808"><text:s text:c="8"/>$formato.="Si NO se recibe el aviso del pago dentro de la fecha límite, se pierde la<text:s/>Pre-Reservación;";</text:p>
      <text:p text:style-name="P809"><text:s text:c="8"/>$formato.="teniendo que volver a consultar con el hotel la disponibilidad.";</text:p>
      <text:p text:style-name="P810"><text:s text:c="8"/>$formato.="&lt;br&gt;";</text:p>
      <text:p text:style-name="P811"><text:s text:c="8"/>$formato.="&lt;br&gt;";</text:p>
      <text:p text:style-name="P812"><text:s text:c="8"/>$formato.="Le recuerdo que el ".$pagoRestante." % restante lo tiene que pagar A SU LLEGADA,<text:s/>ya sea en efectivo o tarjeta (excepto american express).";</text:p>
      <text:p text:style-name="P813"><text:s text:c="8"/>$formato.="&lt;br&gt;";</text:p>
      <text:p text:style-name="P814"><text:s text:c="8"/>$formato.="&lt;br&gt;";</text:p>
      <text:p text:style-name="P815"><text:s text:c="8"/>$formato.="En espera de vernos favorecidos con su visita, quedamos a sus órdenes para cualquier duda";</text:p>
      <text:p text:style-name="P816"><text:s text:c="8"/>$formato.="&lt;br&gt;&lt;br&gt;";</text:p>
      <text:p text:style-name="P817"><text:s text:c="4"/><text:s text:c="4"/>$formato.="&lt;span style='font-family:lucida sans unicode,lucida grande,sans-serif;'&gt;</text:p>
      <text:p text:style-name="Standard"><text:span text:style-name="T818"><text:s text:c="24"/></text:span>&lt;span style='font-size:14px;'&gt;</text:p>
      <text:p text:style-name="Standard"><text:s text:c="28"/>&lt;strong&gt;&lt;p&gt;Atentamente,&lt;/p&gt;&lt;/strong&gt;</text:p>
      <text:p text:style-name="Standard"><text:s text:c="28"/>&lt;u&gt;".$atte."&lt;/u&gt;</text:p>
      <text:p text:style-name="Standard"><text:s text:c="28"/>&lt;strong&gt;&lt;p&gt;".$puesto-&gt;value."&lt;/p&gt;&lt;/strong&gt;</text:p>
      <text:p text:style-name="Standard"><text:s text:c="24"/>&lt;/span&gt;</text:p>
      <text:p text:style-name="Standard"><text:s text:c="20"/>&lt;/span&gt;";</text:p>
      <text:p text:style-name="Standard"/>
      <text:p text:style-name="Standard"/>
      <text:p text:style-name="Standard"/>
      <text:p text:style-name="Standard">&lt;a id="linkpayment" style="margin-right: 10px;" title="'.Yii::t('mx','Payments').'" rel="tooltip" href="'.$payments.'"&gt;</text:p>
      <text:p text:style-name="Standard"><text:s text:c="28"/>&lt;i class="icon-plus-sign icon-large"&gt;&lt;/i&gt;</text:p>
      <text:p text:style-name="Standard"><text:s text:c="24"/>&lt;/a&gt;</text:p>
      <text:p text:style-name="Standard"><text:s text:c="24"/>&lt;a style="margin-right: 10px;" title="'.Yii::t('mx','Charges').'" rel="tooltip" href="'.$charges.'"&gt;</text:p>
      <text:p text:style-name="Standard"><text:s text:c="28"/>&lt;i class="icon-minus-sign icon-large"&gt;&lt;/i&gt;</text:p>
      <text:p text:style-name="Standard"><text:s text:c="24"/>&lt;/a&gt;</text:p>
      <text:p text:style-name="Standard"/>
      <text:p text:style-name="Standard"/>
      <text:p text:style-name="Standard"/>
      <text:p text:style-name="Standard"/>
      <text:p text:style-name="Standard"/>
      <text:p text:style-name="Standard">function init() {</text:p>
      <text:p text:style-name="Standard"/>
      <text:p text:style-name="Standard"><text:s text:c="8"/>var rooms = &lt;?php Rooms::model()-&gt;getRoomsJson(); ?&gt;;</text:p>
      <text:p text:style-name="Standard"><text:s text:c="8"/>var data = "&lt;?php echo $this-&gt;createUrl('schedulerOverview'); ?&gt;";</text:p>
      <text:p text:style-name="Standard"><text:s text:c="8"/>var subject = &lt;?php<text:s/>echo Reservation::model()-&gt;listStatusJson(); ?&gt;;</text:p>
      <text:p text:style-name="Standard"/>
      <text:p text:style-name="Standard"><text:s text:c="8"/>scheduler.locale.labels.timeline_tab = "Reservaciones";</text:p>
      <text:p text:style-name="Standard"><text:s text:c="8"/>scheduler.locale.labels.section_custom="Section";</text:p>
      <text:p text:style-name="Standard"><text:s text:c="8"/>scheduler.config.details_on_create=true;</text:p>
      <text:p text:style-name="Standard"><text:s text:c="8"/>scheduler.config.details_on_dblclick=true;</text:p>
      <text:p text:style-name="Standard"><text:s text:c="8"/>scheduler.config.xml_date="%Y-%m-%d %H:%i";</text:p>
      <text:p text:style-name="Standard"><text:s text:c="8"/>scheduler.config.multi_day = true;</text:p>
      <text:p text:style-name="Standard"><text:s text:c="8"/>brief_mode = true;</text:p>
      <text:p text:style-name="Standard"><text:s text:c="8"/>scheduler.config.active_link_view = "day";</text:p>
      <text:p text:style-name="Standard"/>
      <text:p text:style-name="Standard"><text:s text:c="8"/>scheduler.createTimelineView({</text:p>
      <text:p text:style-name="Standard"><text:s text:c="12"/>section_autoheight: false,</text:p>
      <text:p text:style-name="Standard"><text:s text:c="12"/>name:<text:tab/>"timeline",</text:p>
      <text:p text:style-name="Standard"><text:s text:c="12"/>x_unit:<text:tab/>"day",</text:p>
      <text:p text:style-name="Standard"><text:s text:c="12"/>x_date:<text:tab/>"&lt;a jump_to='"+"%d-%m-%Y %H:%i"+"' href='#'&gt;"+"%d:%M"+"&lt;/a&gt;",</text:p>
      <text:p text:style-name="Standard"><text:s text:c="12"/>x_step:<text:tab/>1,</text:p>
      <text:p text:style-name="Standard"><text:s text:c="12"/>x_size: 15,</text:p>
      <text:p text:style-name="Standard"><text:s text:c="12"/>y_unit: rooms,</text:p>
      <text:p text:style-name="Standard"><text:s text:c="12"/>y_property:<text:tab/>"section_id",</text:p>
      <text:p text:style-name="Standard"><text:s text:c="12"/>render: "tree",</text:p>
      <text:p text:style-name="Standard"><text:s text:c="12"/>folder_dy:20,</text:p>
      <text:p text:style-name="Standard"><text:s text:c="12"/>dy:60</text:p>
      <text:p text:style-name="Standard"><text:s text:c="8"/>});</text:p>
      <text:p text:style-name="Standard"/>
      <text:p text:style-name="Standard"><text:s text:c="8"/>scheduler.config.lightbox.sections=[</text:p>
      <text:p text:style-name="Standard"><text:s text:c="12"/>{name: "cabana", height: 30, map_to: "room_id", type: "select",</text:p>
      <text:p text:style-name="Standard"><text:s text:c="16"/>options:<text:s/>scheduler.serverList("rooms")},</text:p>
      <text:p text:style-name="Standard"><text:s text:c="12"/>{name:"statux", height:30, type:"select", options: subject, map_to:"statux" },</text:p>
      <text:p text:style-name="Standard"><text:s text:c="12"/>{name:"time", height:100, type:"calendar_time", map_to:"auto"},</text:p>
      <text:p text:style-name="Standard"><text:s text:c="12"/>{name:"description", height:200, map_to:"description", type:"textarea" , focus:true}</text:p>
      <text:p text:style-name="Standard"/>
      <text:p text:style-name="Standard"><text:s text:c="8"/>];</text:p>
      <text:p text:style-name="Standard"/>
      <text:p text:style-name="Standard"><text:s text:c="8"/>scheduler.locale.labels.section_description = "Comentarios";</text:p>
      <text:p text:style-name="Standard"><text:s text:c="8"/>scheduler.locale.labels.section_cabana = "Cabaña";</text:p>
      <text:p text:style-name="Standard"><text:s text:c="8"/>scheduler.locale.labels.section_statux = "Estado";</text:p>
      <text:p text:style-name="Standard"><text:s text:c="8"/>scheduler.locale.labels.section_time = "Check In - Out";</text:p>
      <text:p text:style-name="Standard"><text:s text:c="8"/>scheduler.templates.event_bar_text = function(start,end,ev){</text:p>
      <text:p text:style-name="Standard"><text:s text:c="12"/>return ev.text+": "+ev.room;</text:p>
      <text:p text:style-name="Standard"><text:s text:c="8"/>};</text:p>
      <text:p text:style-name="Standard"/>
      <text:p text:style-name="Standard"><text:s text:c="8"/>scheduler.templates.event_class=function(start, end, event){</text:p>
      <text:p text:style-name="Standard"><text:s text:c="8"/><text:s text:c="4"/>if(event.statux) return "event_"+event.statux;</text:p>
      <text:p text:style-name="Standard"><text:s text:c="12"/>return "";</text:p>
      <text:p text:style-name="Standard"><text:s text:c="8"/>};</text:p>
      <text:p text:style-name="Standard"/>
      <text:p text:style-name="Standard"><text:s text:c="8"/>scheduler.config.buttons_left=["dhx_save_btn","dhx_custom_btn_historial"];</text:p>
      <text:p text:style-name="Standard"><text:s text:c="8"/>scheduler.config.buttons_right=["dhx_cancel_btn","dhx_delete_btn"];</text:p>
      <text:p text:style-name="Standard"/>
      <text:p text:style-name="Standard"><text:s text:c="8"/>scheduler.locale.labels["dhx_custom_btn_historial"] = "Historial";</text:p>
      <text:p text:style-name="Standard"><text:s text:c="8"/>scheduler.attachEvent("onLightboxButton", function(button_id, node, e){</text:p>
      <text:p text:style-name="Standard"><text:s text:c="12"/>alert(button_id);</text:p>
      <text:p text:style-name="Standard"><text:s text:c="8"/>});</text:p>
      <text:p text:style-name="Standard"/>
      <text:p text:style-name="Standard"><text:s text:c="8"/>scheduler.init('scheduler_here',null,"timeline");</text:p>
      <text:p text:style-name="Standard"/>
      <text:p text:style-name="Standard"><text:s text:c="8"/>scheduler.load(data);</text:p>
      <text:p text:style-name="Standard"><text:s text:c="8"/>var dp = new dataProcessor(url);</text:p>
      <text:p text:style-name="Standard"><text:s text:c="8"/>dp.init(scheduler);</text:p>
      <text:p text:style-name="Standard"/>
      <text:p text:style-name="Standard"><text:s text:c="4"/>}</text:p>
      <text:p text:style-name="Standard"/>
      <text:p text:style-name="Standard"/>
      <text:p text:style-name="Standard">.dhx_cal_event.event_AVAILABLE div, .dhx_cal_event_line.event_AVAILABLE{</text:p>
      <text:p text:style-name="Standard"><text:s text:c="4"/>background-color: green !important;</text:p>
      <text:p text:style-name="Standard"><text:s text:c="4"/>color: white !important;</text:p>
      <text:p text:style-name="Standard">}</text:p>
      <text:p text:style-name="Standard">.dhx_cal_event.event_BUDGET-SUBMITED div, .dhx_cal_event_line.event_BUDGET-SUBMITED{</text:p>
      <text:p text:style-name="Standard"><text:s text:c="4"/>background-color: black !important;</text:p>
      <text:p text:style-name="Standard"><text:s text:c="4"/>color: white !important;</text:p>
      <text:p text:style-name="Standard">}</text:p>
      <text:p text:style-name="Standard">.dhx_cal_event.event_PRE_RESERVED div, .dhx_cal_event_line.event_PRE_RESERVED{</text:p>
      <text:p text:style-name="Standard"><text:s text:c="4"/>background-color:<text:s/>#8b370a !important;</text:p>
      <text:p text:style-name="Standard"><text:s text:c="4"/>color: white !important;</text:p>
      <text:p text:style-name="Standard">}</text:p>
      <text:p text:style-name="Standard">.dhx_cal_event.event_RESERVED-PENDING div, .dhx_cal_event_line.event_PRE_RESERVED{</text:p>
      <text:p text:style-name="Standard"><text:s text:c="4"/>background-color: #008b8b !important;</text:p>
      <text:p text:style-name="Standard"><text:s text:c="4"/>color: white !important;</text:p>
      <text:p text:style-name="Standard">}</text:p>
      <text:p text:style-name="Standard">.dhx_cal_event.event_RESERVED div, .dhx_cal_event_line.event_RESERVED{</text:p>
      <text:p text:style-name="Standard"><text:s text:c="4"/>background-color: orange !important;</text:p>
      <text:p text:style-name="Standard"><text:s text:c="4"/>color: white !important;</text:p>
      <text:p text:style-name="Standard">}</text:p>
      <text:p text:style-name="Standard">.dhx_cal_event.event_CANCELLED div, .dhx_cal_event_line.event_CANCELLED{</text:p>
      <text:p text:style-name="Standard"><text:s text:c="4"/>background-color: #add8e6 !important;</text:p>
      <text:p text:style-name="Standard"><text:s text:c="4"/>color: white !important;</text:p>
      <text:p text:style-name="Standard">}</text:p>
      <text:p text:style-name="Standard">.dhx_cal_event.event_NO-SHOW div, .dhx_cal_event_line.event_NO-SHOW{</text:p>
      <text:p text:style-name="Standard"><text:s text:c="4"/>background-color: #e0ffff !important;</text:p>
      <text:p text:style-name="Standard"><text:s text:c="4"/>color: white !important;</text:p>
      <text:p text:style-name="Standard">}</text:p>
      <text:p text:style-name="Standard">.dhx_cal_event.event_OCCUPIED div, .dhx_cal_event_line.event_OCCUPIED{</text:p>
      <text:p text:style-name="Standard"><text:s text:c="4"/>background-color: #8b0000 !important;</text:p>
      <text:p text:style-name="Standard"><text:s text:c="4"/>color: white !important;</text:p>
      <text:p text:style-name="Standard">}</text:p>
      <text:p text:style-name="Standard"/>
      <text:p text:style-name="Standard">.dhx_cal_event.event_ARRIVAL div, .dhx_cal_event_line.event_ARRIVAL{</text:p>
      <text:p text:style-name="Standard"><text:s text:c="4"/>background-color: #ffff00 !important;</text:p>
      <text:p text:style-name="Standard"><text:s text:c="4"/>color: white !important;</text:p>
      <text:p text:style-name="Standard">}</text:p>
      <text:p text:style-name="Standard">.dhx_cal_event.event_CHECKIN div, .dhx_cal_event_line.event_CHECKIN{</text:p>
      <text:p text:style-name="Standard"><text:s text:c="4"/>background-color: blue !important;</text:p>
      <text:p text:style-name="Standard"><text:s text:c="4"/>color: white !important;</text:p>
      <text:p text:style-name="Standard">}</text:p>
      <text:p text:style-name="Standard">.dhx_cal_event.event_CHECKOUT div, .dhx_cal_event_line.event_CHECKOUT{</text:p>
      <text:p text:style-name="Standard"><text:s text:c="4"/>background-color: purple !important;</text:p>
      <text:p text:style-name="Standard"><text:s text:c="4"/>color: white !important;</text:p>
      <text:p text:style-name="Standard">}</text:p>
      <text:p text:style-name="Standard">.dhx_cal_event.event_DIRTY div, .dhx_cal_event_line.event_DIRTY{</text:p>
      <text:p text:style-name="Standard"><text:s text:c="4"/>background-color: brown !important;</text:p>
      <text:p text:style-name="Standard"><text:s text:c="4"/>color: white !important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$arrayDataProvider=new CArrayDataProvider($lista, array(</text:p>
      <text:p text:style-name="Standard"><text:s text:c="11"/>'id'=&gt;'id',</text:p>
      <text:p text:style-name="Standard"><text:s text:c="11"/>'sort'=&gt;array(</text:p>
      <text:p text:style-name="Standard"><text:s text:c="15"/>'attributes'=&gt;array(</text:p>
      <text:p text:style-name="Standard"><text:s text:c="19"/>//'id', 'datex',</text:p>
      <text:p text:style-name="Standard"><text:s text:c="15"/>),</text:p>
      <text:p text:style-name="Standard"><text:s text:c="15"/>/*'defaultOrder'=&gt;array(</text:p>
      <text:p text:style-name="Standard"><text:s text:c="19"/>'datex'=&gt;CSort::SORT_DESC,</text:p>
      <text:p text:style-name="Standard"><text:s text:c="19"/>'id'=&gt;CSort::SORT_DESC</text:p>
      <text:p text:style-name="Standard"><text:s text:c="15"/>)*/</text:p>
      <text:p text:style-name="Standard"><text:s text:c="11"/>),</text:p>
      <text:p text:style-name="Standard"><text:s text:c="11"/>'pagination'=&gt;array(</text:p>
      <text:p text:style-name="Standard"><text:s text:c="15"/>'pageSize'=&gt;Yii::app()-&gt;params['pagination']</text:p>
      <text:p text:style-name="Standard"><text:s text:c="11"/>),</text:p>
      <text:p text:style-name="Standard"><text:s text:c="8"/>));</text:p>
      <text:p text:style-name="Standard"/>
      <text:p text:style-name="Standard"/>
      <text:p text:style-name="Standard"/>
      <text:p text:style-name="Standard"/>
      <text:p text:style-name="Standard">Yii::app()-&gt;clientScript-&gt;registerScript('search', "</text:p>
      <text:p text:style-name="Standard"/>
      <text:p text:style-name="Standard"><text:s text:c="8"/>$('#menu-close').click(function(){</text:p>
      <text:p text:style-name="Standard"/>
      <text:p text:style-name="Standard"><text:s text:c="12"/>var tasksid=$.fn.yiiGridView.getChecked('tasks-grid','chk').toString();</text:p>
      <text:p text:style-name="Standard"/>
      <text:p text:style-name="Standard"><text:s text:c="12"/>if(tasksid ==''){</text:p>
      <text:p text:style-name="Standard"><text:s text:c="16"/>bootbox.alert('$message');</text:p>
      <text:p text:style-name="Standard"><text:s text:c="12"/>}</text:p>
      <text:p text:style-name="Standard"><text:s text:c="12"/>else{</text:p>
      <text:p text:style-name="Standard"><text:s text:c="20"/>$.ajax({</text:p>
      <text:p text:style-name="Standard"><text:s text:c="24"/>url:'$url',</text:p>
      <text:p text:style-name="Standard"><text:s text:c="24"/>data: { id: tasksid <text:s/>},</text:p>
      <text:p text:style-name="Standard"><text:s text:c="24"/>type: 'POST',</text:p>
      <text:p text:style-name="Standard"><text:s text:c="24"/>beforeSend: function() { $('#tasks-grid-inner').addClass('loading'); }</text:p>
      <text:p text:style-name="Standard"><text:s text:c="20"/>})</text:p>
      <text:p text:style-name="Standard"/>
      <text:p text:style-name="Standard"><text:s text:c="20"/>.done(function(data) { $.fn.yiiGridView.update('tasks-grid'); })</text:p>
      <text:p text:style-name="Standard"><text:s text:c="20"/>.fail(function() {<text:s/>bootbox.alert('Error'); <text:s/>})</text:p>
      <text:p text:style-name="Standard"><text:s text:c="20"/>.always(function() { $('#tasks-grid-inner').removeClass('loading'); });</text:p>
      <text:p text:style-name="Standard"><text:s text:c="12"/>}</text:p>
      <text:p text:style-name="Standard"/>
      <text:p text:style-name="Standard"/>
      <text:p text:style-name="Standard"><text:s text:c="8"/>});</text:p>
      <text:p text:style-name="Standard"/>
      <text:p text:style-name="Standard"><text:s text:c="4"/>"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f(Yii::app()-&gt;request-&gt;isPostRequest){</text:p>
      <text:p text:style-name="Standard"/>
      <text:p text:style-name="Standard"><text:s text:c="12"/>if(!empty($_POST['TaskComments'])){</text:p>
      <text:p text:style-name="Standard"/>
      <text:p text:style-name="Standard"><text:s text:c="3"/><text:s text:c="13"/>$comment=new TaskComments;</text:p>
      <text:p text:style-name="Standard"><text:s text:c="16"/>$comment-&gt;comment=$_POST['TaskComments']['comment'];</text:p>
      <text:p text:style-name="Standard"><text:s text:c="16"/>$comment-&gt;task_id=$taskId;</text:p>
      <text:p text:style-name="Standard"><text:s text:c="16"/>$comment-&gt;user_id=Yii::app()-&gt;user-&gt;id;</text:p>
      <text:p text:style-name="Standard"><text:s text:c="16"/>$comment-&gt;save();</text:p>
      <text:p text:style-name="Standard"/>
      <text:p text:style-name="Standard"><text:s text:c="13"/><text:s text:c="3"/>if($comment) $res=array('ok'=&gt;true);</text:p>
      <text:p text:style-name="Standard"><text:s text:c="12"/><text:span text:style-name="T819">}</text:span></text:p>
      <text:p text:style-name="P820"/>
      <text:p text:style-name="P821"><text:s text:c="12"/>echo CJSON::encode($res);</text:p>
      <text:p text:style-name="P822"><text:s text:c="12"/>Yii::app()-&gt;end();</text:p>
      <text:p text:style-name="Standard"><text:span text:style-name="T823"><text:s text:c="8"/></text:span>}</text:p>
      <text:p text:style-name="Standard"/>
      <text:p text:style-name="Standard"/>
      <text:p text:style-name="Standard"/>
      <text:p text:style-name="Standard">Yii::import('bootstrap.widgets.TbForm');</text:p>
      <text:p text:style-name="Standard"><text:s text:c="8"/>$comment=new TaskComments;</text:p>
      <text:p text:style-name="Standard"><text:s text:c="8"/>$res=array('ok'=&gt;false);</text:p>
      <text:p text:style-name="Standard"><text:s text:c="8"/>$taskId=(int)$id;</text:p>
      <text:p text:style-name="Standard"/>
      <text:p text:style-name="Standard"><text:s text:c="8"/>$newcomment = TbForm::createForm($comment-&gt;getForm($taskId),$comment,</text:p>
      <text:p text:style-name="Standard"><text:s text:c="12"/>array('htmlOptions'=&gt;array('class'=&gt;'well'),</text:p>
      <text:p text:style-name="Standard"><text:s text:c="16"/>'type'=&gt;'vertical',</text:p>
      <text:p text:style-name="Standard"><text:s text:c="12"/>)</text:p>
      <text:p text:style-name="Standard"><text:s text:c="8"/>);</text:p>
      <text:p text:style-name="Standard"/>
      <text:p text:style-name="Standard"><text:s text:c="8"/>Yii::app()-&gt;clientScript-&gt;scriptMap['jquery.js'] = false;</text:p>
      <text:p text:style-name="Standard"><text:s text:c="8"/>$ventana=$this-&gt;renderPartial('_ajaxContent', array('comment'=&gt;$newcomment),false,true);</text:p>
      <text:p text:style-name="Standard"><text:s text:c="8"/>$res=array('ok'=&gt;true,'window'=&gt;$ventana);</text:p>
      <text:p text:style-name="Standard"/>
      <text:p text:style-name="Standard"><text:s text:c="8"/><text:span text:style-name="T824">echo CJSON::encode($res);</text:span></text:p>
      <text:p text:style-name="P825"><text:s text:c="8"/>Yii::app()-&gt;end();</text:p>
      <text:p text:style-name="P826"/>
      <text:p text:style-name="P827"/>
      <text:p text:style-name="P828"/>
      <text:p text:style-name="P829"/>
      <text:p text:style-name="P830"/>
      <text:p text:style-name="P831"/>
      <text:p text:style-name="P832"/>
      <text:p text:style-name="P833"/>
      <text:p text:style-name="P834"/>
      <text:p text:style-name="P835"/>
      <text:p text:style-name="P836"/>
      <text:p text:style-name="P837"/>
      <text:p text:style-name="Standard">public<text:s/>function actionComment($id){</text:p>
      <text:p text:style-name="Standard"/>
      <text:p text:style-name="Standard"><text:s text:c="8"/>Yii::import('bootstrap.widgets.TbForm');</text:p>
      <text:p text:style-name="Standard"><text:s text:c="8"/>$comment=new TaskComments;</text:p>
      <text:p text:style-name="Standard"><text:s text:c="8"/>$taskId=(int)$id;</text:p>
      <text:p text:style-name="Standard"/>
      <text:p text:style-name="Standard"><text:s text:c="8"/>$newcomment = TbForm::createForm($comment-&gt;getForm($taskId),$comment,</text:p>
      <text:p text:style-name="Standard"><text:s text:c="12"/>array('htmlOptions'=&gt;array('class'=&gt;'well'),</text:p>
      <text:p text:style-name="Standard"><text:s text:c="16"/>'type'=&gt;'vertical',</text:p>
      <text:p text:style-name="Standard"><text:s text:c="12"/>)</text:p>
      <text:p text:style-name="Standard"><text:s text:c="8"/>);</text:p>
      <text:p text:style-name="Standard"/>
      <text:p text:style-name="Standard"><text:s text:c="8"/>if(isset($_POST['TaskComments']))</text:p>
      <text:p text:style-name="Standard"><text:s text:c="8"/>{</text:p>
      <text:p text:style-name="Standard"><text:s text:c="12"/>$comment-&gt;attributes=$_POST['TaskComments'];</text:p>
      <text:p text:style-name="Standard"><text:s text:c="12"/>$comment-&gt;task_id=$taskId;</text:p>
      <text:p text:style-name="Standard"><text:s text:c="12"/>$comment-&gt;user_id=Yii::app()-&gt;user-&gt;id;</text:p>
      <text:p text:style-name="Standard"><text:s text:c="12"/>$comment-&gt;timestampt=date('Y-m-d H:i');</text:p>
      <text:p text:style-name="Standard"/>
      <text:p text:style-name="Standard"><text:s text:c="12"/>if($comment-&gt;save()){</text:p>
      <text:p text:style-name="Standard"><text:s text:c="16"/>Yii::app()-&gt;user-&gt;setFlash('success','Success');</text:p>
      <text:p text:style-name="Standard"><text:s text:c="16"/>$this-&gt;redirect(array('index'));</text:p>
      <text:p text:style-name="Standard"><text:s text:c="12"/>}</text:p>
      <text:p text:style-name="Standard"/>
      <text:p text:style-name="Standard"><text:s text:c="8"/>}</text:p>
      <text:p text:style-name="Standard"/>
      <text:p text:style-name="Standard"><text:s text:c="8"/>$this-&gt;render('_ajaxContent',array(</text:p>
      <text:p text:style-name="Standard"><text:s text:c="12"/>'comment'=&gt;$newcomment,</text:p>
      <text:p text:style-name="Standard"><text:s text:c="8"/>));</text:p>
      <text:p text:style-name="Standard"/>
      <text:p text:style-name="Standard"><text:s text:c="4"/>}</text:p>
      <text:p text:style-name="Standard"/>
      <text:p text:style-name="Standard"/>
      <text:p text:style-name="Standard"/>
      <text:p text:style-name="Standard">'comment'=&gt;array(</text:p>
      <text:p text:style-name="Standard"><text:s text:c="28"/>'label'=&gt;Yii::t('mx','Comment'),</text:p>
      <text:p text:style-name="Standard"><text:s text:c="28"/>'icon'=&gt;'icon-comment',</text:p>
      <text:p text:style-name="Standard"><text:s text:c="22"/><text:s text:c="6"/>'url'=&gt;'Yii::app()-&gt;createUrl("tasks/comment", array("id"=&gt;$data-&gt;id))',</text:p>
      <text:p text:style-name="Standard"><text:s text:c="27"/>/* 'options'=&gt;array(</text:p>
      <text:p text:style-name="Standard"><text:s text:c="32"/>'class'=&gt;'btn btn-small',</text:p>
      <text:p text:style-name="Standard"><text:s text:c="32"/>'ajax'=&gt;array(</text:p>
      <text:p text:style-name="Standard"><text:s text:c="24"/><text:s text:c="12"/>'type'=&gt;'POST',</text:p>
      <text:p text:style-name="Standard"><text:s text:c="36"/>//'dataType'=&gt;'json',</text:p>
      <text:p text:style-name="Standard"><text:s text:c="36"/>'url'=&gt;"js:$(this).attr('href')",</text:p>
      <text:p text:style-name="Standard"><text:s text:c="36"/>'success'=&gt;'function(data) {</text:p>
      <text:p text:style-name="Standard"><text:s text:c="35"/><text:s text:c="5"/>$("#modal-comment .modal-body p").html(data.window);</text:p>
      <text:p text:style-name="Standard"><text:s text:c="41"/>$("#modal-comment").modal();</text:p>
      <text:p text:style-name="Standard"><text:s text:c="36"/>}'</text:p>
      <text:p text:style-name="Standard"><text:s text:c="32"/>),</text:p>
      <text:p text:style-name="Standard"/>
      <text:p text:style-name="Standard"><text:s text:c="32"/>'data-toggle' =&gt; 'modal',</text:p>
      <text:p text:style-name="Standard"><text:s text:c="32"/>'data-target' =&gt;<text:s/>'#modal-comment',</text:p>
      <text:p text:style-name="Standard"><text:s text:c="28"/>)*/</text:p>
      <text:p text:style-name="Standard"><text:s text:c="24"/>),</text:p>
      <text:p text:style-name="Standard"/>
      <text:p text:style-name="Standard"/>
      <text:p text:style-name="Standard">&lt;?php $this-&gt;widget('bootstrap.widgets.TbListView', array(</text:p>
      <text:p text:style-name="Standard"><text:s text:c="16"/>'id'=&gt;'list-auth-items',</text:p>
      <text:p text:style-name="Standard"><text:s text:c="16"/>'dataProvider'=&gt;$comments,</text:p>
      <text:p text:style-name="Standard"><text:s text:c="16"/>'itemView'=&gt;'_view',</text:p>
      <text:p text:style-name="Standard"><text:s text:c="16"/>'itemsTagName'=&gt;'ul',</text:p>
      <text:p text:style-name="Standard"><text:s text:c="16"/>'htmlOptions'=&gt;array(</text:p>
      <text:p text:style-name="Standard"><text:s text:c="20"/>'class'=&gt;'search-results'</text:p>
      <text:p text:style-name="Standard"><text:s text:c="16"/>)</text:p>
      <text:p text:style-name="Standard"><text:s text:c="12"/>));</text:p>
      <text:p text:style-name="Standard"/>
      <text:p text:style-name="Standard"><text:s text:c="4"/>?&gt;</text:p>
      <text:p text:style-name="Standard"/>
      <text:p text:style-name="Standard"/>
      <text:p text:style-name="Standard">&lt;li&gt;</text:p>
      <text:p text:style-name="Standard"><text:s text:c="4"/>&lt;section class="date"&gt;</text:p>
      <text:p text:style-name="Standard"><text:s text:c="8"/>&lt;span class="day"&gt;&lt;?php echo<text:s/>date('d',strtotime($data-&gt;timestampt)); ?&gt;&lt;/span&gt;</text:p>
      <text:p text:style-name="Standard"><text:s text:c="8"/>&lt;span class="month"&gt;&lt;?php echo date('M',strtotime($data-&gt;timestampt)); ?&gt;&lt;/span&gt;</text:p>
      <text:p text:style-name="Standard"><text:s text:c="4"/>&lt;/section&gt;</text:p>
      <text:p text:style-name="Standard"><text:s text:c="4"/>&lt;div class="search-info"&gt;</text:p>
      <text:p text:style-name="Standard"><text:s text:c="8"/>&lt;a href="#"&gt;&lt;?php echo CHtml::encode($data-&gt;user-&gt;username); ?&gt;&lt;/a&gt;</text:p>
      <text:p text:style-name="Standard"><text:s text:c="8"/>&lt;p class="url"&gt;&lt;?php echo CHtml::encode($data-&gt;timestampt); ?&gt;&lt;/p&gt;</text:p>
      <text:p text:style-name="Standard"><text:s text:c="8"/>&lt;p&gt;&lt;?php echo CHtml::encode($data-&gt;comment); ?&gt;&lt;/p&gt;</text:p>
      <text:p text:style-name="Standard"><text:s text:c="4"/>&lt;/div&gt;</text:p>
      <text:p text:style-name="Standard">&lt;/li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/Yii::app()-&gt;getClientScript()-&gt;registerScriptFile(Yii::app()-&gt;theme-&gt;baseUrl.'/js/timer.js');</text:p>
      <text:p text:style-name="Standard"/>
      <text:p text:style-name="Standard">Yii::app()-&gt;clientScript-&gt;registerScript('task2', "</text:p>
      <text:p text:style-name="Standard"/>
      <text:p text:style-name="Standard"><text:s text:c="8"/>var minutos=1*60</text:p>
      <text:p text:style-name="Standard"><text:s text:c="8"/>var repeat=minutos*1000;</text:p>
      <text:p text:style-name="Standard"><text:s text:c="8"/>var Notification = window.Notification || window.mozNotification || window.webkitNotification;</text:p>
      <text:p text:style-name="Standard"/>
      <text:p text:style-name="Standard"><text:s text:c="8"/>Notification.requestPermission(function (permission) {});</text:p>
      <text:p text:style-name="Standard"/>
      <text:p text:style-name="Standard"><text:s text:c="8"/>function show(task) {</text:p>
      <text:p text:style-name="Standard"><text:s text:c="12"/>var instance = new Notification(</text:p>
      <text:p text:style-name="Standard"><text:s text:c="16"/>'Tareas', {</text:p>
      <text:p text:style-name="Standard"><text:s text:c="20"/>body: 'Tareas Pendientes: '+task</text:p>
      <text:p text:style-name="Standard"><text:s text:c="16"/>}</text:p>
      <text:p text:style-name="Standard"><text:s text:c="12"/>);</text:p>
      <text:p text:style-name="Standard"/>
      <text:p text:style-name="Standard"><text:s text:c="12"/>instance.onclick = function () {};</text:p>
      <text:p text:style-name="Standard"><text:s text:c="12"/>instance.onerror = function () {};</text:p>
      <text:p text:style-name="Standard"><text:s text:c="12"/>instance.onshow = function () {};</text:p>
      <text:p text:style-name="Standard"><text:s text:c="12"/>instance.onclose = function () {};</text:p>
      <text:p text:style-name="Standard"/>
      <text:p text:style-name="Standard"><text:s text:c="12"/>return false;</text:p>
      <text:p text:style-name="Standard"/>
      <text:p text:style-name="Standard"><text:tab/><text:s text:c="4"/>}</text:p>
      <text:p text:style-name="Standard"/>
      <text:p text:style-name="Standard"><text:s text:c="8"/>$.timer(repeat, function(){</text:p>
      <text:p text:style-name="Standard"><text:s text:c="12"/>$.ajax({</text:p>
      <text:p text:style-name="Standard"><text:s text:c="20"/>url: '".CController::createUrl('/tasks/tracingExpiration')."',</text:p>
      <text:p text:style-name="Standard"><text:s text:c="20"/>data: { userId: '".$userId."' <text:s/>},</text:p>
      <text:p text:style-name="Standard"><text:s text:c="20"/>type: 'POST',</text:p>
      <text:p text:style-name="Standard"><text:s text:c="20"/>dataType: 'json',</text:p>
      <text:p text:style-name="Standard"><text:s text:c="20"/>beforeSend: function() {}</text:p>
      <text:p text:style-name="Standard"><text:s text:c="12"/>})</text:p>
      <text:p text:style-name="Standard"/>
      <text:p text:style-name="Standard"><text:s text:c="12"/>.done(function(data) {</text:p>
      <text:p text:style-name="Standard"><text:s text:c="16"/>if(data.ok==true){</text:p>
      <text:p text:style-name="Standard"/>
      <text:p text:style-name="Standard"><text:s text:c="20"/>if(data.tasks!=0){</text:p>
      <text:p text:style-name="Standard"><text:s text:c="24"/>show(data.tasks);</text:p>
      <text:p text:style-name="Standard"><text:s text:c="20"/>}</text:p>
      <text:p text:style-name="Standard"/>
      <text:p text:style-name="Standard"/>
      <text:p text:style-name="Standard"><text:s text:c="20"/>/*$('.top-right').notify({</text:p>
      <text:p text:style-name="Standard"><text:s text:c="24"/>message: { html: true, text: data.task },</text:p>
      <text:p text:style-name="Standard"><text:s text:c="24"/>fadeOut: { enabled: true, delay: 10000 },</text:p>
      <text:p text:style-name="Standard"><text:s text:c="24"/>type: 'blackgloss'</text:p>
      <text:p text:style-name="Standard"><text:s text:c="20"/>}).show();*/</text:p>
      <text:p text:style-name="Standard"/>
      <text:p text:style-name="Standard"><text:s text:c="16"/>}</text:p>
      <text:p text:style-name="Standard"><text:s text:c="12"/>})</text:p>
      <text:p text:style-name="Standard"><text:s text:c="12"/>.fail(function(data) { bootbox.alert('Error')})</text:p>
      <text:p text:style-name="Standard"><text:s text:c="12"/>.always(function() <text:s text:c="2"/>{});</text:p>
      <text:p text:style-name="Standard"/>
      <text:p text:style-name="Standard"><text:s text:c="8"/>});</text:p>
      <text:p text:style-name="Standard"/>
      <text:p text:style-name="Standard"><text:s text:c="4"/>"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pln" style:display-name="pln" style:family="text" style:parent-style-name="Fuentedepárrafopredeter."/>
    <style:style style:name="pun" style:display-name="pun" style:family="text" style:parent-style-name="Fuentedepárrafopredeter."/>
    <style:style style:name="str" style:display-name="str" style:family="text" style:parent-style-name="Fuentedepárrafopredeter."/>
    <style:style style:name="typ" style:display-name="typ" style:family="text" style:parent-style-name="Fuentedepárrafopredeter."/>
    <style:style style:name="lit" style:display-name="lit" style:family="text" style:parent-style-name="Fuentedepárrafopredeter."/>
    <style:style style:name="kwd" style:display-name="kwd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Chinux Ojeda</meta:initial-creator>
    <dc:creator>cocoaventura</dc:creator>
    <meta:creation-date>2013-10-25T12:18:00Z</meta:creation-date>
    <dc:date>2014-05-12T22:28:00Z</dc:date>
    <meta:template xlink:href="Normal" xlink:type="simple"/>
    <meta:editing-cycles>64</meta:editing-cycles>
    <meta:editing-duration>PT34260S</meta:editing-duration>
    <meta:document-statistic meta:page-count="53" meta:paragraph-count="175" meta:word-count="13548" meta:character-count="87891" meta:row-count="620" meta:non-whitespace-character-count="74518"/>
  </office:meta>
</office:document-meta>
</file>